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ute-TI-info" table:style-name="ta1">
        <table:shapes>
          <draw:frame draw:z-index="0" draw:style-name="gr1" draw:text-style-name="P1" svg:width="6.3004in" svg:height="3.5449in" svg:x="2.4205in" svg:y="1.872in">
            <draw:object draw:notify-on-update-of-ranges="'compute-TI-info'.A2:'compute-TI-info'.A102 'compute-TI-info'.F1:'compute-TI-info'.F1 'compute-TI-info'.F2:'compute-TI-info'.F102 'compute-TI-info'.A2:'compute-TI-info'.A102 'compute-TI-info'.G1:'compute-TI-info'.G1 'compute-TI-info'.G2:'compute-TI-info'.G102 'compute-TI-info'.A3:'compute-TI-info'.A102 'compute-TI-info'.J1:'compute-TI-info'.J1 'compute-TI-info'.J3:'compute-TI-info'.J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04in" svg:height="3.5453in" svg:x="9.5429in" svg:y="1.5476in">
            <draw:object draw:notify-on-update-of-ranges="'compute-TI-info'.A1:'compute-TI-info'.A1 'compute-TI-info'.A2:'compute-TI-info'.A102 'compute-TI-info'.H1:'compute-TI-info'.H1 'compute-TI-info'.H2:'compute-TI-info'.H102 'compute-TI-info'.A1:'compute-TI-info'.A1 'compute-TI-info'.A2:'compute-TI-info'.A102 'compute-TI-info'.I1:'compute-TI-info'.I1 'compute-TI-info'.I2:'compute-TI-info'.I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uB-0.48</text:p>
          </table:table-cell>
          <table:table-cell office:value-type="string" calcext:value-type="string">
            <text:p>uB-0.52</text:p>
          </table:table-cell>
          <table:table-cell office:value-type="string" calcext:value-type="string">
            <text:p>uA-Error </text:p>
          </table:table-cell>
          <table:table-cell office:value-type="string" calcext:value-type="string">
            <text:p>uB-Error </text:p>
          </table:table-cell>
          <table:table-cell office:value-type="string" calcext:value-type="string">
            <text:p>dudlambda</text:p>
          </table:table-cell>
          <table:table-cell office:value-type="string" calcext:value-type="string">
            <text:p>uA-uB-(0.52-0.48) / 0.04 </text:p>
          </table:table-cell>
          <table:table-cell office:value-type="string" calcext:value-type="string">
            <text:p>TI-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7.1430706333654" calcext:value-type="float">
            <text:p>-97.1430706333654</text:p>
          </table:table-cell>
          <table:table-cell office:value-type="float" office:value="-97.4774184396004" calcext:value-type="float">
            <text:p>-97.4774184396004</text:p>
          </table:table-cell>
          <table:table-cell office:value-type="float" office:value="-82.3468356026275" calcext:value-type="float">
            <text:p>-82.3468356026275</text:p>
          </table:table-cell>
          <table:table-cell office:value-type="float" office:value="-83.9356165847178" calcext:value-type="float">
            <text:p>-83.9356165847178</text:p>
          </table:table-cell>
          <table:table-cell table:formula="of:=ABS(100*([.D2]-[.B2])/[.B2])" office:value-type="float" office:value="15.2313849400349" calcext:value-type="float">
            <text:p>15.2313849400349</text:p>
          </table:table-cell>
          <table:table-cell table:formula="of:=ABS(100*([.E2]-[.C2])/[.C2])" office:value-type="float" office:value="13.8922450672752" calcext:value-type="float">
            <text:p>13.8922450672752</text:p>
          </table:table-cell>
          <table:table-cell office:value-type="float" office:value="-8.3586951558754" calcext:value-type="float">
            <text:p>-8.3586951558754</text:p>
          </table:table-cell>
          <table:table-cell table:formula="of:=([.E2]-[.D2])/0.04" office:value-type="float" office:value="-39.7195245522578" calcext:value-type="float">
            <text:p>-39.7195245522578</text:p>
          </table:table-cell>
          <table:table-cell table:formula="of:=100*([.I2]-[.H2])/[.H2]" office:value-type="float" office:value="375.188098280371" calcext:value-type="float">
            <text:p>375.1880982803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98.2095507718366" calcext:value-type="float">
            <text:p>-98.2095507718366</text:p>
          </table:table-cell>
          <table:table-cell office:value-type="float" office:value="-98.6278680054662" calcext:value-type="float">
            <text:p>-98.6278680054662</text:p>
          </table:table-cell>
          <table:table-cell office:value-type="float" office:value="-78.4216483238491" calcext:value-type="float">
            <text:p>-78.4216483238491</text:p>
          </table:table-cell>
          <table:table-cell office:value-type="float" office:value="-79.6245239446956" calcext:value-type="float">
            <text:p>-79.6245239446956</text:p>
          </table:table-cell>
          <table:table-cell table:formula="of:=ABS(100*([.D3]-[.B3])/[.B3])" office:value-type="float" office:value="20.1486538656096" calcext:value-type="float">
            <text:p>20.1486538656096</text:p>
          </table:table-cell>
          <table:table-cell table:formula="of:=ABS(100*([.E3]-[.C3])/[.C3])" office:value-type="float" office:value="19.2677226478396" calcext:value-type="float">
            <text:p>19.2677226478396</text:p>
          </table:table-cell>
          <table:table-cell office:value-type="float" office:value="-10.4579308407395" calcext:value-type="float">
            <text:p>-10.4579308407395</text:p>
          </table:table-cell>
          <table:table-cell table:formula="of:=([.E3]-[.D3])/0.04" office:value-type="float" office:value="-30.0718905211625" calcext:value-type="float">
            <text:p>-30.0718905211625</text:p>
          </table:table-cell>
          <table:table-cell table:formula="of:=100*([.I3]-[.H3])/[.H3]" office:value-type="float" office:value="187.551055549302" calcext:value-type="float">
            <text:p>187.5510555493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98.6084549683793" calcext:value-type="float">
            <text:p>-98.6084549683793</text:p>
          </table:table-cell>
          <table:table-cell office:value-type="float" office:value="-99.0335397374877" calcext:value-type="float">
            <text:p>-99.0335397374877</text:p>
          </table:table-cell>
          <table:table-cell office:value-type="float" office:value="-78.1218932983888" calcext:value-type="float">
            <text:p>-78.1218932983888</text:p>
          </table:table-cell>
          <table:table-cell office:value-type="float" office:value="-79.3584212082747" calcext:value-type="float">
            <text:p>-79.3584212082747</text:p>
          </table:table-cell>
          <table:table-cell table:formula="of:=ABS(100*([.D4]-[.B4])/[.B4])" office:value-type="float" office:value="20.7756643956747" calcext:value-type="float">
            <text:p>20.7756643956747</text:p>
          </table:table-cell>
          <table:table-cell table:formula="of:=ABS(100*([.E4]-[.C4])/[.C4])" office:value-type="float" office:value="19.8671264112811" calcext:value-type="float">
            <text:p>19.8671264112811</text:p>
          </table:table-cell>
          <table:table-cell office:value-type="float" office:value="-10.6271192277092" calcext:value-type="float">
            <text:p>-10.6271192277092</text:p>
          </table:table-cell>
          <table:table-cell table:formula="of:=([.E4]-[.D4])/0.04" office:value-type="float" office:value="-30.9131977471477" calcext:value-type="float">
            <text:p>-30.9131977471477</text:p>
          </table:table-cell>
          <table:table-cell table:formula="of:=100*([.I4]-[.H4])/[.H4]" office:value-type="float" office:value="190.889723590797" calcext:value-type="float">
            <text:p>190.88972359079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98.5978131434605" calcext:value-type="float">
            <text:p>-98.5978131434605</text:p>
          </table:table-cell>
          <table:table-cell office:value-type="float" office:value="-99.0235448179016" calcext:value-type="float">
            <text:p>-99.0235448179016</text:p>
          </table:table-cell>
          <table:table-cell office:value-type="float" office:value="-78.3924486673955" calcext:value-type="float">
            <text:p>-78.3924486673955</text:p>
          </table:table-cell>
          <table:table-cell office:value-type="float" office:value="-79.4979731837965" calcext:value-type="float">
            <text:p>-79.4979731837965</text:p>
          </table:table-cell>
          <table:table-cell table:formula="of:=ABS(100*([.D5]-[.B5])/[.B5])" office:value-type="float" office:value="20.4927105702294" calcext:value-type="float">
            <text:p>20.4927105702294</text:p>
          </table:table-cell>
          <table:table-cell table:formula="of:=ABS(100*([.E5]-[.C5])/[.C5])" office:value-type="float" office:value="19.7181101424025" calcext:value-type="float">
            <text:p>19.7181101424025</text:p>
          </table:table-cell>
          <table:table-cell office:value-type="float" office:value="-10.6432918610274" calcext:value-type="float">
            <text:p>-10.6432918610274</text:p>
          </table:table-cell>
          <table:table-cell table:formula="of:=([.E5]-[.D5])/0.04" office:value-type="float" office:value="-27.6381129100251" calcext:value-type="float">
            <text:p>-27.6381129100251</text:p>
          </table:table-cell>
          <table:table-cell table:formula="of:=100*([.I5]-[.H5])/[.H5]" office:value-type="float" office:value="159.676360198556" calcext:value-type="float">
            <text:p>159.67636019855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98.6564953757504" calcext:value-type="float">
            <text:p>-98.6564953757504</text:p>
          </table:table-cell>
          <table:table-cell office:value-type="float" office:value="-99.0724875124508" calcext:value-type="float">
            <text:p>-99.0724875124508</text:p>
          </table:table-cell>
          <table:table-cell office:value-type="float" office:value="-79.1655037252337" calcext:value-type="float">
            <text:p>-79.1655037252337</text:p>
          </table:table-cell>
          <table:table-cell office:value-type="float" office:value="-80.465375298214" calcext:value-type="float">
            <text:p>-80.465375298214</text:p>
          </table:table-cell>
          <table:table-cell table:formula="of:=ABS(100*([.D6]-[.B6])/[.B6])" office:value-type="float" office:value="19.7564200677126" calcext:value-type="float">
            <text:p>19.7564200677126</text:p>
          </table:table-cell>
          <table:table-cell table:formula="of:=ABS(100*([.E6]-[.C6])/[.C6])" office:value-type="float" office:value="18.7813112211383" calcext:value-type="float">
            <text:p>18.7813112211383</text:p>
          </table:table-cell>
          <table:table-cell office:value-type="float" office:value="-10.3998034175095" calcext:value-type="float">
            <text:p>-10.3998034175095</text:p>
          </table:table-cell>
          <table:table-cell table:formula="of:=([.E6]-[.D6])/0.04" office:value-type="float" office:value="-32.4967893245073" calcext:value-type="float">
            <text:p>-32.4967893245073</text:p>
          </table:table-cell>
          <table:table-cell table:formula="of:=100*([.I6]-[.H6])/[.H6]" office:value-type="float" office:value="212.475034574159" calcext:value-type="float">
            <text:p>212.4750345741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98.6416656419684" calcext:value-type="float">
            <text:p>-98.6416656419684</text:p>
          </table:table-cell>
          <table:table-cell office:value-type="float" office:value="-99.0555979786635" calcext:value-type="float">
            <text:p>-99.0555979786635</text:p>
          </table:table-cell>
          <table:table-cell office:value-type="float" office:value="-78.8065803572973" calcext:value-type="float">
            <text:p>-78.8065803572973</text:p>
          </table:table-cell>
          <table:table-cell office:value-type="float" office:value="-80.098164816998" calcext:value-type="float">
            <text:p>-80.098164816998</text:p>
          </table:table-cell>
          <table:table-cell table:formula="of:=ABS(100*([.D7]-[.B7])/[.B7])" office:value-type="float" office:value="20.1082221752671" calcext:value-type="float">
            <text:p>20.1082221752671</text:p>
          </table:table-cell>
          <table:table-cell table:formula="of:=ABS(100*([.E7]-[.C7])/[.C7])" office:value-type="float" office:value="19.13817446819" calcext:value-type="float">
            <text:p>19.13817446819</text:p>
          </table:table-cell>
          <table:table-cell office:value-type="float" office:value="-10.348308417376" calcext:value-type="float">
            <text:p>-10.348308417376</text:p>
          </table:table-cell>
          <table:table-cell table:formula="of:=([.E7]-[.D7])/0.04" office:value-type="float" office:value="-32.2896114925172" calcext:value-type="float">
            <text:p>-32.2896114925172</text:p>
          </table:table-cell>
          <table:table-cell table:formula="of:=100*([.I7]-[.H7])/[.H7]" office:value-type="float" office:value="212.027919831798" calcext:value-type="float">
            <text:p>212.02791983179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98.6568392700827" calcext:value-type="float">
            <text:p>-98.6568392700827</text:p>
          </table:table-cell>
          <table:table-cell office:value-type="float" office:value="-99.0731446841216" calcext:value-type="float">
            <text:p>-99.0731446841216</text:p>
          </table:table-cell>
          <table:table-cell office:value-type="float" office:value="-78.4271705941997" calcext:value-type="float">
            <text:p>-78.4271705941997</text:p>
          </table:table-cell>
          <table:table-cell office:value-type="float" office:value="-79.7815127050844" calcext:value-type="float">
            <text:p>-79.7815127050844</text:p>
          </table:table-cell>
          <table:table-cell table:formula="of:=ABS(100*([.D8]-[.B8])/[.B8])" office:value-type="float" office:value="20.5050849242213" calcext:value-type="float">
            <text:p>20.5050849242213</text:p>
          </table:table-cell>
          <table:table-cell table:formula="of:=ABS(100*([.E8]-[.C8])/[.C8])" office:value-type="float" office:value="19.4721102681715" calcext:value-type="float">
            <text:p>19.4721102681715</text:p>
          </table:table-cell>
          <table:table-cell office:value-type="float" office:value="-10.4076353509722" calcext:value-type="float">
            <text:p>-10.4076353509722</text:p>
          </table:table-cell>
          <table:table-cell table:formula="of:=([.E8]-[.D8])/0.04" office:value-type="float" office:value="-33.8585527721175" calcext:value-type="float">
            <text:p>-33.8585527721175</text:p>
          </table:table-cell>
          <table:table-cell table:formula="of:=100*([.I8]-[.H8])/[.H8]" office:value-type="float" office:value="225.324164714848" calcext:value-type="float">
            <text:p>225.32416471484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98.7225605697873" calcext:value-type="float">
            <text:p>-98.7225605697873</text:p>
          </table:table-cell>
          <table:table-cell office:value-type="float" office:value="-99.1375690133809" calcext:value-type="float">
            <text:p>-99.1375690133809</text:p>
          </table:table-cell>
          <table:table-cell office:value-type="float" office:value="-78.8854683908909" calcext:value-type="float">
            <text:p>-78.8854683908909</text:p>
          </table:table-cell>
          <table:table-cell office:value-type="float" office:value="-80.259771055422" calcext:value-type="float">
            <text:p>-80.259771055422</text:p>
          </table:table-cell>
          <table:table-cell table:formula="of:=ABS(100*([.D9]-[.B9])/[.B9])" office:value-type="float" office:value="20.0937780223736" calcext:value-type="float">
            <text:p>20.0937780223736</text:p>
          </table:table-cell>
          <table:table-cell table:formula="of:=ABS(100*([.E9]-[.C9])/[.C9])" office:value-type="float" office:value="19.0420222583942" calcext:value-type="float">
            <text:p>19.0420222583942</text:p>
          </table:table-cell>
          <table:table-cell office:value-type="float" office:value="-10.3752110898395" calcext:value-type="float">
            <text:p>-10.3752110898395</text:p>
          </table:table-cell>
          <table:table-cell table:formula="of:=([.E9]-[.D9])/0.04" office:value-type="float" office:value="-34.3575666132772" calcext:value-type="float">
            <text:p>-34.3575666132772</text:p>
          </table:table-cell>
          <table:table-cell table:formula="of:=100*([.I9]-[.H9])/[.H9]" office:value-type="float" office:value="231.150530970148" calcext:value-type="float">
            <text:p>231.15053097014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-98.7342665999533" calcext:value-type="float">
            <text:p>-98.7342665999533</text:p>
          </table:table-cell>
          <table:table-cell office:value-type="float" office:value="-99.1541141738411" calcext:value-type="float">
            <text:p>-99.1541141738411</text:p>
          </table:table-cell>
          <table:table-cell office:value-type="float" office:value="-78.7117409086433" calcext:value-type="float">
            <text:p>-78.7117409086433</text:p>
          </table:table-cell>
          <table:table-cell office:value-type="float" office:value="-80.0274489553209" calcext:value-type="float">
            <text:p>-80.0274489553209</text:p>
          </table:table-cell>
          <table:table-cell table:formula="of:=ABS(100*([.D10]-[.B10])/[.B10])" office:value-type="float" office:value="20.2792063797225" calcext:value-type="float">
            <text:p>20.2792063797225</text:p>
          </table:table-cell>
          <table:table-cell table:formula="of:=ABS(100*([.E10]-[.C10])/[.C10])" office:value-type="float" office:value="19.2898352003695" calcext:value-type="float">
            <text:p>19.2898352003695</text:p>
          </table:table-cell>
          <table:table-cell office:value-type="float" office:value="-10.4961893471959" calcext:value-type="float">
            <text:p>-10.4961893471959</text:p>
          </table:table-cell>
          <table:table-cell table:formula="of:=([.E10]-[.D10])/0.04" office:value-type="float" office:value="-32.89270116694" calcext:value-type="float">
            <text:p>-32.89270116694</text:p>
          </table:table-cell>
          <table:table-cell table:formula="of:=100*([.I10]-[.H10])/[.H10]" office:value-type="float" office:value="213.377551403714" calcext:value-type="float">
            <text:p>213.37755140371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-98.7881469351302" calcext:value-type="float">
            <text:p>-98.7881469351302</text:p>
          </table:table-cell>
          <table:table-cell office:value-type="float" office:value="-99.2043294204484" calcext:value-type="float">
            <text:p>-99.2043294204484</text:p>
          </table:table-cell>
          <table:table-cell office:value-type="float" office:value="-78.6724587252914" calcext:value-type="float">
            <text:p>-78.6724587252914</text:p>
          </table:table-cell>
          <table:table-cell office:value-type="float" office:value="-79.9192224629766" calcext:value-type="float">
            <text:p>-79.9192224629766</text:p>
          </table:table-cell>
          <table:table-cell table:formula="of:=ABS(100*([.D11]-[.B11])/[.B11])" office:value-type="float" office:value="20.3624511987738" calcext:value-type="float">
            <text:p>20.3624511987738</text:p>
          </table:table-cell>
          <table:table-cell table:formula="of:=ABS(100*([.E11]-[.C11])/[.C11])" office:value-type="float" office:value="19.4397835962759" calcext:value-type="float">
            <text:p>19.4397835962759</text:p>
          </table:table-cell>
          <table:table-cell office:value-type="float" office:value="-10.4045621329551" calcext:value-type="float">
            <text:p>-10.4045621329551</text:p>
          </table:table-cell>
          <table:table-cell table:formula="of:=([.E11]-[.D11])/0.04" office:value-type="float" office:value="-31.16909344213" calcext:value-type="float">
            <text:p>-31.16909344213</text:p>
          </table:table-cell>
          <table:table-cell table:formula="of:=100*([.I11]-[.H11])/[.H11]" office:value-type="float" office:value="199.571409578169" calcext:value-type="float">
            <text:p>199.5714095781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98.7638421439127" calcext:value-type="float">
            <text:p>-98.7638421439127</text:p>
          </table:table-cell>
          <table:table-cell office:value-type="float" office:value="-99.1832722095939" calcext:value-type="float">
            <text:p>-99.1832722095939</text:p>
          </table:table-cell>
          <table:table-cell office:value-type="float" office:value="-77.9794177813432" calcext:value-type="float">
            <text:p>-77.9794177813432</text:p>
          </table:table-cell>
          <table:table-cell office:value-type="float" office:value="-79.1253387811987" calcext:value-type="float">
            <text:p>-79.1253387811987</text:p>
          </table:table-cell>
          <table:table-cell table:formula="of:=ABS(100*([.D12]-[.B12])/[.B12])" office:value-type="float" office:value="21.0445684487281" calcext:value-type="float">
            <text:p>21.0445684487281</text:p>
          </table:table-cell>
          <table:table-cell table:formula="of:=ABS(100*([.E12]-[.C12])/[.C12])" office:value-type="float" office:value="20.2231011152857" calcext:value-type="float">
            <text:p>20.2231011152857</text:p>
          </table:table-cell>
          <table:table-cell office:value-type="float" office:value="-10.4857516420314" calcext:value-type="float">
            <text:p>-10.4857516420314</text:p>
          </table:table-cell>
          <table:table-cell table:formula="of:=([.E12]-[.D12])/0.04" office:value-type="float" office:value="-28.6480249963876" calcext:value-type="float">
            <text:p>-28.6480249963876</text:p>
          </table:table-cell>
          <table:table-cell table:formula="of:=100*([.I12]-[.H12])/[.H12]" office:value-type="float" office:value="173.209074317134" calcext:value-type="float">
            <text:p>173.20907431713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98.7881597227537" calcext:value-type="float">
            <text:p>-98.7881597227537</text:p>
          </table:table-cell>
          <table:table-cell office:value-type="float" office:value="-99.2040551354072" calcext:value-type="float">
            <text:p>-99.2040551354072</text:p>
          </table:table-cell>
          <table:table-cell office:value-type="float" office:value="-78.3701216318881" calcext:value-type="float">
            <text:p>-78.3701216318881</text:p>
          </table:table-cell>
          <table:table-cell office:value-type="float" office:value="-79.6197569610017" calcext:value-type="float">
            <text:p>-79.6197569610017</text:p>
          </table:table-cell>
          <table:table-cell table:formula="of:=ABS(100*([.D13]-[.B13])/[.B13])" office:value-type="float" office:value="20.6685073881002" calcext:value-type="float">
            <text:p>20.6685073881002</text:p>
          </table:table-cell>
          <table:table-cell table:formula="of:=ABS(100*([.E13]-[.C13])/[.C13])" office:value-type="float" office:value="19.7414290652476" calcext:value-type="float">
            <text:p>19.7414290652476</text:p>
          </table:table-cell>
          <table:table-cell office:value-type="float" office:value="-10.3973853163371" calcext:value-type="float">
            <text:p>-10.3973853163371</text:p>
          </table:table-cell>
          <table:table-cell table:formula="of:=([.E13]-[.D13])/0.04" office:value-type="float" office:value="-31.24088322784" calcext:value-type="float">
            <text:p>-31.24088322784</text:p>
          </table:table-cell>
          <table:table-cell table:formula="of:=100*([.I13]-[.H13])/[.H13]" office:value-type="float" office:value="200.468649351219" calcext:value-type="float">
            <text:p>200.46864935121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-98.8040595506259" calcext:value-type="float">
            <text:p>-98.8040595506259</text:p>
          </table:table-cell>
          <table:table-cell office:value-type="float" office:value="-99.2234424944378" calcext:value-type="float">
            <text:p>-99.2234424944378</text:p>
          </table:table-cell>
          <table:table-cell office:value-type="float" office:value="-78.7954714099021" calcext:value-type="float">
            <text:p>-78.7954714099021</text:p>
          </table:table-cell>
          <table:table-cell office:value-type="float" office:value="-80.0927191528333" calcext:value-type="float">
            <text:p>-80.0927191528333</text:p>
          </table:table-cell>
          <table:table-cell table:formula="of:=ABS(100*([.D14]-[.B14])/[.B14])" office:value-type="float" office:value="20.2507753545001" calcext:value-type="float">
            <text:p>20.2507753545001</text:p>
          </table:table-cell>
          <table:table-cell table:formula="of:=ABS(100*([.E14]-[.C14])/[.C14])" office:value-type="float" office:value="19.2804471006707" calcext:value-type="float">
            <text:p>19.2804471006707</text:p>
          </table:table-cell>
          <table:table-cell office:value-type="float" office:value="-10.4845735952985" calcext:value-type="float">
            <text:p>-10.4845735952985</text:p>
          </table:table-cell>
          <table:table-cell table:formula="of:=([.E14]-[.D14])/0.04" office:value-type="float" office:value="-32.4311935732798" calcext:value-type="float">
            <text:p>-32.4311935732798</text:p>
          </table:table-cell>
          <table:table-cell table:formula="of:=100*([.I14]-[.H14])/[.H14]" office:value-type="float" office:value="209.322961763773" calcext:value-type="float">
            <text:p>209.32296176377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-98.8237840243873" calcext:value-type="float">
            <text:p>-98.8237840243873</text:p>
          </table:table-cell>
          <table:table-cell office:value-type="float" office:value="-99.2430832641539" calcext:value-type="float">
            <text:p>-99.2430832641539</text:p>
          </table:table-cell>
          <table:table-cell office:value-type="float" office:value="-78.391540085742" calcext:value-type="float">
            <text:p>-78.391540085742</text:p>
          </table:table-cell>
          <table:table-cell office:value-type="float" office:value="-79.6140387084564" calcext:value-type="float">
            <text:p>-79.6140387084564</text:p>
          </table:table-cell>
          <table:table-cell table:formula="of:=ABS(100*([.D15]-[.B15])/[.B15])" office:value-type="float" office:value="20.6754316689625" calcext:value-type="float">
            <text:p>20.6754316689625</text:p>
          </table:table-cell>
          <table:table-cell table:formula="of:=ABS(100*([.E15]-[.C15])/[.C15])" office:value-type="float" office:value="19.7787532491823" calcext:value-type="float">
            <text:p>19.7787532491823</text:p>
          </table:table-cell>
          <table:table-cell office:value-type="float" office:value="-10.4824809941647" calcext:value-type="float">
            <text:p>-10.4824809941647</text:p>
          </table:table-cell>
          <table:table-cell table:formula="of:=([.E15]-[.D15])/0.04" office:value-type="float" office:value="-30.5624655678603" calcext:value-type="float">
            <text:p>-30.5624655678603</text:p>
          </table:table-cell>
          <table:table-cell table:formula="of:=100*([.I15]-[.H15])/[.H15]" office:value-type="float" office:value="191.557557651414" calcext:value-type="float">
            <text:p>191.55755765141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-98.8278547809006" calcext:value-type="float">
            <text:p>-98.8278547809006</text:p>
          </table:table-cell>
          <table:table-cell office:value-type="float" office:value="-99.2455623221114" calcext:value-type="float">
            <text:p>-99.2455623221114</text:p>
          </table:table-cell>
          <table:table-cell office:value-type="float" office:value="-78.2206928887917" calcext:value-type="float">
            <text:p>-78.2206928887917</text:p>
          </table:table-cell>
          <table:table-cell office:value-type="float" office:value="-79.3919881026653" calcext:value-type="float">
            <text:p>-79.3919881026653</text:p>
          </table:table-cell>
          <table:table-cell table:formula="of:=ABS(100*([.D16]-[.B16])/[.B16])" office:value-type="float" office:value="20.8515726034877" calcext:value-type="float">
            <text:p>20.8515726034877</text:p>
          </table:table-cell>
          <table:table-cell table:formula="of:=ABS(100*([.E16]-[.C16])/[.C16])" office:value-type="float" office:value="20.0044956720678" calcext:value-type="float">
            <text:p>20.0044956720678</text:p>
          </table:table-cell>
          <table:table-cell office:value-type="float" office:value="-10.4426885302708" calcext:value-type="float">
            <text:p>-10.4426885302708</text:p>
          </table:table-cell>
          <table:table-cell table:formula="of:=([.E16]-[.D16])/0.04" office:value-type="float" office:value="-29.2823803468398" calcext:value-type="float">
            <text:p>-29.2823803468398</text:p>
          </table:table-cell>
          <table:table-cell table:formula="of:=100*([.I16]-[.H16])/[.H16]" office:value-type="float" office:value="180.410358519813" calcext:value-type="float">
            <text:p>180.41035851981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98.8544805877679" calcext:value-type="float">
            <text:p>-98.8544805877679</text:p>
          </table:table-cell>
          <table:table-cell office:value-type="float" office:value="-99.271894859004" calcext:value-type="float">
            <text:p>-99.271894859004</text:p>
          </table:table-cell>
          <table:table-cell office:value-type="float" office:value="-78.8004264306236" calcext:value-type="float">
            <text:p>-78.8004264306236</text:p>
          </table:table-cell>
          <table:table-cell office:value-type="float" office:value="-80.0352928182112" calcext:value-type="float">
            <text:p>-80.0352928182112</text:p>
          </table:table-cell>
          <table:table-cell table:formula="of:=ABS(100*([.D17]-[.B17])/[.B17])" office:value-type="float" office:value="20.2864392568826" calcext:value-type="float">
            <text:p>20.2864392568826</text:p>
          </table:table-cell>
          <table:table-cell table:formula="of:=ABS(100*([.E17]-[.C17])/[.C17])" office:value-type="float" office:value="19.3776920125425" calcext:value-type="float">
            <text:p>19.3776920125425</text:p>
          </table:table-cell>
          <table:table-cell office:value-type="float" office:value="-10.4353567809039" calcext:value-type="float">
            <text:p>-10.4353567809039</text:p>
          </table:table-cell>
          <table:table-cell table:formula="of:=([.E17]-[.D17])/0.04" office:value-type="float" office:value="-30.87165968969" calcext:value-type="float">
            <text:p>-30.87165968969</text:p>
          </table:table-cell>
          <table:table-cell table:formula="of:=100*([.I17]-[.H17])/[.H17]" office:value-type="float" office:value="195.837126969951" calcext:value-type="float">
            <text:p>195.83712696995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-98.8379706807884" calcext:value-type="float">
            <text:p>-98.8379706807884</text:p>
          </table:table-cell>
          <table:table-cell office:value-type="float" office:value="-99.2557730033815" calcext:value-type="float">
            <text:p>-99.2557730033815</text:p>
          </table:table-cell>
          <table:table-cell office:value-type="float" office:value="-78.9339414553579" calcext:value-type="float">
            <text:p>-78.9339414553579</text:p>
          </table:table-cell>
          <table:table-cell office:value-type="float" office:value="-80.1778894064649" calcext:value-type="float">
            <text:p>-80.1778894064649</text:p>
          </table:table-cell>
          <table:table-cell table:formula="of:=ABS(100*([.D18]-[.B18])/[.B18])" office:value-type="float" office:value="20.1380391446051" calcext:value-type="float">
            <text:p>20.1380391446051</text:p>
          </table:table-cell>
          <table:table-cell table:formula="of:=ABS(100*([.E18]-[.C18])/[.C18])" office:value-type="float" office:value="19.2209309540783" calcext:value-type="float">
            <text:p>19.2209309540783</text:p>
          </table:table-cell>
          <table:table-cell office:value-type="float" office:value="-10.4450580648265" calcext:value-type="float">
            <text:p>-10.4450580648265</text:p>
          </table:table-cell>
          <table:table-cell table:formula="of:=([.E18]-[.D18])/0.04" office:value-type="float" office:value="-31.0986987776751" calcext:value-type="float">
            <text:p>-31.0986987776751</text:p>
          </table:table-cell>
          <table:table-cell table:formula="of:=100*([.I18]-[.H18])/[.H18]" office:value-type="float" office:value="197.736006680511" calcext:value-type="float">
            <text:p>197.73600668051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-98.8693744911184" calcext:value-type="float">
            <text:p>-98.8693744911184</text:p>
          </table:table-cell>
          <table:table-cell office:value-type="float" office:value="-99.2877355224105" calcext:value-type="float">
            <text:p>-99.2877355224105</text:p>
          </table:table-cell>
          <table:table-cell office:value-type="float" office:value="-78.883334381366" calcext:value-type="float">
            <text:p>-78.883334381366</text:p>
          </table:table-cell>
          <table:table-cell office:value-type="float" office:value="-80.2286505007298" calcext:value-type="float">
            <text:p>-80.2286505007298</text:p>
          </table:table-cell>
          <table:table-cell table:formula="of:=ABS(100*([.D19]-[.B19])/[.B19])" office:value-type="float" office:value="20.214591437056" calcext:value-type="float">
            <text:p>20.214591437056</text:p>
          </table:table-cell>
          <table:table-cell table:formula="of:=ABS(100*([.E19]-[.C19])/[.C19])" office:value-type="float" office:value="19.1958099571914" calcext:value-type="float">
            <text:p>19.1958099571914</text:p>
          </table:table-cell>
          <table:table-cell office:value-type="float" office:value="-10.4590257823027" calcext:value-type="float">
            <text:p>-10.4590257823027</text:p>
          </table:table-cell>
          <table:table-cell table:formula="of:=([.E19]-[.D19])/0.04" office:value-type="float" office:value="-33.632902984095" calcext:value-type="float">
            <text:p>-33.632902984095</text:p>
          </table:table-cell>
          <table:table-cell table:formula="of:=100*([.I19]-[.H19])/[.H19]" office:value-type="float" office:value="221.568219489466" calcext:value-type="float">
            <text:p>221.56821948946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-98.8587817424252" calcext:value-type="float">
            <text:p>-98.8587817424252</text:p>
          </table:table-cell>
          <table:table-cell office:value-type="float" office:value="-99.278141881165" calcext:value-type="float">
            <text:p>-99.278141881165</text:p>
          </table:table-cell>
          <table:table-cell office:value-type="float" office:value="-78.6564133142554" calcext:value-type="float">
            <text:p>-78.6564133142554</text:p>
          </table:table-cell>
          <table:table-cell office:value-type="float" office:value="-79.8575575782223" calcext:value-type="float">
            <text:p>-79.8575575782223</text:p>
          </table:table-cell>
          <table:table-cell table:formula="of:=ABS(100*([.D20]-[.B20])/[.B20])" office:value-type="float" office:value="20.4355830327818" calcext:value-type="float">
            <text:p>20.4355830327818</text:p>
          </table:table-cell>
          <table:table-cell table:formula="of:=ABS(100*([.E20]-[.C20])/[.C20])" office:value-type="float" office:value="19.5617926916772" calcext:value-type="float">
            <text:p>19.5617926916772</text:p>
          </table:table-cell>
          <table:table-cell office:value-type="float" office:value="-10.4840034684955" calcext:value-type="float">
            <text:p>-10.4840034684955</text:p>
          </table:table-cell>
          <table:table-cell table:formula="of:=([.E20]-[.D20])/0.04" office:value-type="float" office:value="-30.0286065991724" calcext:value-type="float">
            <text:p>-30.0286065991724</text:p>
          </table:table-cell>
          <table:table-cell table:formula="of:=100*([.I20]-[.H20])/[.H20]" office:value-type="float" office:value="186.423089132015" calcext:value-type="float">
            <text:p>186.42308913201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-98.9006752079755" calcext:value-type="float">
            <text:p>-98.9006752079755</text:p>
          </table:table-cell>
          <table:table-cell office:value-type="float" office:value="-99.3194118785389" calcext:value-type="float">
            <text:p>-99.3194118785389</text:p>
          </table:table-cell>
          <table:table-cell office:value-type="float" office:value="-79.222519256565" calcext:value-type="float">
            <text:p>-79.222519256565</text:p>
          </table:table-cell>
          <table:table-cell office:value-type="float" office:value="-80.5218131092989" calcext:value-type="float">
            <text:p>-80.5218131092989</text:p>
          </table:table-cell>
          <table:table-cell table:formula="of:=ABS(100*([.D21]-[.B21])/[.B21])" office:value-type="float" office:value="19.896887367078" calcext:value-type="float">
            <text:p>19.896887367078</text:p>
          </table:table-cell>
          <table:table-cell table:formula="of:=ABS(100*([.E21]-[.C21])/[.C21])" office:value-type="float" office:value="18.9264096652407" calcext:value-type="float">
            <text:p>18.9264096652407</text:p>
          </table:table-cell>
          <table:table-cell office:value-type="float" office:value="-10.4684167640851" calcext:value-type="float">
            <text:p>-10.4684167640851</text:p>
          </table:table-cell>
          <table:table-cell table:formula="of:=([.E21]-[.D21])/0.04" office:value-type="float" office:value="-32.4823463183478" calcext:value-type="float">
            <text:p>-32.4823463183478</text:p>
          </table:table-cell>
          <table:table-cell table:formula="of:=100*([.I21]-[.H21])/[.H21]" office:value-type="float" office:value="210.289005972591" calcext:value-type="float">
            <text:p>210.28900597259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98.8846924613921" calcext:value-type="float">
            <text:p>-98.8846924613921</text:p>
          </table:table-cell>
          <table:table-cell office:value-type="float" office:value="-99.3051181052377" calcext:value-type="float">
            <text:p>-99.3051181052377</text:p>
          </table:table-cell>
          <table:table-cell office:value-type="float" office:value="-78.8661786315082" calcext:value-type="float">
            <text:p>-78.8661786315082</text:p>
          </table:table-cell>
          <table:table-cell office:value-type="float" office:value="-80.2154079109019" calcext:value-type="float">
            <text:p>-80.2154079109019</text:p>
          </table:table-cell>
          <table:table-cell table:formula="of:=ABS(100*([.D22]-[.B22])/[.B22])" office:value-type="float" office:value="20.2443000343049" calcext:value-type="float">
            <text:p>20.2443000343049</text:p>
          </table:table-cell>
          <table:table-cell table:formula="of:=ABS(100*([.E22]-[.C22])/[.C22])" office:value-type="float" office:value="19.223289351618" calcext:value-type="float">
            <text:p>19.223289351618</text:p>
          </table:table-cell>
          <table:table-cell office:value-type="float" office:value="-10.510641096138" calcext:value-type="float">
            <text:p>-10.510641096138</text:p>
          </table:table-cell>
          <table:table-cell table:formula="of:=([.E22]-[.D22])/0.04" office:value-type="float" office:value="-33.7307319848424" calcext:value-type="float">
            <text:p>-33.7307319848424</text:p>
          </table:table-cell>
          <table:table-cell table:formula="of:=100*([.I22]-[.H22])/[.H22]" office:value-type="float" office:value="220.919834254795" calcext:value-type="float">
            <text:p>220.91983425479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-98.8847465610151" calcext:value-type="float">
            <text:p>-98.8847465610151</text:p>
          </table:table-cell>
          <table:table-cell office:value-type="float" office:value="-99.3034935092936" calcext:value-type="float">
            <text:p>-99.3034935092936</text:p>
          </table:table-cell>
          <table:table-cell office:value-type="float" office:value="-79.109727394994" calcext:value-type="float">
            <text:p>-79.109727394994</text:p>
          </table:table-cell>
          <table:table-cell office:value-type="float" office:value="-80.3425901189936" calcext:value-type="float">
            <text:p>-80.3425901189936</text:p>
          </table:table-cell>
          <table:table-cell table:formula="of:=ABS(100*([.D23]-[.B23])/[.B23])" office:value-type="float" office:value="19.9980480850191" calcext:value-type="float">
            <text:p>19.9980480850191</text:p>
          </table:table-cell>
          <table:table-cell table:formula="of:=ABS(100*([.E23]-[.C23])/[.C23])" office:value-type="float" office:value="19.0938935985424" calcext:value-type="float">
            <text:p>19.0938935985424</text:p>
          </table:table-cell>
          <table:table-cell office:value-type="float" office:value="-10.4686737069628" calcext:value-type="float">
            <text:p>-10.4686737069628</text:p>
          </table:table-cell>
          <table:table-cell table:formula="of:=([.E23]-[.D23])/0.04" office:value-type="float" office:value="-30.8215680999901" calcext:value-type="float">
            <text:p>-30.8215680999901</text:p>
          </table:table-cell>
          <table:table-cell table:formula="of:=100*([.I23]-[.H23])/[.H23]" office:value-type="float" office:value="194.417124487225" calcext:value-type="float">
            <text:p>194.41712448722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-98.9080108131154" calcext:value-type="float">
            <text:p>-98.9080108131154</text:p>
          </table:table-cell>
          <table:table-cell office:value-type="float" office:value="-99.3304298470959" calcext:value-type="float">
            <text:p>-99.3304298470959</text:p>
          </table:table-cell>
          <table:table-cell office:value-type="float" office:value="-79.585654837354" calcext:value-type="float">
            <text:p>-79.585654837354</text:p>
          </table:table-cell>
          <table:table-cell office:value-type="float" office:value="-80.9322472804721" calcext:value-type="float">
            <text:p>-80.9322472804721</text:p>
          </table:table-cell>
          <table:table-cell table:formula="of:=ABS(100*([.D24]-[.B24])/[.B24])" office:value-type="float" office:value="19.5356835274653" calcext:value-type="float">
            <text:p>19.5356835274653</text:p>
          </table:table-cell>
          <table:table-cell table:formula="of:=ABS(100*([.E24]-[.C24])/[.C24])" office:value-type="float" office:value="18.5222017008735" calcext:value-type="float">
            <text:p>18.5222017008735</text:p>
          </table:table-cell>
          <table:table-cell office:value-type="float" office:value="-10.5604758495119" calcext:value-type="float">
            <text:p>-10.5604758495119</text:p>
          </table:table-cell>
          <table:table-cell table:formula="of:=([.E24]-[.D24])/0.04" office:value-type="float" office:value="-33.6648110779524" calcext:value-type="float">
            <text:p>-33.6648110779524</text:p>
          </table:table-cell>
          <table:table-cell table:formula="of:=100*([.I24]-[.H24])/[.H24]" office:value-type="float" office:value="218.781194689332" calcext:value-type="float">
            <text:p>218.78119468933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-98.9329540765057" calcext:value-type="float">
            <text:p>-98.9329540765057</text:p>
          </table:table-cell>
          <table:table-cell office:value-type="float" office:value="-99.3538574463812" calcext:value-type="float">
            <text:p>-99.3538574463812</text:p>
          </table:table-cell>
          <table:table-cell office:value-type="float" office:value="-78.6743385775818" calcext:value-type="float">
            <text:p>-78.6743385775818</text:p>
          </table:table-cell>
          <table:table-cell office:value-type="float" office:value="-79.9061739490321" calcext:value-type="float">
            <text:p>-79.9061739490321</text:p>
          </table:table-cell>
          <table:table-cell table:formula="of:=ABS(100*([.D25]-[.B25])/[.B25])" office:value-type="float" office:value="20.4771157275439" calcext:value-type="float">
            <text:p>20.4771157275439</text:p>
          </table:table-cell>
          <table:table-cell table:formula="of:=ABS(100*([.E25]-[.C25])/[.C25])" office:value-type="float" office:value="19.5741604777092" calcext:value-type="float">
            <text:p>19.5741604777092</text:p>
          </table:table-cell>
          <table:table-cell office:value-type="float" office:value="-10.5225842468879" calcext:value-type="float">
            <text:p>-10.5225842468879</text:p>
          </table:table-cell>
          <table:table-cell table:formula="of:=([.E25]-[.D25])/0.04" office:value-type="float" office:value="-30.7958842862572" calcext:value-type="float">
            <text:p>-30.7958842862572</text:p>
          </table:table-cell>
          <table:table-cell table:formula="of:=100*([.I25]-[.H25])/[.H25]" office:value-type="float" office:value="192.664649326663" calcext:value-type="float">
            <text:p>192.66464932666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-98.9014545272929" calcext:value-type="float">
            <text:p>-98.9014545272929</text:p>
          </table:table-cell>
          <table:table-cell office:value-type="float" office:value="-99.3205186742506" calcext:value-type="float">
            <text:p>-99.3205186742506</text:p>
          </table:table-cell>
          <table:table-cell office:value-type="float" office:value="-78.9846770931558" calcext:value-type="float">
            <text:p>-78.9846770931558</text:p>
          </table:table-cell>
          <table:table-cell office:value-type="float" office:value="-80.2319756346632" calcext:value-type="float">
            <text:p>-80.2319756346632</text:p>
          </table:table-cell>
          <table:table-cell table:formula="of:=ABS(100*([.D26]-[.B26])/[.B26])" office:value-type="float" office:value="20.1380025494376" calcext:value-type="float">
            <text:p>20.1380025494376</text:p>
          </table:table-cell>
          <table:table-cell table:formula="of:=ABS(100*([.E26]-[.C26])/[.C26])" office:value-type="float" office:value="19.2191334624355" calcext:value-type="float">
            <text:p>19.2191334624355</text:p>
          </table:table-cell>
          <table:table-cell office:value-type="float" office:value="-10.4766036739434" calcext:value-type="float">
            <text:p>-10.4766036739434</text:p>
          </table:table-cell>
          <table:table-cell table:formula="of:=([.E26]-[.D26])/0.04" office:value-type="float" office:value="-31.1824635376851" calcext:value-type="float">
            <text:p>-31.1824635376851</text:p>
          </table:table-cell>
          <table:table-cell table:formula="of:=100*([.I26]-[.H26])/[.H26]" office:value-type="float" office:value="197.639048952856" calcext:value-type="float">
            <text:p>197.63904895285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98.8843002156562" calcext:value-type="float">
            <text:p>-98.8843002156562</text:p>
          </table:table-cell>
          <table:table-cell office:value-type="float" office:value="-99.3057811050029" calcext:value-type="float">
            <text:p>-99.3057811050029</text:p>
          </table:table-cell>
          <table:table-cell office:value-type="float" office:value="-79.2787119456318" calcext:value-type="float">
            <text:p>-79.2787119456318</text:p>
          </table:table-cell>
          <table:table-cell office:value-type="float" office:value="-80.5668622328694" calcext:value-type="float">
            <text:p>-80.5668622328694</text:p>
          </table:table-cell>
          <table:table-cell table:formula="of:=ABS(100*([.D27]-[.B27])/[.B27])" office:value-type="float" office:value="19.826795787872" calcext:value-type="float">
            <text:p>19.826795787872</text:p>
          </table:table-cell>
          <table:table-cell table:formula="of:=ABS(100*([.E27]-[.C27])/[.C27])" office:value-type="float" office:value="18.869917404224" calcext:value-type="float">
            <text:p>18.869917404224</text:p>
          </table:table-cell>
          <table:table-cell office:value-type="float" office:value="-10.5370222336667" calcext:value-type="float">
            <text:p>-10.5370222336667</text:p>
          </table:table-cell>
          <table:table-cell table:formula="of:=([.E27]-[.D27])/0.04" office:value-type="float" office:value="-32.20375718094" calcext:value-type="float">
            <text:p>-32.20375718094</text:p>
          </table:table-cell>
          <table:table-cell table:formula="of:=100*([.I27]-[.H27])/[.H27]" office:value-type="float" office:value="205.62483846761" calcext:value-type="float">
            <text:p>205.6248384676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-98.9097773088728" calcext:value-type="float">
            <text:p>-98.9097773088728</text:p>
          </table:table-cell>
          <table:table-cell office:value-type="float" office:value="-99.3292364855807" calcext:value-type="float">
            <text:p>-99.3292364855807</text:p>
          </table:table-cell>
          <table:table-cell office:value-type="float" office:value="-79.0342383758007" calcext:value-type="float">
            <text:p>-79.0342383758007</text:p>
          </table:table-cell>
          <table:table-cell office:value-type="float" office:value="-80.352998904908" calcext:value-type="float">
            <text:p>-80.352998904908</text:p>
          </table:table-cell>
          <table:table-cell table:formula="of:=ABS(100*([.D28]-[.B28])/[.B28])" office:value-type="float" office:value="20.0946149853369" calcext:value-type="float">
            <text:p>20.0946149853369</text:p>
          </table:table-cell>
          <table:table-cell table:formula="of:=ABS(100*([.E28]-[.C28])/[.C28])" office:value-type="float" office:value="19.1043828102186" calcext:value-type="float">
            <text:p>19.1043828102186</text:p>
          </table:table-cell>
          <table:table-cell office:value-type="float" office:value="-10.4864794176972" calcext:value-type="float">
            <text:p>-10.4864794176972</text:p>
          </table:table-cell>
          <table:table-cell table:formula="of:=([.E28]-[.D28])/0.04" office:value-type="float" office:value="-32.9690132276827" calcext:value-type="float">
            <text:p>-32.9690132276827</text:p>
          </table:table-cell>
          <table:table-cell table:formula="of:=100*([.I28]-[.H28])/[.H28]" office:value-type="float" office:value="214.395441162489" calcext:value-type="float">
            <text:p>214.39544116248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-98.9013317807739" calcext:value-type="float">
            <text:p>-98.9013317807739</text:p>
          </table:table-cell>
          <table:table-cell office:value-type="float" office:value="-99.3196733826795" calcext:value-type="float">
            <text:p>-99.3196733826795</text:p>
          </table:table-cell>
          <table:table-cell office:value-type="float" office:value="-78.7934778003412" calcext:value-type="float">
            <text:p>-78.7934778003412</text:p>
          </table:table-cell>
          <table:table-cell office:value-type="float" office:value="-80.1418047756986" calcext:value-type="float">
            <text:p>-80.1418047756986</text:p>
          </table:table-cell>
          <table:table-cell table:formula="of:=ABS(100*([.D29]-[.B29])/[.B29])" office:value-type="float" office:value="20.3312267068396" calcext:value-type="float">
            <text:p>20.3312267068396</text:p>
          </table:table-cell>
          <table:table-cell table:formula="of:=ABS(100*([.E29]-[.C29])/[.C29])" office:value-type="float" office:value="19.3092344686721" calcext:value-type="float">
            <text:p>19.3092344686721</text:p>
          </table:table-cell>
          <table:table-cell office:value-type="float" office:value="-10.4585400476399" calcext:value-type="float">
            <text:p>-10.4585400476399</text:p>
          </table:table-cell>
          <table:table-cell table:formula="of:=([.E29]-[.D29])/0.04" office:value-type="float" office:value="-33.7081743839352" calcext:value-type="float">
            <text:p>-33.7081743839352</text:p>
          </table:table-cell>
          <table:table-cell table:formula="of:=100*([.I29]-[.H29])/[.H29]" office:value-type="float" office:value="222.302866656249" calcext:value-type="float">
            <text:p>222.302866656249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-98.8936148443711" calcext:value-type="float">
            <text:p>-98.8936148443711</text:p>
          </table:table-cell>
          <table:table-cell office:value-type="float" office:value="-99.3120088446995" calcext:value-type="float">
            <text:p>-99.3120088446995</text:p>
          </table:table-cell>
          <table:table-cell office:value-type="float" office:value="-79.3547394856982" calcext:value-type="float">
            <text:p>-79.3547394856982</text:p>
          </table:table-cell>
          <table:table-cell office:value-type="float" office:value="-80.7338390052551" calcext:value-type="float">
            <text:p>-80.7338390052551</text:p>
          </table:table-cell>
          <table:table-cell table:formula="of:=ABS(100*([.D30]-[.B30])/[.B30])" office:value-type="float" office:value="19.7574690635197" calcext:value-type="float">
            <text:p>19.7574690635197</text:p>
          </table:table-cell>
          <table:table-cell table:formula="of:=ABS(100*([.E30]-[.C30])/[.C30])" office:value-type="float" office:value="18.7068714605263" calcext:value-type="float">
            <text:p>18.7068714605263</text:p>
          </table:table-cell>
          <table:table-cell office:value-type="float" office:value="-10.4598500082105" calcext:value-type="float">
            <text:p>-10.4598500082105</text:p>
          </table:table-cell>
          <table:table-cell table:formula="of:=([.E30]-[.D30])/0.04" office:value-type="float" office:value="-34.4774879889226" calcext:value-type="float">
            <text:p>-34.4774879889226</text:p>
          </table:table-cell>
          <table:table-cell table:formula="of:=100*([.I30]-[.H30])/[.H30]" office:value-type="float" office:value="229.617422447352" calcext:value-type="float">
            <text:p>229.61742244735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-98.9264578350937" calcext:value-type="float">
            <text:p>-98.9264578350937</text:p>
          </table:table-cell>
          <table:table-cell office:value-type="float" office:value="-99.3469860820655" calcext:value-type="float">
            <text:p>-99.3469860820655</text:p>
          </table:table-cell>
          <table:table-cell office:value-type="float" office:value="-79.0498479688654" calcext:value-type="float">
            <text:p>-79.0498479688654</text:p>
          </table:table-cell>
          <table:table-cell office:value-type="float" office:value="-80.4328234805319" calcext:value-type="float">
            <text:p>-80.4328234805319</text:p>
          </table:table-cell>
          <table:table-cell table:formula="of:=ABS(100*([.D31]-[.B31])/[.B31])" office:value-type="float" office:value="20.0923092782335" calcext:value-type="float">
            <text:p>20.0923092782335</text:p>
          </table:table-cell>
          <table:table-cell table:formula="of:=ABS(100*([.E31]-[.C31])/[.C31])" office:value-type="float" office:value="19.0384865685906" calcext:value-type="float">
            <text:p>19.0384865685906</text:p>
          </table:table-cell>
          <table:table-cell office:value-type="float" office:value="-10.5132061742964" calcext:value-type="float">
            <text:p>-10.5132061742964</text:p>
          </table:table-cell>
          <table:table-cell table:formula="of:=([.E31]-[.D31])/0.04" office:value-type="float" office:value="-34.5743877916625" calcext:value-type="float">
            <text:p>-34.5743877916625</text:p>
          </table:table-cell>
          <table:table-cell table:formula="of:=100*([.I31]-[.H31])/[.H31]" office:value-type="float" office:value="228.866258479673" calcext:value-type="float">
            <text:p>228.86625847967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-98.8928546348239" calcext:value-type="float">
            <text:p>-98.8928546348239</text:p>
          </table:table-cell>
          <table:table-cell office:value-type="float" office:value="-99.3124727092549" calcext:value-type="float">
            <text:p>-99.3124727092549</text:p>
          </table:table-cell>
          <table:table-cell office:value-type="float" office:value="-78.0531932358733" calcext:value-type="float">
            <text:p>-78.0531932358733</text:p>
          </table:table-cell>
          <table:table-cell office:value-type="float" office:value="-79.3374117638577" calcext:value-type="float">
            <text:p>-79.3374117638577</text:p>
          </table:table-cell>
          <table:table-cell table:formula="of:=ABS(100*([.D32]-[.B32])/[.B32])" office:value-type="float" office:value="21.0729698074791" calcext:value-type="float">
            <text:p>21.0729698074791</text:p>
          </table:table-cell>
          <table:table-cell table:formula="of:=ABS(100*([.E32]-[.C32])/[.C32])" office:value-type="float" office:value="20.1133456860708" calcext:value-type="float">
            <text:p>20.1133456860708</text:p>
          </table:table-cell>
          <table:table-cell office:value-type="float" office:value="-10.4904518607736" calcext:value-type="float">
            <text:p>-10.4904518607736</text:p>
          </table:table-cell>
          <table:table-cell table:formula="of:=([.E32]-[.D32])/0.04" office:value-type="float" office:value="-32.1054631996102" calcext:value-type="float">
            <text:p>-32.1054631996102</text:p>
          </table:table-cell>
          <table:table-cell table:formula="of:=100*([.I32]-[.H32])/[.H32]" office:value-type="float" office:value="206.044616816369" calcext:value-type="float">
            <text:p>206.04461681636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-98.9056796830343" calcext:value-type="float">
            <text:p>-98.9056796830343</text:p>
          </table:table-cell>
          <table:table-cell office:value-type="float" office:value="-99.3235977349009" calcext:value-type="float">
            <text:p>-99.3235977349009</text:p>
          </table:table-cell>
          <table:table-cell office:value-type="float" office:value="-78.6577637056631" calcext:value-type="float">
            <text:p>-78.6577637056631</text:p>
          </table:table-cell>
          <table:table-cell office:value-type="float" office:value="-80.0133970508858" calcext:value-type="float">
            <text:p>-80.0133970508858</text:p>
          </table:table-cell>
          <table:table-cell table:formula="of:=ABS(100*([.D33]-[.B33])/[.B33])" office:value-type="float" office:value="20.4719446266991" calcext:value-type="float">
            <text:p>20.4719446266991</text:p>
          </table:table-cell>
          <table:table-cell table:formula="of:=ABS(100*([.E33]-[.C33])/[.C33])" office:value-type="float" office:value="19.4417048157628" calcext:value-type="float">
            <text:p>19.4417048157628</text:p>
          </table:table-cell>
          <table:table-cell office:value-type="float" office:value="-10.4479512966648" calcext:value-type="float">
            <text:p>-10.4479512966648</text:p>
          </table:table-cell>
          <table:table-cell table:formula="of:=([.E33]-[.D33])/0.04" office:value-type="float" office:value="-33.8908336305675" calcext:value-type="float">
            <text:p>-33.8908336305675</text:p>
          </table:table-cell>
          <table:table-cell table:formula="of:=100*([.I33]-[.H33])/[.H33]" office:value-type="float" office:value="224.377791092749" calcext:value-type="float">
            <text:p>224.377791092749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-98.9341007836714" calcext:value-type="float">
            <text:p>-98.9341007836714</text:p>
          </table:table-cell>
          <table:table-cell office:value-type="float" office:value="-99.3508116704958" calcext:value-type="float">
            <text:p>-99.3508116704958</text:p>
          </table:table-cell>
          <table:table-cell office:value-type="float" office:value="-78.6941841257598" calcext:value-type="float">
            <text:p>-78.6941841257598</text:p>
          </table:table-cell>
          <table:table-cell office:value-type="float" office:value="-79.970635509443" calcext:value-type="float">
            <text:p>-79.970635509443</text:p>
          </table:table-cell>
          <table:table-cell table:formula="of:=ABS(100*([.D34]-[.B34])/[.B34])" office:value-type="float" office:value="20.457978086007" calcext:value-type="float">
            <text:p>20.457978086007</text:p>
          </table:table-cell>
          <table:table-cell table:formula="of:=ABS(100*([.E34]-[.C34])/[.C34])" office:value-type="float" office:value="19.5068121087209" calcext:value-type="float">
            <text:p>19.5068121087209</text:p>
          </table:table-cell>
          <table:table-cell office:value-type="float" office:value="-10.4177721706122" calcext:value-type="float">
            <text:p>-10.4177721706122</text:p>
          </table:table-cell>
          <table:table-cell table:formula="of:=([.E34]-[.D34])/0.04" office:value-type="float" office:value="-31.9112845920799" calcext:value-type="float">
            <text:p>-31.9112845920799</text:p>
          </table:table-cell>
          <table:table-cell table:formula="of:=100*([.I34]-[.H34])/[.H34]" office:value-type="float" office:value="206.31582328225" calcext:value-type="float">
            <text:p>206.31582328225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-98.9251502603784" calcext:value-type="float">
            <text:p>-98.9251502603784</text:p>
          </table:table-cell>
          <table:table-cell office:value-type="float" office:value="-99.3472606510526" calcext:value-type="float">
            <text:p>-99.3472606510526</text:p>
          </table:table-cell>
          <table:table-cell office:value-type="float" office:value="-78.7696434700666" calcext:value-type="float">
            <text:p>-78.7696434700666</text:p>
          </table:table-cell>
          <table:table-cell office:value-type="float" office:value="-80.1570705521837" calcext:value-type="float">
            <text:p>-80.1570705521837</text:p>
          </table:table-cell>
          <table:table-cell table:formula="of:=ABS(100*([.D35]-[.B35])/[.B35])" office:value-type="float" office:value="20.3745020727904" calcext:value-type="float">
            <text:p>20.3745020727904</text:p>
          </table:table-cell>
          <table:table-cell table:formula="of:=ABS(100*([.E35]-[.C35])/[.C35])" office:value-type="float" office:value="19.3162750267192" calcext:value-type="float">
            <text:p>19.3162750267192</text:p>
          </table:table-cell>
          <table:table-cell office:value-type="float" office:value="-10.5527597668537" calcext:value-type="float">
            <text:p>-10.5527597668537</text:p>
          </table:table-cell>
          <table:table-cell table:formula="of:=([.E35]-[.D35])/0.04" office:value-type="float" office:value="-34.6856770529275" calcext:value-type="float">
            <text:p>-34.6856770529275</text:p>
          </table:table-cell>
          <table:table-cell table:formula="of:=100*([.I35]-[.H35])/[.H35]" office:value-type="float" office:value="228.688208764834" calcext:value-type="float">
            <text:p>228.688208764834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-98.9023621820265" calcext:value-type="float">
            <text:p>-98.9023621820265</text:p>
          </table:table-cell>
          <table:table-cell office:value-type="float" office:value="-99.3192924952236" calcext:value-type="float">
            <text:p>-99.3192924952236</text:p>
          </table:table-cell>
          <table:table-cell office:value-type="float" office:value="-78.537047338579" calcext:value-type="float">
            <text:p>-78.537047338579</text:p>
          </table:table-cell>
          <table:table-cell office:value-type="float" office:value="-79.8611603601207" calcext:value-type="float">
            <text:p>-79.8611603601207</text:p>
          </table:table-cell>
          <table:table-cell table:formula="of:=ABS(100*([.D36]-[.B36])/[.B36])" office:value-type="float" office:value="20.5913331028088" calcext:value-type="float">
            <text:p>20.5913331028088</text:p>
          </table:table-cell>
          <table:table-cell table:formula="of:=ABS(100*([.E36]-[.C36])/[.C36])" office:value-type="float" office:value="19.5914928975543" calcext:value-type="float">
            <text:p>19.5914928975543</text:p>
          </table:table-cell>
          <table:table-cell office:value-type="float" office:value="-10.4232578299268" calcext:value-type="float">
            <text:p>-10.4232578299268</text:p>
          </table:table-cell>
          <table:table-cell table:formula="of:=([.E36]-[.D36])/0.04" office:value-type="float" office:value="-33.1028255385426" calcext:value-type="float">
            <text:p>-33.1028255385426</text:p>
          </table:table-cell>
          <table:table-cell table:formula="of:=100*([.I36]-[.H36])/[.H36]" office:value-type="float" office:value="217.586171988371" calcext:value-type="float">
            <text:p>217.586171988371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-98.8885197189423" calcext:value-type="float">
            <text:p>-98.8885197189423</text:p>
          </table:table-cell>
          <table:table-cell office:value-type="float" office:value="-99.3088624723136" calcext:value-type="float">
            <text:p>-99.3088624723136</text:p>
          </table:table-cell>
          <table:table-cell office:value-type="float" office:value="-78.6120076887888" calcext:value-type="float">
            <text:p>-78.6120076887888</text:p>
          </table:table-cell>
          <table:table-cell office:value-type="float" office:value="-79.8466818616908" calcext:value-type="float">
            <text:p>-79.8466818616908</text:p>
          </table:table-cell>
          <table:table-cell table:formula="of:=ABS(100*([.D37]-[.B37])/[.B37])" office:value-type="float" office:value="20.5044145546751" calcext:value-type="float">
            <text:p>20.5044145546751</text:p>
          </table:table-cell>
          <table:table-cell table:formula="of:=ABS(100*([.E37]-[.C37])/[.C37])" office:value-type="float" office:value="19.5976271665066" calcext:value-type="float">
            <text:p>19.5976271665066</text:p>
          </table:table-cell>
          <table:table-cell office:value-type="float" office:value="-10.5085688342825" calcext:value-type="float">
            <text:p>-10.5085688342825</text:p>
          </table:table-cell>
          <table:table-cell table:formula="of:=([.E37]-[.D37])/0.04" office:value-type="float" office:value="-30.8668543225501" calcext:value-type="float">
            <text:p>-30.8668543225501</text:p>
          </table:table-cell>
          <table:table-cell table:formula="of:=100*([.I37]-[.H37])/[.H37]" office:value-type="float" office:value="193.730333876217" calcext:value-type="float">
            <text:p>193.730333876217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-98.9683635754708" calcext:value-type="float">
            <text:p>-98.9683635754708</text:p>
          </table:table-cell>
          <table:table-cell office:value-type="float" office:value="-99.3851720075498" calcext:value-type="float">
            <text:p>-99.3851720075498</text:p>
          </table:table-cell>
          <table:table-cell office:value-type="float" office:value="-78.3207338477317" calcext:value-type="float">
            <text:p>-78.3207338477317</text:p>
          </table:table-cell>
          <table:table-cell office:value-type="float" office:value="-79.6805937154836" calcext:value-type="float">
            <text:p>-79.6805937154836</text:p>
          </table:table-cell>
          <table:table-cell table:formula="of:=ABS(100*([.D38]-[.B38])/[.B38])" office:value-type="float" office:value="20.8628585760072" calcext:value-type="float">
            <text:p>20.8628585760072</text:p>
          </table:table-cell>
          <table:table-cell table:formula="of:=ABS(100*([.E38]-[.C38])/[.C38])" office:value-type="float" office:value="19.8264770227186" calcext:value-type="float">
            <text:p>19.8264770227186</text:p>
          </table:table-cell>
          <table:table-cell office:value-type="float" office:value="-10.4202108019759" calcext:value-type="float">
            <text:p>-10.4202108019759</text:p>
          </table:table-cell>
          <table:table-cell table:formula="of:=([.E38]-[.D38])/0.04" office:value-type="float" office:value="-33.9964966937973" calcext:value-type="float">
            <text:p>-33.9964966937973</text:p>
          </table:table-cell>
          <table:table-cell table:formula="of:=100*([.I38]-[.H38])/[.H38]" office:value-type="float" office:value="226.255364117498" calcext:value-type="float">
            <text:p>226.255364117498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-98.9188658203979" calcext:value-type="float">
            <text:p>-98.9188658203979</text:p>
          </table:table-cell>
          <table:table-cell office:value-type="float" office:value="-99.3434063233398" calcext:value-type="float">
            <text:p>-99.3434063233398</text:p>
          </table:table-cell>
          <table:table-cell office:value-type="float" office:value="-78.353171702044" calcext:value-type="float">
            <text:p>-78.353171702044</text:p>
          </table:table-cell>
          <table:table-cell office:value-type="float" office:value="-79.679146958962" calcext:value-type="float">
            <text:p>-79.679146958962</text:p>
          </table:table-cell>
          <table:table-cell table:formula="of:=ABS(100*([.D39]-[.B39])/[.B39])" office:value-type="float" office:value="20.7904669627875" calcext:value-type="float">
            <text:p>20.7904669627875</text:p>
          </table:table-cell>
          <table:table-cell table:formula="of:=ABS(100*([.E39]-[.C39])/[.C39])" office:value-type="float" office:value="19.7942270072512" calcext:value-type="float">
            <text:p>19.7942270072512</text:p>
          </table:table-cell>
          <table:table-cell office:value-type="float" office:value="-10.6135125735488" calcext:value-type="float">
            <text:p>-10.6135125735488</text:p>
          </table:table-cell>
          <table:table-cell table:formula="of:=([.E39]-[.D39])/0.04" office:value-type="float" office:value="-33.14938142295" calcext:value-type="float">
            <text:p>-33.14938142295</text:p>
          </table:table-cell>
          <table:table-cell table:formula="of:=100*([.I39]-[.H39])/[.H39]" office:value-type="float" office:value="212.331861796306" calcext:value-type="float">
            <text:p>212.331861796306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-98.9225839473277" calcext:value-type="float">
            <text:p>-98.9225839473277</text:p>
          </table:table-cell>
          <table:table-cell office:value-type="float" office:value="-99.3462929174005" calcext:value-type="float">
            <text:p>-99.3462929174005</text:p>
          </table:table-cell>
          <table:table-cell office:value-type="float" office:value="-78.7576992928443" calcext:value-type="float">
            <text:p>-78.7576992928443</text:p>
          </table:table-cell>
          <table:table-cell office:value-type="float" office:value="-80.0605343464931" calcext:value-type="float">
            <text:p>-80.0605343464931</text:p>
          </table:table-cell>
          <table:table-cell table:formula="of:=ABS(100*([.D40]-[.B40])/[.B40])" office:value-type="float" office:value="20.3845106444251" calcext:value-type="float">
            <text:p>20.3845106444251</text:p>
          </table:table-cell>
          <table:table-cell table:formula="of:=ABS(100*([.E40]-[.C40])/[.C40])" office:value-type="float" office:value="19.4126605075664" calcext:value-type="float">
            <text:p>19.4126605075664</text:p>
          </table:table-cell>
          <table:table-cell office:value-type="float" office:value="-10.5927242518209" calcext:value-type="float">
            <text:p>-10.5927242518209</text:p>
          </table:table-cell>
          <table:table-cell table:formula="of:=([.E40]-[.D40])/0.04" office:value-type="float" office:value="-32.5708763412202" calcext:value-type="float">
            <text:p>-32.5708763412202</text:p>
          </table:table-cell>
          <table:table-cell table:formula="of:=100*([.I40]-[.H40])/[.H40]" office:value-type="float" office:value="207.483472305259" calcext:value-type="float">
            <text:p>207.483472305259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-98.9354709648082" calcext:value-type="float">
            <text:p>-98.9354709648082</text:p>
          </table:table-cell>
          <table:table-cell office:value-type="float" office:value="-99.3567086508173" calcext:value-type="float">
            <text:p>-99.3567086508173</text:p>
          </table:table-cell>
          <table:table-cell office:value-type="float" office:value="-78.1095471918224" calcext:value-type="float">
            <text:p>-78.1095471918224</text:p>
          </table:table-cell>
          <table:table-cell office:value-type="float" office:value="-79.381986221234" calcext:value-type="float">
            <text:p>-79.381986221234</text:p>
          </table:table-cell>
          <table:table-cell table:formula="of:=ABS(100*([.D41]-[.B41])/[.B41])" office:value-type="float" office:value="21.0500072116639" calcext:value-type="float">
            <text:p>21.0500072116639</text:p>
          </table:table-cell>
          <table:table-cell table:formula="of:=ABS(100*([.E41]-[.C41])/[.C41])" office:value-type="float" office:value="20.104050044354" calcext:value-type="float">
            <text:p>20.104050044354</text:p>
          </table:table-cell>
          <table:table-cell office:value-type="float" office:value="-10.5309421502287" calcext:value-type="float">
            <text:p>-10.5309421502287</text:p>
          </table:table-cell>
          <table:table-cell table:formula="of:=([.E41]-[.D41])/0.04" office:value-type="float" office:value="-31.81097573529" calcext:value-type="float">
            <text:p>-31.81097573529</text:p>
          </table:table-cell>
          <table:table-cell table:formula="of:=100*([.I41]-[.H41])/[.H41]" office:value-type="float" office:value="202.071507767225" calcext:value-type="float">
            <text:p>202.07150776722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-98.9328945409058" calcext:value-type="float">
            <text:p>-98.9328945409058</text:p>
          </table:table-cell>
          <table:table-cell office:value-type="float" office:value="-99.3524648150144" calcext:value-type="float">
            <text:p>-99.3524648150144</text:p>
          </table:table-cell>
          <table:table-cell office:value-type="float" office:value="-78.3243990199546" calcext:value-type="float">
            <text:p>-78.3243990199546</text:p>
          </table:table-cell>
          <table:table-cell office:value-type="float" office:value="-79.6193424419112" calcext:value-type="float">
            <text:p>-79.6193424419112</text:p>
          </table:table-cell>
          <table:table-cell table:formula="of:=ABS(100*([.D42]-[.B42])/[.B42])" office:value-type="float" office:value="20.8307819321209" calcext:value-type="float">
            <text:p>20.8307819321209</text:p>
          </table:table-cell>
          <table:table-cell table:formula="of:=ABS(100*([.E42]-[.C42])/[.C42])" office:value-type="float" office:value="19.8617340896822" calcext:value-type="float">
            <text:p>19.8617340896822</text:p>
          </table:table-cell>
          <table:table-cell office:value-type="float" office:value="-10.4892568527166" calcext:value-type="float">
            <text:p>-10.4892568527166</text:p>
          </table:table-cell>
          <table:table-cell table:formula="of:=([.E42]-[.D42])/0.04" office:value-type="float" office:value="-32.3735855489151" calcext:value-type="float">
            <text:p>-32.3735855489151</text:p>
          </table:table-cell>
          <table:table-cell table:formula="of:=100*([.I42]-[.H42])/[.H42]" office:value-type="float" office:value="208.635645055547" calcext:value-type="float">
            <text:p>208.635645055547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-98.9597078252754" calcext:value-type="float">
            <text:p>-98.9597078252754</text:p>
          </table:table-cell>
          <table:table-cell office:value-type="float" office:value="-99.3764971329385" calcext:value-type="float">
            <text:p>-99.3764971329385</text:p>
          </table:table-cell>
          <table:table-cell office:value-type="float" office:value="-78.8377391463918" calcext:value-type="float">
            <text:p>-78.8377391463918</text:p>
          </table:table-cell>
          <table:table-cell office:value-type="float" office:value="-80.1639292890226" calcext:value-type="float">
            <text:p>-80.1639292890226</text:p>
          </table:table-cell>
          <table:table-cell table:formula="of:=ABS(100*([.D43]-[.B43])/[.B43])" office:value-type="float" office:value="20.3334964513145" calcext:value-type="float">
            <text:p>20.3334964513145</text:p>
          </table:table-cell>
          <table:table-cell table:formula="of:=ABS(100*([.E43]-[.C43])/[.C43])" office:value-type="float" office:value="19.3331103411853" calcext:value-type="float">
            <text:p>19.3331103411853</text:p>
          </table:table-cell>
          <table:table-cell office:value-type="float" office:value="-10.4197326915774" calcext:value-type="float">
            <text:p>-10.4197326915774</text:p>
          </table:table-cell>
          <table:table-cell table:formula="of:=([.E43]-[.D43])/0.04" office:value-type="float" office:value="-33.1547535657702" calcext:value-type="float">
            <text:p>-33.1547535657702</text:p>
          </table:table-cell>
          <table:table-cell table:formula="of:=100*([.I43]-[.H43])/[.H43]" office:value-type="float" office:value="218.191978116389" calcext:value-type="float">
            <text:p>218.191978116389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-98.9448776402433" calcext:value-type="float">
            <text:p>-98.9448776402433</text:p>
          </table:table-cell>
          <table:table-cell office:value-type="float" office:value="-99.3648712657471" calcext:value-type="float">
            <text:p>-99.3648712657471</text:p>
          </table:table-cell>
          <table:table-cell office:value-type="float" office:value="-78.696836697" calcext:value-type="float">
            <text:p>-78.696836697</text:p>
          </table:table-cell>
          <table:table-cell office:value-type="float" office:value="-79.9672248184469" calcext:value-type="float">
            <text:p>-79.9672248184469</text:p>
          </table:table-cell>
          <table:table-cell table:formula="of:=ABS(100*([.D44]-[.B44])/[.B44])" office:value-type="float" office:value="20.463960769009" calcext:value-type="float">
            <text:p>20.463960769009</text:p>
          </table:table-cell>
          <table:table-cell table:formula="of:=ABS(100*([.E44]-[.C44])/[.C44])" office:value-type="float" office:value="19.5216339539373" calcext:value-type="float">
            <text:p>19.5216339539373</text:p>
          </table:table-cell>
          <table:table-cell office:value-type="float" office:value="-10.4998406375945" calcext:value-type="float">
            <text:p>-10.4998406375945</text:p>
          </table:table-cell>
          <table:table-cell table:formula="of:=([.E44]-[.D44])/0.04" office:value-type="float" office:value="-31.7597030361725" calcext:value-type="float">
            <text:p>-31.7597030361725</text:p>
          </table:table-cell>
          <table:table-cell table:formula="of:=100*([.I44]-[.H44])/[.H44]" office:value-type="float" office:value="202.477953069663" calcext:value-type="float">
            <text:p>202.477953069663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-98.9525735519648" calcext:value-type="float">
            <text:p>-98.9525735519648</text:p>
          </table:table-cell>
          <table:table-cell office:value-type="float" office:value="-99.3692644646141" calcext:value-type="float">
            <text:p>-99.3692644646141</text:p>
          </table:table-cell>
          <table:table-cell office:value-type="float" office:value="-79.2281309622172" calcext:value-type="float">
            <text:p>-79.2281309622172</text:p>
          </table:table-cell>
          <table:table-cell office:value-type="float" office:value="-80.5044764708697" calcext:value-type="float">
            <text:p>-80.5044764708697</text:p>
          </table:table-cell>
          <table:table-cell table:formula="of:=ABS(100*([.D45]-[.B45])/[.B45])" office:value-type="float" office:value="19.9332284969722" calcext:value-type="float">
            <text:p>19.9332284969722</text:p>
          </table:table-cell>
          <table:table-cell table:formula="of:=ABS(100*([.E45]-[.C45])/[.C45])" office:value-type="float" office:value="18.9845301717638" calcext:value-type="float">
            <text:p>18.9845301717638</text:p>
          </table:table-cell>
          <table:table-cell office:value-type="float" office:value="-10.4172728162343" calcext:value-type="float">
            <text:p>-10.4172728162343</text:p>
          </table:table-cell>
          <table:table-cell table:formula="of:=([.E45]-[.D45])/0.04" office:value-type="float" office:value="-31.9086377163128" calcext:value-type="float">
            <text:p>-31.9086377163128</text:p>
          </table:table-cell>
          <table:table-cell table:formula="of:=100*([.I45]-[.H45])/[.H45]" office:value-type="float" office:value="206.305098073138" calcext:value-type="float">
            <text:p>206.305098073138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-98.9343288680688" calcext:value-type="float">
            <text:p>-98.9343288680688</text:p>
          </table:table-cell>
          <table:table-cell office:value-type="float" office:value="-99.3556244491995" calcext:value-type="float">
            <text:p>-99.3556244491995</text:p>
          </table:table-cell>
          <table:table-cell office:value-type="float" office:value="-78.6971011333335" calcext:value-type="float">
            <text:p>-78.6971011333335</text:p>
          </table:table-cell>
          <table:table-cell office:value-type="float" office:value="-80.0397917831665" calcext:value-type="float">
            <text:p>-80.0397917831665</text:p>
          </table:table-cell>
          <table:table-cell table:formula="of:=ABS(100*([.D46]-[.B46])/[.B46])" office:value-type="float" office:value="20.4552130350246" calcext:value-type="float">
            <text:p>20.4552130350246</text:p>
          </table:table-cell>
          <table:table-cell table:formula="of:=ABS(100*([.E46]-[.C46])/[.C46])" office:value-type="float" office:value="19.4411064024958" calcext:value-type="float">
            <text:p>19.4411064024958</text:p>
          </table:table-cell>
          <table:table-cell office:value-type="float" office:value="-10.532389528268" calcext:value-type="float">
            <text:p>-10.532389528268</text:p>
          </table:table-cell>
          <table:table-cell table:formula="of:=([.E46]-[.D46])/0.04" office:value-type="float" office:value="-33.5672662458251" calcext:value-type="float">
            <text:p>-33.5672662458251</text:p>
          </table:table-cell>
          <table:table-cell table:formula="of:=100*([.I46]-[.H46])/[.H46]" office:value-type="float" office:value="218.705134819914" calcext:value-type="float">
            <text:p>218.705134819914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-98.9441547810163" calcext:value-type="float">
            <text:p>-98.9441547810163</text:p>
          </table:table-cell>
          <table:table-cell office:value-type="float" office:value="-99.3649486069445" calcext:value-type="float">
            <text:p>-99.3649486069445</text:p>
          </table:table-cell>
          <table:table-cell office:value-type="float" office:value="-79.0789663695468" calcext:value-type="float">
            <text:p>-79.0789663695468</text:p>
          </table:table-cell>
          <table:table-cell office:value-type="float" office:value="-80.4674477966223" calcext:value-type="float">
            <text:p>-80.4674477966223</text:p>
          </table:table-cell>
          <table:table-cell table:formula="of:=ABS(100*([.D47]-[.B47])/[.B47])" office:value-type="float" office:value="20.0771722750426" calcext:value-type="float">
            <text:p>20.0771722750426</text:p>
          </table:table-cell>
          <table:table-cell table:formula="of:=ABS(100*([.E47]-[.C47])/[.C47])" office:value-type="float" office:value="19.0182766410664" calcext:value-type="float">
            <text:p>19.0182766410664</text:p>
          </table:table-cell>
          <table:table-cell office:value-type="float" office:value="-10.5198456482036" calcext:value-type="float">
            <text:p>-10.5198456482036</text:p>
          </table:table-cell>
          <table:table-cell table:formula="of:=([.E47]-[.D47])/0.04" office:value-type="float" office:value="-34.7120356768873" calcext:value-type="float">
            <text:p>-34.7120356768873</text:p>
          </table:table-cell>
          <table:table-cell table:formula="of:=100*([.I47]-[.H47])/[.H47]" office:value-type="float" office:value="229.967157672269" calcext:value-type="float">
            <text:p>229.967157672269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-98.9202031702903" calcext:value-type="float">
            <text:p>-98.9202031702903</text:p>
          </table:table-cell>
          <table:table-cell office:value-type="float" office:value="-99.3421731543444" calcext:value-type="float">
            <text:p>-99.3421731543444</text:p>
          </table:table-cell>
          <table:table-cell office:value-type="float" office:value="-78.7749906330698" calcext:value-type="float">
            <text:p>-78.7749906330698</text:p>
          </table:table-cell>
          <table:table-cell office:value-type="float" office:value="-80.1334162388355" calcext:value-type="float">
            <text:p>-80.1334162388355</text:p>
          </table:table-cell>
          <table:table-cell table:formula="of:=ABS(100*([.D48]-[.B48])/[.B48])" office:value-type="float" office:value="20.3651143968444" calcext:value-type="float">
            <text:p>20.3651143968444</text:p>
          </table:table-cell>
          <table:table-cell table:formula="of:=ABS(100*([.E48]-[.C48])/[.C48])" office:value-type="float" office:value="19.3359540118626" calcext:value-type="float">
            <text:p>19.3359540118626</text:p>
          </table:table-cell>
          <table:table-cell office:value-type="float" office:value="-10.54924960135" calcext:value-type="float">
            <text:p>-10.54924960135</text:p>
          </table:table-cell>
          <table:table-cell table:formula="of:=([.E48]-[.D48])/0.04" office:value-type="float" office:value="-33.9606401441422" calcext:value-type="float">
            <text:p>-33.9606401441422</text:p>
          </table:table-cell>
          <table:table-cell table:formula="of:=100*([.I48]-[.H48])/[.H48]" office:value-type="float" office:value="221.924700120815" calcext:value-type="float">
            <text:p>221.924700120815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-98.9475076531454" calcext:value-type="float">
            <text:p>-98.9475076531454</text:p>
          </table:table-cell>
          <table:table-cell office:value-type="float" office:value="-99.3664705956143" calcext:value-type="float">
            <text:p>-99.3664705956143</text:p>
          </table:table-cell>
          <table:table-cell office:value-type="float" office:value="-78.8295424829437" calcext:value-type="float">
            <text:p>-78.8295424829437</text:p>
          </table:table-cell>
          <table:table-cell office:value-type="float" office:value="-80.1837269135119" calcext:value-type="float">
            <text:p>-80.1837269135119</text:p>
          </table:table-cell>
          <table:table-cell table:formula="of:=ABS(100*([.D49]-[.B49])/[.B49])" office:value-type="float" office:value="20.3319574665024" calcext:value-type="float">
            <text:p>20.3319574665024</text:p>
          </table:table-cell>
          <table:table-cell table:formula="of:=ABS(100*([.E49]-[.C49])/[.C49])" office:value-type="float" office:value="19.3050468303028" calcext:value-type="float">
            <text:p>19.3050468303028</text:p>
          </table:table-cell>
          <table:table-cell office:value-type="float" office:value="-10.4740735617234" calcext:value-type="float">
            <text:p>-10.4740735617234</text:p>
          </table:table-cell>
          <table:table-cell table:formula="of:=([.E49]-[.D49])/0.04" office:value-type="float" office:value="-33.8546107642053" calcext:value-type="float">
            <text:p>-33.8546107642053</text:p>
          </table:table-cell>
          <table:table-cell table:formula="of:=100*([.I49]-[.H49])/[.H49]" office:value-type="float" office:value="223.22296157938" calcext:value-type="float">
            <text:p>223.22296157938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-98.9240031104652" calcext:value-type="float">
            <text:p>-98.9240031104652</text:p>
          </table:table-cell>
          <table:table-cell office:value-type="float" office:value="-99.3449769201265" calcext:value-type="float">
            <text:p>-99.3449769201265</text:p>
          </table:table-cell>
          <table:table-cell office:value-type="float" office:value="-79.0003712907349" calcext:value-type="float">
            <text:p>-79.0003712907349</text:p>
          </table:table-cell>
          <table:table-cell office:value-type="float" office:value="-80.3347507037197" calcext:value-type="float">
            <text:p>-80.3347507037197</text:p>
          </table:table-cell>
          <table:table-cell table:formula="of:=ABS(100*([.D50]-[.B50])/[.B50])" office:value-type="float" office:value="20.1403412652865" calcext:value-type="float">
            <text:p>20.1403412652865</text:p>
          </table:table-cell>
          <table:table-cell table:formula="of:=ABS(100*([.E50]-[.C50])/[.C50])" office:value-type="float" office:value="19.1355686072493" calcext:value-type="float">
            <text:p>19.1355686072493</text:p>
          </table:table-cell>
          <table:table-cell office:value-type="float" office:value="-10.5243452415309" calcext:value-type="float">
            <text:p>-10.5243452415309</text:p>
          </table:table-cell>
          <table:table-cell table:formula="of:=([.E50]-[.D50])/0.04" office:value-type="float" office:value="-33.3594853246201" calcext:value-type="float">
            <text:p>-33.3594853246201</text:p>
          </table:table-cell>
          <table:table-cell table:formula="of:=100*([.I50]-[.H50])/[.H50]" office:value-type="float" office:value="216.97444885196" calcext:value-type="float">
            <text:p>216.97444885196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-98.9309002106464" calcext:value-type="float">
            <text:p>-98.9309002106464</text:p>
          </table:table-cell>
          <table:table-cell office:value-type="float" office:value="-99.3526533616379" calcext:value-type="float">
            <text:p>-99.3526533616379</text:p>
          </table:table-cell>
          <table:table-cell office:value-type="float" office:value="-78.9785313065043" calcext:value-type="float">
            <text:p>-78.9785313065043</text:p>
          </table:table-cell>
          <table:table-cell office:value-type="float" office:value="-80.3164957851295" calcext:value-type="float">
            <text:p>-80.3164957851295</text:p>
          </table:table-cell>
          <table:table-cell table:formula="of:=ABS(100*([.D51]-[.B51])/[.B51])" office:value-type="float" office:value="20.167984787017" calcext:value-type="float">
            <text:p>20.167984787017</text:p>
          </table:table-cell>
          <table:table-cell table:formula="of:=ABS(100*([.E51]-[.C51])/[.C51])" office:value-type="float" office:value="19.1601904251293" calcext:value-type="float">
            <text:p>19.1601904251293</text:p>
          </table:table-cell>
          <table:table-cell office:value-type="float" office:value="-10.5438287747873" calcext:value-type="float">
            <text:p>-10.5438287747873</text:p>
          </table:table-cell>
          <table:table-cell table:formula="of:=([.E51]-[.D51])/0.04" office:value-type="float" office:value="-33.4491119656303" calcext:value-type="float">
            <text:p>-33.4491119656303</text:p>
          </table:table-cell>
          <table:table-cell table:formula="of:=100*([.I51]-[.H51])/[.H51]" office:value-type="float" office:value="217.238762882936" calcext:value-type="float">
            <text:p>217.23876288293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-98.9369046404596" calcext:value-type="float">
            <text:p>-98.9369046404596</text:p>
          </table:table-cell>
          <table:table-cell office:value-type="float" office:value="-99.3543753803533" calcext:value-type="float">
            <text:p>-99.3543753803533</text:p>
          </table:table-cell>
          <table:table-cell office:value-type="float" office:value="-79.1846547523857" calcext:value-type="float">
            <text:p>-79.1846547523857</text:p>
          </table:table-cell>
          <table:table-cell office:value-type="float" office:value="-80.5183080922738" calcext:value-type="float">
            <text:p>-80.5183080922738</text:p>
          </table:table-cell>
          <table:table-cell table:formula="of:=ABS(100*([.D52]-[.B52])/[.B52])" office:value-type="float" office:value="19.9644914704521" calcext:value-type="float">
            <text:p>19.9644914704521</text:p>
          </table:table-cell>
          <table:table-cell table:formula="of:=ABS(100*([.E52]-[.C52])/[.C52])" office:value-type="float" office:value="18.9584678238581" calcext:value-type="float">
            <text:p>18.9584678238581</text:p>
          </table:table-cell>
          <table:table-cell office:value-type="float" office:value="-10.4367684973429" calcext:value-type="float">
            <text:p>-10.4367684973429</text:p>
          </table:table-cell>
          <table:table-cell table:formula="of:=([.E52]-[.D52])/0.04" office:value-type="float" office:value="-33.3413334972025" calcext:value-type="float">
            <text:p>-33.3413334972025</text:p>
          </table:table-cell>
          <table:table-cell table:formula="of:=100*([.I52]-[.H52])/[.H52]" office:value-type="float" office:value="219.460314806167" calcext:value-type="float">
            <text:p>219.460314806167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-98.9446896293259" calcext:value-type="float">
            <text:p>-98.9446896293259</text:p>
          </table:table-cell>
          <table:table-cell office:value-type="float" office:value="-99.3648824222644" calcext:value-type="float">
            <text:p>-99.3648824222644</text:p>
          </table:table-cell>
          <table:table-cell office:value-type="float" office:value="-78.9269544361189" calcext:value-type="float">
            <text:p>-78.9269544361189</text:p>
          </table:table-cell>
          <table:table-cell office:value-type="float" office:value="-80.2893360758239" calcext:value-type="float">
            <text:p>-80.2893360758239</text:p>
          </table:table-cell>
          <table:table-cell table:formula="of:=ABS(100*([.D53]-[.B53])/[.B53])" office:value-type="float" office:value="20.2312375410939" calcext:value-type="float">
            <text:p>20.2312375410939</text:p>
          </table:table-cell>
          <table:table-cell table:formula="of:=ABS(100*([.E53]-[.C53])/[.C53])" office:value-type="float" office:value="19.1974728711261" calcext:value-type="float">
            <text:p>19.1974728711261</text:p>
          </table:table-cell>
          <table:table-cell office:value-type="float" office:value="-10.5048198234631" calcext:value-type="float">
            <text:p>-10.5048198234631</text:p>
          </table:table-cell>
          <table:table-cell table:formula="of:=([.E53]-[.D53])/0.04" office:value-type="float" office:value="-34.0595409926248" calcext:value-type="float">
            <text:p>-34.0595409926248</text:p>
          </table:table-cell>
          <table:table-cell table:formula="of:=100*([.I53]-[.H53])/[.H53]" office:value-type="float" office:value="224.227750356564" calcext:value-type="float">
            <text:p>224.227750356564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-98.9325224362964" calcext:value-type="float">
            <text:p>-98.9325224362964</text:p>
          </table:table-cell>
          <table:table-cell office:value-type="float" office:value="-99.3510642886927" calcext:value-type="float">
            <text:p>-99.3510642886927</text:p>
          </table:table-cell>
          <table:table-cell office:value-type="float" office:value="-79.2832654321373" calcext:value-type="float">
            <text:p>-79.2832654321373</text:p>
          </table:table-cell>
          <table:table-cell office:value-type="float" office:value="-80.6705796113907" calcext:value-type="float">
            <text:p>-80.6705796113907</text:p>
          </table:table-cell>
          <table:table-cell table:formula="of:=ABS(100*([.D54]-[.B54])/[.B54])" office:value-type="float" office:value="19.8612716225965" calcext:value-type="float">
            <text:p>19.8612716225965</text:p>
          </table:table-cell>
          <table:table-cell table:formula="of:=ABS(100*([.E54]-[.C54])/[.C54])" office:value-type="float" office:value="18.8025008197401" calcext:value-type="float">
            <text:p>18.8025008197401</text:p>
          </table:table-cell>
          <table:table-cell office:value-type="float" office:value="-10.4635463099072" calcext:value-type="float">
            <text:p>-10.4635463099072</text:p>
          </table:table-cell>
          <table:table-cell table:formula="of:=([.E54]-[.D54])/0.04" office:value-type="float" office:value="-34.6828544813352" calcext:value-type="float">
            <text:p>-34.6828544813352</text:p>
          </table:table-cell>
          <table:table-cell table:formula="of:=100*([.I54]-[.H54])/[.H54]" office:value-type="float" office:value="231.463668761101" calcext:value-type="float">
            <text:p>231.463668761101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-98.9025750508923" calcext:value-type="float">
            <text:p>-98.9025750508923</text:p>
          </table:table-cell>
          <table:table-cell office:value-type="float" office:value="-99.3235835045878" calcext:value-type="float">
            <text:p>-99.3235835045878</text:p>
          </table:table-cell>
          <table:table-cell office:value-type="float" office:value="-78.4868679982486" calcext:value-type="float">
            <text:p>-78.4868679982486</text:p>
          </table:table-cell>
          <table:table-cell office:value-type="float" office:value="-79.8489238879309" calcext:value-type="float">
            <text:p>-79.8489238879309</text:p>
          </table:table-cell>
          <table:table-cell table:formula="of:=ABS(100*([.D55]-[.B55])/[.B55])" office:value-type="float" office:value="20.6422401460613" calcext:value-type="float">
            <text:p>20.6422401460613</text:p>
          </table:table-cell>
          <table:table-cell table:formula="of:=ABS(100*([.E55]-[.C55])/[.C55])" office:value-type="float" office:value="19.6072865370966" calcext:value-type="float">
            <text:p>19.6072865370966</text:p>
          </table:table-cell>
          <table:table-cell office:value-type="float" office:value="-10.5252113423894" calcext:value-type="float">
            <text:p>-10.5252113423894</text:p>
          </table:table-cell>
          <table:table-cell table:formula="of:=([.E55]-[.D55])/0.04" office:value-type="float" office:value="-34.0513972420574" calcext:value-type="float">
            <text:p>-34.0513972420574</text:p>
          </table:table-cell>
          <table:table-cell table:formula="of:=100*([.I55]-[.H55])/[.H55]" office:value-type="float" office:value="223.522218550788" calcext:value-type="float">
            <text:p>223.522218550788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-98.9475001715161" calcext:value-type="float">
            <text:p>-98.9475001715161</text:p>
          </table:table-cell>
          <table:table-cell office:value-type="float" office:value="-99.3691904101736" calcext:value-type="float">
            <text:p>-99.3691904101736</text:p>
          </table:table-cell>
          <table:table-cell office:value-type="float" office:value="-78.6355437253899" calcext:value-type="float">
            <text:p>-78.6355437253899</text:p>
          </table:table-cell>
          <table:table-cell office:value-type="float" office:value="-79.9268123778076" calcext:value-type="float">
            <text:p>-79.9268123778076</text:p>
          </table:table-cell>
          <table:table-cell table:formula="of:=ABS(100*([.D56]-[.B56])/[.B56])" office:value-type="float" office:value="20.5280137556961" calcext:value-type="float">
            <text:p>20.5280137556961</text:p>
          </table:table-cell>
          <table:table-cell table:formula="of:=ABS(100*([.E56]-[.C56])/[.C56])" office:value-type="float" office:value="19.5658009812823" calcext:value-type="float">
            <text:p>19.5658009812823</text:p>
          </table:table-cell>
          <table:table-cell office:value-type="float" office:value="-10.5422559664373" calcext:value-type="float">
            <text:p>-10.5422559664373</text:p>
          </table:table-cell>
          <table:table-cell table:formula="of:=([.E56]-[.D56])/0.04" office:value-type="float" office:value="-32.2817163104425" calcext:value-type="float">
            <text:p>-32.2817163104425</text:p>
          </table:table-cell>
          <table:table-cell table:formula="of:=100*([.I56]-[.H56])/[.H56]" office:value-type="float" office:value="206.212602058001" calcext:value-type="float">
            <text:p>206.212602058001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-98.9443038312269" calcext:value-type="float">
            <text:p>-98.9443038312269</text:p>
          </table:table-cell>
          <table:table-cell office:value-type="float" office:value="-99.3624920597408" calcext:value-type="float">
            <text:p>-99.3624920597408</text:p>
          </table:table-cell>
          <table:table-cell office:value-type="float" office:value="-78.6891678886862" calcext:value-type="float">
            <text:p>-78.6891678886862</text:p>
          </table:table-cell>
          <table:table-cell office:value-type="float" office:value="-80.0448539165536" calcext:value-type="float">
            <text:p>-80.0448539165536</text:p>
          </table:table-cell>
          <table:table-cell table:formula="of:=ABS(100*([.D57]-[.B57])/[.B57])" office:value-type="float" office:value="20.4712501460323" calcext:value-type="float">
            <text:p>20.4712501460323</text:p>
          </table:table-cell>
          <table:table-cell table:formula="of:=ABS(100*([.E57]-[.C57])/[.C57])" office:value-type="float" office:value="19.4415797578553" calcext:value-type="float">
            <text:p>19.4415797578553</text:p>
          </table:table-cell>
          <table:table-cell office:value-type="float" office:value="-10.4547057128464" calcext:value-type="float">
            <text:p>-10.4547057128464</text:p>
          </table:table-cell>
          <table:table-cell table:formula="of:=([.E57]-[.D57])/0.04" office:value-type="float" office:value="-33.8921506966852" calcext:value-type="float">
            <text:p>-33.8921506966852</text:p>
          </table:table-cell>
          <table:table-cell table:formula="of:=100*([.I57]-[.H57])/[.H57]" office:value-type="float" office:value="224.180819887064" calcext:value-type="float">
            <text:p>224.180819887064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-98.9035679250978" calcext:value-type="float">
            <text:p>-98.9035679250978</text:p>
          </table:table-cell>
          <table:table-cell office:value-type="float" office:value="-99.3257043084651" calcext:value-type="float">
            <text:p>-99.3257043084651</text:p>
          </table:table-cell>
          <table:table-cell office:value-type="float" office:value="-78.1474729816805" calcext:value-type="float">
            <text:p>-78.1474729816805</text:p>
          </table:table-cell>
          <table:table-cell office:value-type="float" office:value="-79.5118892281162" calcext:value-type="float">
            <text:p>-79.5118892281162</text:p>
          </table:table-cell>
          <table:table-cell table:formula="of:=ABS(100*([.D58]-[.B58])/[.B58])" office:value-type="float" office:value="20.9861943091238" calcext:value-type="float">
            <text:p>20.9861943091238</text:p>
          </table:table-cell>
          <table:table-cell table:formula="of:=ABS(100*([.E58]-[.C58])/[.C58])" office:value-type="float" office:value="19.9483257816278" calcext:value-type="float">
            <text:p>19.9483257816278</text:p>
          </table:table-cell>
          <table:table-cell office:value-type="float" office:value="-10.5534095841826" calcext:value-type="float">
            <text:p>-10.5534095841826</text:p>
          </table:table-cell>
          <table:table-cell table:formula="of:=([.E58]-[.D58])/0.04" office:value-type="float" office:value="-34.1104061608927" calcext:value-type="float">
            <text:p>-34.1104061608927</text:p>
          </table:table-cell>
          <table:table-cell table:formula="of:=100*([.I58]-[.H58])/[.H58]" office:value-type="float" office:value="223.216927086932" calcext:value-type="float">
            <text:p>223.216927086932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-98.9075178131954" calcext:value-type="float">
            <text:p>-98.9075178131954</text:p>
          </table:table-cell>
          <table:table-cell office:value-type="float" office:value="-99.331144063014" calcext:value-type="float">
            <text:p>-99.331144063014</text:p>
          </table:table-cell>
          <table:table-cell office:value-type="float" office:value="-78.4223965446895" calcext:value-type="float">
            <text:p>-78.4223965446895</text:p>
          </table:table-cell>
          <table:table-cell office:value-type="float" office:value="-79.8298454966777" calcext:value-type="float">
            <text:p>-79.8298454966777</text:p>
          </table:table-cell>
          <table:table-cell table:formula="of:=ABS(100*([.D59]-[.B59])/[.B59])" office:value-type="float" office:value="20.7113895095373" calcext:value-type="float">
            <text:p>20.7113895095373</text:p>
          </table:table-cell>
          <table:table-cell table:formula="of:=ABS(100*([.E59]-[.C59])/[.C59])" office:value-type="float" office:value="19.6326124603629" calcext:value-type="float">
            <text:p>19.6326124603629</text:p>
          </table:table-cell>
          <table:table-cell office:value-type="float" office:value="-10.5906562454656" calcext:value-type="float">
            <text:p>-10.5906562454656</text:p>
          </table:table-cell>
          <table:table-cell table:formula="of:=([.E59]-[.D59])/0.04" office:value-type="float" office:value="-35.186223799705" calcext:value-type="float">
            <text:p>-35.186223799705</text:p>
          </table:table-cell>
          <table:table-cell table:formula="of:=100*([.I59]-[.H59])/[.H59]" office:value-type="float" office:value="232.238371109156" calcext:value-type="float">
            <text:p>232.238371109156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-98.9602294258549" calcext:value-type="float">
            <text:p>-98.9602294258549</text:p>
          </table:table-cell>
          <table:table-cell office:value-type="float" office:value="-99.3797053545635" calcext:value-type="float">
            <text:p>-99.3797053545635</text:p>
          </table:table-cell>
          <table:table-cell office:value-type="float" office:value="-78.866362010762" calcext:value-type="float">
            <text:p>-78.866362010762</text:p>
          </table:table-cell>
          <table:table-cell office:value-type="float" office:value="-80.3104389132278" calcext:value-type="float">
            <text:p>-80.3104389132278</text:p>
          </table:table-cell>
          <table:table-cell table:formula="of:=ABS(100*([.D60]-[.B60])/[.B60])" office:value-type="float" office:value="20.30499275484" calcext:value-type="float">
            <text:p>20.30499275484</text:p>
          </table:table-cell>
          <table:table-cell table:formula="of:=ABS(100*([.E60]-[.C60])/[.C60])" office:value-type="float" office:value="19.1882903791081" calcext:value-type="float">
            <text:p>19.1882903791081</text:p>
          </table:table-cell>
          <table:table-cell office:value-type="float" office:value="-10.4868982177134" calcext:value-type="float">
            <text:p>-10.4868982177134</text:p>
          </table:table-cell>
          <table:table-cell table:formula="of:=([.E60]-[.D60])/0.04" office:value-type="float" office:value="-36.1019225616449" calcext:value-type="float">
            <text:p>-36.1019225616449</text:p>
          </table:table-cell>
          <table:table-cell table:formula="of:=100*([.I60]-[.H60])/[.H60]" office:value-type="float" office:value="244.257394437806" calcext:value-type="float">
            <text:p>244.257394437806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-98.9636453434309" calcext:value-type="float">
            <text:p>-98.9636453434309</text:p>
          </table:table-cell>
          <table:table-cell office:value-type="float" office:value="-99.3854944447337" calcext:value-type="float">
            <text:p>-99.3854944447337</text:p>
          </table:table-cell>
          <table:table-cell office:value-type="float" office:value="-78.7097800448147" calcext:value-type="float">
            <text:p>-78.7097800448147</text:p>
          </table:table-cell>
          <table:table-cell office:value-type="float" office:value="-80.0747844632136" calcext:value-type="float">
            <text:p>-80.0747844632136</text:p>
          </table:table-cell>
          <table:table-cell table:formula="of:=ABS(100*([.D61]-[.B61])/[.B61])" office:value-type="float" office:value="20.4659652828367" calcext:value-type="float">
            <text:p>20.4659652828367</text:p>
          </table:table-cell>
          <table:table-cell table:formula="of:=ABS(100*([.E61]-[.C61])/[.C61])" office:value-type="float" office:value="19.4301090812185" calcext:value-type="float">
            <text:p>19.4301090812185</text:p>
          </table:table-cell>
          <table:table-cell office:value-type="float" office:value="-10.5462275325714" calcext:value-type="float">
            <text:p>-10.5462275325714</text:p>
          </table:table-cell>
          <table:table-cell table:formula="of:=([.E61]-[.D61])/0.04" office:value-type="float" office:value="-34.1251104599724" calcext:value-type="float">
            <text:p>-34.1251104599724</text:p>
          </table:table-cell>
          <table:table-cell table:formula="of:=100*([.I61]-[.H61])/[.H61]" office:value-type="float" office:value="223.576467078669" calcext:value-type="float">
            <text:p>223.576467078669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-98.9568035321353" calcext:value-type="float">
            <text:p>-98.9568035321353</text:p>
          </table:table-cell>
          <table:table-cell office:value-type="float" office:value="-99.3751138064879" calcext:value-type="float">
            <text:p>-99.3751138064879</text:p>
          </table:table-cell>
          <table:table-cell office:value-type="float" office:value="-78.8841574457155" calcext:value-type="float">
            <text:p>-78.8841574457155</text:p>
          </table:table-cell>
          <table:table-cell office:value-type="float" office:value="-80.2368820879581" calcext:value-type="float">
            <text:p>-80.2368820879581</text:p>
          </table:table-cell>
          <table:table-cell table:formula="of:=ABS(100*([.D62]-[.B62])/[.B62])" office:value-type="float" office:value="20.2842506729731" calcext:value-type="float">
            <text:p>20.2842506729731</text:p>
          </table:table-cell>
          <table:table-cell table:formula="of:=ABS(100*([.E62]-[.C62])/[.C62])" office:value-type="float" office:value="19.2585759003984" calcext:value-type="float">
            <text:p>19.2585759003984</text:p>
          </table:table-cell>
          <table:table-cell office:value-type="float" office:value="-10.4577568588166" calcext:value-type="float">
            <text:p>-10.4577568588166</text:p>
          </table:table-cell>
          <table:table-cell table:formula="of:=([.E62]-[.D62])/0.04" office:value-type="float" office:value="-33.8181160560648" calcext:value-type="float">
            <text:p>-33.8181160560648</text:p>
          </table:table-cell>
          <table:table-cell table:formula="of:=100*([.I62]-[.H62])/[.H62]" office:value-type="float" office:value="223.378297206765" calcext:value-type="float">
            <text:p>223.378297206765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-98.9067744726844" calcext:value-type="float">
            <text:p>-98.9067744726844</text:p>
          </table:table-cell>
          <table:table-cell office:value-type="float" office:value="-99.3247827368437" calcext:value-type="float">
            <text:p>-99.3247827368437</text:p>
          </table:table-cell>
          <table:table-cell office:value-type="float" office:value="-78.3911524301293" calcext:value-type="float">
            <text:p>-78.3911524301293</text:p>
          </table:table-cell>
          <table:table-cell office:value-type="float" office:value="-79.7250917404745" calcext:value-type="float">
            <text:p>-79.7250917404745</text:p>
          </table:table-cell>
          <table:table-cell table:formula="of:=ABS(100*([.D63]-[.B63])/[.B63])" office:value-type="float" office:value="20.7423830692416" calcext:value-type="float">
            <text:p>20.7423830692416</text:p>
          </table:table-cell>
          <table:table-cell table:formula="of:=ABS(100*([.E63]-[.C63])/[.C63])" office:value-type="float" office:value="19.7329311540481" calcext:value-type="float">
            <text:p>19.7329311540481</text:p>
          </table:table-cell>
          <table:table-cell office:value-type="float" office:value="-10.4502066039835" calcext:value-type="float">
            <text:p>-10.4502066039835</text:p>
          </table:table-cell>
          <table:table-cell table:formula="of:=([.E63]-[.D63])/0.04" office:value-type="float" office:value="-33.34848275863" calcext:value-type="float">
            <text:p>-33.34848275863</text:p>
          </table:table-cell>
          <table:table-cell table:formula="of:=100*([.I63]-[.H63])/[.H63]" office:value-type="float" office:value="219.11792773473" calcext:value-type="float">
            <text:p>219.11792773473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-98.9622760729877" calcext:value-type="float">
            <text:p>-98.9622760729877</text:p>
          </table:table-cell>
          <table:table-cell office:value-type="float" office:value="-99.381071929172" calcext:value-type="float">
            <text:p>-99.381071929172</text:p>
          </table:table-cell>
          <table:table-cell office:value-type="float" office:value="-78.759395952387" calcext:value-type="float">
            <text:p>-78.759395952387</text:p>
          </table:table-cell>
          <table:table-cell office:value-type="float" office:value="-80.1010116000611" calcext:value-type="float">
            <text:p>-80.1010116000611</text:p>
          </table:table-cell>
          <table:table-cell table:formula="of:=ABS(100*([.D64]-[.B64])/[.B64])" office:value-type="float" office:value="20.414728644378" calcext:value-type="float">
            <text:p>20.414728644378</text:p>
          </table:table-cell>
          <table:table-cell table:formula="of:=ABS(100*([.E64]-[.C64])/[.C64])" office:value-type="float" office:value="19.4001331992591" calcext:value-type="float">
            <text:p>19.4001331992591</text:p>
          </table:table-cell>
          <table:table-cell office:value-type="float" office:value="-10.4698964046072" calcext:value-type="float">
            <text:p>-10.4698964046072</text:p>
          </table:table-cell>
          <table:table-cell table:formula="of:=([.E64]-[.D64])/0.04" office:value-type="float" office:value="-33.5403911918526" calcext:value-type="float">
            <text:p>-33.5403911918526</text:p>
          </table:table-cell>
          <table:table-cell table:formula="of:=100*([.I64]-[.H64])/[.H64]" office:value-type="float" office:value="220.350745563188" calcext:value-type="float">
            <text:p>220.350745563188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-98.9561365963456" calcext:value-type="float">
            <text:p>-98.9561365963456</text:p>
          </table:table-cell>
          <table:table-cell office:value-type="float" office:value="-99.3762990484656" calcext:value-type="float">
            <text:p>-99.3762990484656</text:p>
          </table:table-cell>
          <table:table-cell office:value-type="float" office:value="-78.5692175471809" calcext:value-type="float">
            <text:p>-78.5692175471809</text:p>
          </table:table-cell>
          <table:table-cell office:value-type="float" office:value="-79.8766513914968" calcext:value-type="float">
            <text:p>-79.8766513914968</text:p>
          </table:table-cell>
          <table:table-cell table:formula="of:=ABS(100*([.D65]-[.B65])/[.B65])" office:value-type="float" office:value="20.6019755321749" calcext:value-type="float">
            <text:p>20.6019755321749</text:p>
          </table:table-cell>
          <table:table-cell table:formula="of:=ABS(100*([.E65]-[.C65])/[.C65])" office:value-type="float" office:value="19.6220304475807" calcext:value-type="float">
            <text:p>19.6220304475807</text:p>
          </table:table-cell>
          <table:table-cell office:value-type="float" office:value="-10.504061303002" calcext:value-type="float">
            <text:p>-10.504061303002</text:p>
          </table:table-cell>
          <table:table-cell table:formula="of:=([.E65]-[.D65])/0.04" office:value-type="float" office:value="-32.6858461078974" calcext:value-type="float">
            <text:p>-32.6858461078974</text:p>
          </table:table-cell>
          <table:table-cell table:formula="of:=100*([.I65]-[.H65])/[.H65]" office:value-type="float" office:value="211.173413454432" calcext:value-type="float">
            <text:p>211.173413454432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-98.9530623491241" calcext:value-type="float">
            <text:p>-98.9530623491241</text:p>
          </table:table-cell>
          <table:table-cell office:value-type="float" office:value="-99.3737159479562" calcext:value-type="float">
            <text:p>-99.3737159479562</text:p>
          </table:table-cell>
          <table:table-cell office:value-type="float" office:value="-78.9245650366129" calcext:value-type="float">
            <text:p>-78.9245650366129</text:p>
          </table:table-cell>
          <table:table-cell office:value-type="float" office:value="-80.3527823604489" calcext:value-type="float">
            <text:p>-80.3527823604489</text:p>
          </table:table-cell>
          <table:table-cell table:formula="of:=ABS(100*([.D66]-[.B66])/[.B66])" office:value-type="float" office:value="20.2404016985822" calcext:value-type="float">
            <text:p>20.2404016985822</text:p>
          </table:table-cell>
          <table:table-cell table:formula="of:=ABS(100*([.E66]-[.C66])/[.C66])" office:value-type="float" office:value="19.1408094243642" calcext:value-type="float">
            <text:p>19.1408094243642</text:p>
          </table:table-cell>
          <table:table-cell office:value-type="float" office:value="-10.5163399708037" calcext:value-type="float">
            <text:p>-10.5163399708037</text:p>
          </table:table-cell>
          <table:table-cell table:formula="of:=([.E66]-[.D66])/0.04" office:value-type="float" office:value="-35.7054330958999" calcext:value-type="float">
            <text:p>-35.7054330958999</text:p>
          </table:table-cell>
          <table:table-cell table:formula="of:=100*([.I66]-[.H66])/[.H66]" office:value-type="float" office:value="239.523381661568" calcext:value-type="float">
            <text:p>239.523381661568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-98.9674846582801" calcext:value-type="float">
            <text:p>-98.9674846582801</text:p>
          </table:table-cell>
          <table:table-cell office:value-type="float" office:value="-99.3881764743936" calcext:value-type="float">
            <text:p>-99.3881764743936</text:p>
          </table:table-cell>
          <table:table-cell office:value-type="float" office:value="-79.9243152575936" calcext:value-type="float">
            <text:p>-79.9243152575936</text:p>
          </table:table-cell>
          <table:table-cell office:value-type="float" office:value="-81.2838772032957" calcext:value-type="float">
            <text:p>-81.2838772032957</text:p>
          </table:table-cell>
          <table:table-cell table:formula="of:=ABS(100*([.D67]-[.B67])/[.B67])" office:value-type="float" office:value="19.2418443961062" calcext:value-type="float">
            <text:p>19.2418443961062</text:p>
          </table:table-cell>
          <table:table-cell table:formula="of:=ABS(100*([.E67]-[.C67])/[.C67])" office:value-type="float" office:value="18.2157474996659" calcext:value-type="float">
            <text:p>18.2157474996659</text:p>
          </table:table-cell>
          <table:table-cell office:value-type="float" office:value="-10.5172954028379" calcext:value-type="float">
            <text:p>-10.5172954028379</text:p>
          </table:table-cell>
          <table:table-cell table:formula="of:=([.E67]-[.D67])/0.04" office:value-type="float" office:value="-33.9890486425524" calcext:value-type="float">
            <text:p>-33.9890486425524</text:p>
          </table:table-cell>
          <table:table-cell table:formula="of:=100*([.I67]-[.H67])/[.H67]" office:value-type="float" office:value="223.172900833242" calcext:value-type="float">
            <text:p>223.172900833242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-98.9426128502179" calcext:value-type="float">
            <text:p>-98.9426128502179</text:p>
          </table:table-cell>
          <table:table-cell office:value-type="float" office:value="-99.3659270292348" calcext:value-type="float">
            <text:p>-99.3659270292348</text:p>
          </table:table-cell>
          <table:table-cell office:value-type="float" office:value="-79.0519647673958" calcext:value-type="float">
            <text:p>-79.0519647673958</text:p>
          </table:table-cell>
          <table:table-cell office:value-type="float" office:value="-80.3844463041074" calcext:value-type="float">
            <text:p>-80.3844463041074</text:p>
          </table:table-cell>
          <table:table-cell table:formula="of:=ABS(100*([.D68]-[.B68])/[.B68])" office:value-type="float" office:value="20.103216915176" calcext:value-type="float">
            <text:p>20.103216915176</text:p>
          </table:table-cell>
          <table:table-cell table:formula="of:=ABS(100*([.E68]-[.C68])/[.C68])" office:value-type="float" office:value="19.102605181294" calcext:value-type="float">
            <text:p>19.102605181294</text:p>
          </table:table-cell>
          <table:table-cell office:value-type="float" office:value="-10.5828544754228" calcext:value-type="float">
            <text:p>-10.5828544754228</text:p>
          </table:table-cell>
          <table:table-cell table:formula="of:=([.E68]-[.D68])/0.04" office:value-type="float" office:value="-33.3120384177899" calcext:value-type="float">
            <text:p>-33.3120384177899</text:p>
          </table:table-cell>
          <table:table-cell table:formula="of:=100*([.I68]-[.H68])/[.H68]" office:value-type="float" office:value="214.773660501073" calcext:value-type="float">
            <text:p>214.773660501073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-98.9696436343904" calcext:value-type="float">
            <text:p>-98.9696436343904</text:p>
          </table:table-cell>
          <table:table-cell office:value-type="float" office:value="-99.3904024668757" calcext:value-type="float">
            <text:p>-99.3904024668757</text:p>
          </table:table-cell>
          <table:table-cell office:value-type="float" office:value="-78.54272690151" calcext:value-type="float">
            <text:p>-78.54272690151</text:p>
          </table:table-cell>
          <table:table-cell office:value-type="float" office:value="-79.7965712720504" calcext:value-type="float">
            <text:p>-79.7965712720504</text:p>
          </table:table-cell>
          <table:table-cell table:formula="of:=ABS(100*([.D69]-[.B69])/[.B69])" office:value-type="float" office:value="20.6395779379995" calcext:value-type="float">
            <text:p>20.6395779379995</text:p>
          </table:table-cell>
          <table:table-cell table:formula="of:=ABS(100*([.E69]-[.C69])/[.C69])" office:value-type="float" office:value="19.7140072969877" calcext:value-type="float">
            <text:p>19.7140072969877</text:p>
          </table:table-cell>
          <table:table-cell office:value-type="float" office:value="-10.5189708121316" calcext:value-type="float">
            <text:p>-10.5189708121316</text:p>
          </table:table-cell>
          <table:table-cell table:formula="of:=([.E69]-[.D69])/0.04" office:value-type="float" office:value="-31.3461092635102" calcext:value-type="float">
            <text:p>-31.3461092635102</text:p>
          </table:table-cell>
          <table:table-cell table:formula="of:=100*([.I69]-[.H69])/[.H69]" office:value-type="float" office:value="197.995971500924" calcext:value-type="float">
            <text:p>197.995971500924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-98.9330048298663" calcext:value-type="float">
            <text:p>-98.9330048298663</text:p>
          </table:table-cell>
          <table:table-cell office:value-type="float" office:value="-99.3523650733902" calcext:value-type="float">
            <text:p>-99.3523650733902</text:p>
          </table:table-cell>
          <table:table-cell office:value-type="float" office:value="-78.2913015119883" calcext:value-type="float">
            <text:p>-78.2913015119883</text:p>
          </table:table-cell>
          <table:table-cell office:value-type="float" office:value="-79.5754975561466" calcext:value-type="float">
            <text:p>-79.5754975561466</text:p>
          </table:table-cell>
          <table:table-cell table:formula="of:=ABS(100*([.D70]-[.B70])/[.B70])" office:value-type="float" office:value="20.8643246542195" calcext:value-type="float">
            <text:p>20.8643246542195</text:p>
          </table:table-cell>
          <table:table-cell table:formula="of:=ABS(100*([.E70]-[.C70])/[.C70])" office:value-type="float" office:value="19.9057843289737" calcext:value-type="float">
            <text:p>19.9057843289737</text:p>
          </table:table-cell>
          <table:table-cell office:value-type="float" office:value="-10.4840060880967" calcext:value-type="float">
            <text:p>-10.4840060880967</text:p>
          </table:table-cell>
          <table:table-cell table:formula="of:=([.E70]-[.D70])/0.04" office:value-type="float" office:value="-32.1049011039577" calcext:value-type="float">
            <text:p>-32.1049011039577</text:p>
          </table:table-cell>
          <table:table-cell table:formula="of:=100*([.I70]-[.H70])/[.H70]" office:value-type="float" office:value="206.227417593823" calcext:value-type="float">
            <text:p>206.227417593823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-98.9746051830865" calcext:value-type="float">
            <text:p>-98.9746051830865</text:p>
          </table:table-cell>
          <table:table-cell office:value-type="float" office:value="-99.3942806600731" calcext:value-type="float">
            <text:p>-99.3942806600731</text:p>
          </table:table-cell>
          <table:table-cell office:value-type="float" office:value="-78.7795427941743" calcext:value-type="float">
            <text:p>-78.7795427941743</text:p>
          </table:table-cell>
          <table:table-cell office:value-type="float" office:value="-80.1336665753567" calcext:value-type="float">
            <text:p>-80.1336665753567</text:p>
          </table:table-cell>
          <table:table-cell table:formula="of:=ABS(100*([.D71]-[.B71])/[.B71])" office:value-type="float" office:value="20.4042868891012" calcext:value-type="float">
            <text:p>20.4042868891012</text:p>
          </table:table-cell>
          <table:table-cell table:formula="of:=ABS(100*([.E71]-[.C71])/[.C71])" office:value-type="float" office:value="19.3779903197724" calcext:value-type="float">
            <text:p>19.3779903197724</text:p>
          </table:table-cell>
          <table:table-cell office:value-type="float" office:value="-10.491886924666" calcext:value-type="float">
            <text:p>-10.491886924666</text:p>
          </table:table-cell>
          <table:table-cell table:formula="of:=([.E71]-[.D71])/0.04" office:value-type="float" office:value="-33.8530945295599" calcext:value-type="float">
            <text:p>-33.8530945295599</text:p>
          </table:table-cell>
          <table:table-cell table:formula="of:=100*([.I71]-[.H71])/[.H71]" office:value-type="float" office:value="222.659734827799" calcext:value-type="float">
            <text:p>222.65973482779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-98.9540834649732" calcext:value-type="float">
            <text:p>-98.9540834649732</text:p>
          </table:table-cell>
          <table:table-cell office:value-type="float" office:value="-99.3753395420283" calcext:value-type="float">
            <text:p>-99.3753395420283</text:p>
          </table:table-cell>
          <table:table-cell office:value-type="float" office:value="-78.930484703691" calcext:value-type="float">
            <text:p>-78.930484703691</text:p>
          </table:table-cell>
          <table:table-cell office:value-type="float" office:value="-80.3432834533526" calcext:value-type="float">
            <text:p>-80.3432834533526</text:p>
          </table:table-cell>
          <table:table-cell table:formula="of:=ABS(100*([.D72]-[.B72])/[.B72])" office:value-type="float" office:value="20.2352425085822" calcext:value-type="float">
            <text:p>20.2352425085822</text:p>
          </table:table-cell>
          <table:table-cell table:formula="of:=ABS(100*([.E72]-[.C72])/[.C72])" office:value-type="float" office:value="19.1516891176272" calcext:value-type="float">
            <text:p>19.1516891176272</text:p>
          </table:table-cell>
          <table:table-cell office:value-type="float" office:value="-10.5314019263769" calcext:value-type="float">
            <text:p>-10.5314019263769</text:p>
          </table:table-cell>
          <table:table-cell table:formula="of:=([.E72]-[.D72])/0.04" office:value-type="float" office:value="-35.3199687415401" calcext:value-type="float">
            <text:p>-35.3199687415401</text:p>
          </table:table-cell>
          <table:table-cell table:formula="of:=100*([.I72]-[.H72])/[.H72]" office:value-type="float" office:value="235.377654261565" calcext:value-type="float">
            <text:p>235.377654261565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-98.9912873663237" calcext:value-type="float">
            <text:p>-98.9912873663237</text:p>
          </table:table-cell>
          <table:table-cell office:value-type="float" office:value="-99.4130449939264" calcext:value-type="float">
            <text:p>-99.4130449939264</text:p>
          </table:table-cell>
          <table:table-cell office:value-type="float" office:value="-78.375300026061" calcext:value-type="float">
            <text:p>-78.375300026061</text:p>
          </table:table-cell>
          <table:table-cell office:value-type="float" office:value="-79.5711437918314" calcext:value-type="float">
            <text:p>-79.5711437918314</text:p>
          </table:table-cell>
          <table:table-cell table:formula="of:=ABS(100*([.D73]-[.B73])/[.B73])" office:value-type="float" office:value="20.8260624634286" calcext:value-type="float">
            <text:p>20.8260624634286</text:p>
          </table:table-cell>
          <table:table-cell table:formula="of:=ABS(100*([.E73]-[.C73])/[.C73])" office:value-type="float" office:value="19.9590518561294" calcext:value-type="float">
            <text:p>19.9590518561294</text:p>
          </table:table-cell>
          <table:table-cell office:value-type="float" office:value="-10.5439406900668" calcext:value-type="float">
            <text:p>-10.5439406900668</text:p>
          </table:table-cell>
          <table:table-cell table:formula="of:=([.E73]-[.D73])/0.04" office:value-type="float" office:value="-29.8960941442601" calcext:value-type="float">
            <text:p>-29.8960941442601</text:p>
          </table:table-cell>
          <table:table-cell table:formula="of:=100*([.I73]-[.H73])/[.H73]" office:value-type="float" office:value="183.538147861781" calcext:value-type="float">
            <text:p>183.538147861781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-98.9276220682265" calcext:value-type="float">
            <text:p>-98.9276220682265</text:p>
          </table:table-cell>
          <table:table-cell office:value-type="float" office:value="-99.349670526552" calcext:value-type="float">
            <text:p>-99.349670526552</text:p>
          </table:table-cell>
          <table:table-cell office:value-type="float" office:value="-78.7258734950433" calcext:value-type="float">
            <text:p>-78.7258734950433</text:p>
          </table:table-cell>
          <table:table-cell office:value-type="float" office:value="-80.1501452713714" calcext:value-type="float">
            <text:p>-80.1501452713714</text:p>
          </table:table-cell>
          <table:table-cell table:formula="of:=ABS(100*([.D74]-[.B74])/[.B74])" office:value-type="float" office:value="20.4207360399817" calcext:value-type="float">
            <text:p>20.4207360399817</text:p>
          </table:table-cell>
          <table:table-cell table:formula="of:=ABS(100*([.E74]-[.C74])/[.C74])" office:value-type="float" office:value="19.3252027444312" calcext:value-type="float">
            <text:p>19.3252027444312</text:p>
          </table:table-cell>
          <table:table-cell office:value-type="float" office:value="-10.5512114581366" calcext:value-type="float">
            <text:p>-10.5512114581366</text:p>
          </table:table-cell>
          <table:table-cell table:formula="of:=([.E74]-[.D74])/0.04" office:value-type="float" office:value="-35.6067944082024" calcext:value-type="float">
            <text:p>-35.6067944082024</text:p>
          </table:table-cell>
          <table:table-cell table:formula="of:=100*([.I74]-[.H74])/[.H74]" office:value-type="float" office:value="237.466408947232" calcext:value-type="float">
            <text:p>237.466408947232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-98.9339869984403" calcext:value-type="float">
            <text:p>-98.9339869984403</text:p>
          </table:table-cell>
          <table:table-cell office:value-type="float" office:value="-99.3552488936457" calcext:value-type="float">
            <text:p>-99.3552488936457</text:p>
          </table:table-cell>
          <table:table-cell office:value-type="float" office:value="-78.8117479566109" calcext:value-type="float">
            <text:p>-78.8117479566109</text:p>
          </table:table-cell>
          <table:table-cell office:value-type="float" office:value="-80.1719351382918" calcext:value-type="float">
            <text:p>-80.1719351382918</text:p>
          </table:table-cell>
          <table:table-cell table:formula="of:=ABS(100*([.D75]-[.B75])/[.B75])" office:value-type="float" office:value="20.3390560234337" calcext:value-type="float">
            <text:p>20.3390560234337</text:p>
          </table:table-cell>
          <table:table-cell table:formula="of:=ABS(100*([.E75]-[.C75])/[.C75])" office:value-type="float" office:value="19.3078010160174" calcext:value-type="float">
            <text:p>19.3078010160174</text:p>
          </table:table-cell>
          <table:table-cell office:value-type="float" office:value="-10.5315473801351" calcext:value-type="float">
            <text:p>-10.5315473801351</text:p>
          </table:table-cell>
          <table:table-cell table:formula="of:=([.E75]-[.D75])/0.04" office:value-type="float" office:value="-34.0046795420225" calcext:value-type="float">
            <text:p>-34.0046795420225</text:p>
          </table:table-cell>
          <table:table-cell table:formula="of:=100*([.I75]-[.H75])/[.H75]" office:value-type="float" office:value="222.883981950868" calcext:value-type="float">
            <text:p>222.883981950868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-98.9864343243638" calcext:value-type="float">
            <text:p>-98.9864343243638</text:p>
          </table:table-cell>
          <table:table-cell office:value-type="float" office:value="-99.4060018459452" calcext:value-type="float">
            <text:p>-99.4060018459452</text:p>
          </table:table-cell>
          <table:table-cell office:value-type="float" office:value="-78.5671061909537" calcext:value-type="float">
            <text:p>-78.5671061909537</text:p>
          </table:table-cell>
          <table:table-cell office:value-type="float" office:value="-79.8693466896583" calcext:value-type="float">
            <text:p>-79.8693466896583</text:p>
          </table:table-cell>
          <table:table-cell table:formula="of:=ABS(100*([.D76]-[.B76])/[.B76])" office:value-type="float" office:value="20.6284106229132" calcext:value-type="float">
            <text:p>20.6284106229132</text:p>
          </table:table-cell>
          <table:table-cell table:formula="of:=ABS(100*([.E76]-[.C76])/[.C76])" office:value-type="float" office:value="19.6533959655312" calcext:value-type="float">
            <text:p>19.6533959655312</text:p>
          </table:table-cell>
          <table:table-cell office:value-type="float" office:value="-10.4891880395332" calcext:value-type="float">
            <text:p>-10.4891880395332</text:p>
          </table:table-cell>
          <table:table-cell table:formula="of:=([.E76]-[.D76])/0.04" office:value-type="float" office:value="-32.5560124676151" calcext:value-type="float">
            <text:p>-32.5560124676151</text:p>
          </table:table-cell>
          <table:table-cell table:formula="of:=100*([.I76]-[.H76])/[.H76]" office:value-type="float" office:value="210.376859914354" calcext:value-type="float">
            <text:p>210.376859914354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-98.9581268805579" calcext:value-type="float">
            <text:p>-98.9581268805579</text:p>
          </table:table-cell>
          <table:table-cell office:value-type="float" office:value="-99.3806478974734" calcext:value-type="float">
            <text:p>-99.3806478974734</text:p>
          </table:table-cell>
          <table:table-cell office:value-type="float" office:value="-78.3187197620909" calcext:value-type="float">
            <text:p>-78.3187197620909</text:p>
          </table:table-cell>
          <table:table-cell office:value-type="float" office:value="-79.6788022103993" calcext:value-type="float">
            <text:p>-79.6788022103993</text:p>
          </table:table-cell>
          <table:table-cell table:formula="of:=ABS(100*([.D77]-[.B77])/[.B77])" office:value-type="float" office:value="20.8567075480104" calcext:value-type="float">
            <text:p>20.8567075480104</text:p>
          </table:table-cell>
          <table:table-cell table:formula="of:=ABS(100*([.E77]-[.C77])/[.C77])" office:value-type="float" office:value="19.8246299494843" calcext:value-type="float">
            <text:p>19.8246299494843</text:p>
          </table:table-cell>
          <table:table-cell office:value-type="float" office:value="-10.5630254228874" calcext:value-type="float">
            <text:p>-10.5630254228874</text:p>
          </table:table-cell>
          <table:table-cell table:formula="of:=([.E77]-[.D77])/0.04" office:value-type="float" office:value="-34.0020612077101" calcext:value-type="float">
            <text:p>-34.0020612077101</text:p>
          </table:table-cell>
          <table:table-cell table:formula="of:=100*([.I77]-[.H77])/[.H77]" office:value-type="float" office:value="221.896993015242" calcext:value-type="float">
            <text:p>221.896993015242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-98.9673318690218" calcext:value-type="float">
            <text:p>-98.9673318690218</text:p>
          </table:table-cell>
          <table:table-cell office:value-type="float" office:value="-99.386483784892" calcext:value-type="float">
            <text:p>-99.386483784892</text:p>
          </table:table-cell>
          <table:table-cell office:value-type="float" office:value="-78.2421077940513" calcext:value-type="float">
            <text:p>-78.2421077940513</text:p>
          </table:table-cell>
          <table:table-cell office:value-type="float" office:value="-79.5757814058133" calcext:value-type="float">
            <text:p>-79.5757814058133</text:p>
          </table:table-cell>
          <table:table-cell table:formula="of:=ABS(100*([.D78]-[.B78])/[.B78])" office:value-type="float" office:value="20.9414800657648" calcext:value-type="float">
            <text:p>20.9414800657648</text:p>
          </table:table-cell>
          <table:table-cell table:formula="of:=ABS(100*([.E78]-[.C78])/[.C78])" office:value-type="float" office:value="19.9329945326934" calcext:value-type="float">
            <text:p>19.9329945326934</text:p>
          </table:table-cell>
          <table:table-cell office:value-type="float" office:value="-10.4787978967561" calcext:value-type="float">
            <text:p>-10.4787978967561</text:p>
          </table:table-cell>
          <table:table-cell table:formula="of:=([.E78]-[.D78])/0.04" office:value-type="float" office:value="-33.3418402940502" calcext:value-type="float">
            <text:p>-33.3418402940502</text:p>
          </table:table-cell>
          <table:table-cell table:formula="of:=100*([.I78]-[.H78])/[.H78]" office:value-type="float" office:value="218.183828169563" calcext:value-type="float">
            <text:p>218.183828169563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-98.9707513131116" calcext:value-type="float">
            <text:p>-98.9707513131116</text:p>
          </table:table-cell>
          <table:table-cell office:value-type="float" office:value="-99.3942441242236" calcext:value-type="float">
            <text:p>-99.3942441242236</text:p>
          </table:table-cell>
          <table:table-cell office:value-type="float" office:value="-79.1565087351337" calcext:value-type="float">
            <text:p>-79.1565087351337</text:p>
          </table:table-cell>
          <table:table-cell office:value-type="float" office:value="-80.5514411561093" calcext:value-type="float">
            <text:p>-80.5514411561093</text:p>
          </table:table-cell>
          <table:table-cell table:formula="of:=ABS(100*([.D79]-[.B79])/[.B79])" office:value-type="float" office:value="20.020301265868" calcext:value-type="float">
            <text:p>20.020301265868</text:p>
          </table:table-cell>
          <table:table-cell table:formula="of:=ABS(100*([.E79]-[.C79])/[.C79])" office:value-type="float" office:value="18.9576399862395" calcext:value-type="float">
            <text:p>18.9576399862395</text:p>
          </table:table-cell>
          <table:table-cell office:value-type="float" office:value="-10.5873202777982" calcext:value-type="float">
            <text:p>-10.5873202777982</text:p>
          </table:table-cell>
          <table:table-cell table:formula="of:=([.E79]-[.D79])/0.04" office:value-type="float" office:value="-34.8733105243902" calcext:value-type="float">
            <text:p>-34.8733105243902</text:p>
          </table:table-cell>
          <table:table-cell table:formula="of:=100*([.I79]-[.H79])/[.H79]" office:value-type="float" office:value="229.387508919704" calcext:value-type="float">
            <text:p>229.387508919704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-98.9638111699605" calcext:value-type="float">
            <text:p>-98.9638111699605</text:p>
          </table:table-cell>
          <table:table-cell office:value-type="float" office:value="-99.3843561232453" calcext:value-type="float">
            <text:p>-99.3843561232453</text:p>
          </table:table-cell>
          <table:table-cell office:value-type="float" office:value="-78.9390489243004" calcext:value-type="float">
            <text:p>-78.9390489243004</text:p>
          </table:table-cell>
          <table:table-cell office:value-type="float" office:value="-80.243332264044" calcext:value-type="float">
            <text:p>-80.243332264044</text:p>
          </table:table-cell>
          <table:table-cell table:formula="of:=ABS(100*([.D80]-[.B80])/[.B80])" office:value-type="float" office:value="20.2344291402335" calcext:value-type="float">
            <text:p>20.2344291402335</text:p>
          </table:table-cell>
          <table:table-cell table:formula="of:=ABS(100*([.E80]-[.C80])/[.C80])" office:value-type="float" office:value="19.2595943726443" calcext:value-type="float">
            <text:p>19.2595943726443</text:p>
          </table:table-cell>
          <table:table-cell office:value-type="float" office:value="-10.5136238321208" calcext:value-type="float">
            <text:p>-10.5136238321208</text:p>
          </table:table-cell>
          <table:table-cell table:formula="of:=([.E80]-[.D80])/0.04" office:value-type="float" office:value="-32.6070834935901" calcext:value-type="float">
            <text:p>-32.6070834935901</text:p>
          </table:table-cell>
          <table:table-cell table:formula="of:=100*([.I80]-[.H80])/[.H80]" office:value-type="float" office:value="210.141241633263" calcext:value-type="float">
            <text:p>210.141241633263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-98.9923393095029" calcext:value-type="float">
            <text:p>-98.9923393095029</text:p>
          </table:table-cell>
          <table:table-cell office:value-type="float" office:value="-99.4136316257691" calcext:value-type="float">
            <text:p>-99.4136316257691</text:p>
          </table:table-cell>
          <table:table-cell office:value-type="float" office:value="-79.0752290402688" calcext:value-type="float">
            <text:p>-79.0752290402688</text:p>
          </table:table-cell>
          <table:table-cell office:value-type="float" office:value="-80.458432901829" calcext:value-type="float">
            <text:p>-80.458432901829</text:p>
          </table:table-cell>
          <table:table-cell table:formula="of:=ABS(100*([.D81]-[.B81])/[.B81])" office:value-type="float" office:value="20.1198500895737" calcext:value-type="float">
            <text:p>20.1198500895737</text:p>
          </table:table-cell>
          <table:table-cell table:formula="of:=ABS(100*([.E81]-[.C81])/[.C81])" office:value-type="float" office:value="19.0670015911849" calcext:value-type="float">
            <text:p>19.0670015911849</text:p>
          </table:table-cell>
          <table:table-cell office:value-type="float" office:value="-10.5323079066565" calcext:value-type="float">
            <text:p>-10.5323079066565</text:p>
          </table:table-cell>
          <table:table-cell table:formula="of:=([.E81]-[.D81])/0.04" office:value-type="float" office:value="-34.5800965390051" calcext:value-type="float">
            <text:p>-34.5800965390051</text:p>
          </table:table-cell>
          <table:table-cell table:formula="of:=100*([.I81]-[.H81])/[.H81]" office:value-type="float" office:value="228.324018301347" calcext:value-type="float">
            <text:p>228.32401830134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-98.9565429000969" calcext:value-type="float">
            <text:p>-98.9565429000969</text:p>
          </table:table-cell>
          <table:table-cell office:value-type="float" office:value="-99.3785283031138" calcext:value-type="float">
            <text:p>-99.3785283031138</text:p>
          </table:table-cell>
          <table:table-cell office:value-type="float" office:value="-78.7530596444843" calcext:value-type="float">
            <text:p>-78.7530596444843</text:p>
          </table:table-cell>
          <table:table-cell office:value-type="float" office:value="-80.0873869055999" calcext:value-type="float">
            <text:p>-80.0873869055999</text:p>
          </table:table-cell>
          <table:table-cell table:formula="of:=ABS(100*([.D82]-[.B82])/[.B82])" office:value-type="float" office:value="20.4165208924177" calcext:value-type="float">
            <text:p>20.4165208924177</text:p>
          </table:table-cell>
          <table:table-cell table:formula="of:=ABS(100*([.E82]-[.C82])/[.C82])" office:value-type="float" office:value="19.4117801168016" calcext:value-type="float">
            <text:p>19.4117801168016</text:p>
          </table:table-cell>
          <table:table-cell office:value-type="float" office:value="-10.5496350754219" calcext:value-type="float">
            <text:p>-10.5496350754219</text:p>
          </table:table-cell>
          <table:table-cell table:formula="of:=([.E82]-[.D82])/0.04" office:value-type="float" office:value="-33.3581815278901" calcext:value-type="float">
            <text:p>-33.3581815278901</text:p>
          </table:table-cell>
          <table:table-cell table:formula="of:=100*([.I82]-[.H82])/[.H82]" office:value-type="float" office:value="216.202231540753" calcext:value-type="float">
            <text:p>216.202231540753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-99.0352806244806" calcext:value-type="float">
            <text:p>-99.0352806244806</text:p>
          </table:table-cell>
          <table:table-cell office:value-type="float" office:value="-99.4568656613002" calcext:value-type="float">
            <text:p>-99.4568656613002</text:p>
          </table:table-cell>
          <table:table-cell office:value-type="float" office:value="-78.8531695626097" calcext:value-type="float">
            <text:p>-78.8531695626097</text:p>
          </table:table-cell>
          <table:table-cell office:value-type="float" office:value="-80.1638120476494" calcext:value-type="float">
            <text:p>-80.1638120476494</text:p>
          </table:table-cell>
          <table:table-cell table:formula="of:=ABS(100*([.D83]-[.B83])/[.B83])" office:value-type="float" office:value="20.3787084103865" calcext:value-type="float">
            <text:p>20.3787084103865</text:p>
          </table:table-cell>
          <table:table-cell table:formula="of:=ABS(100*([.E83]-[.C83])/[.C83])" office:value-type="float" office:value="19.3984130561214" calcext:value-type="float">
            <text:p>19.3984130561214</text:p>
          </table:table-cell>
          <table:table-cell office:value-type="float" office:value="-10.5396259204895" calcext:value-type="float">
            <text:p>-10.5396259204895</text:p>
          </table:table-cell>
          <table:table-cell table:formula="of:=([.E83]-[.D83])/0.04" office:value-type="float" office:value="-32.7660621259927" calcext:value-type="float">
            <text:p>-32.7660621259927</text:p>
          </table:table-cell>
          <table:table-cell table:formula="of:=100*([.I83]-[.H83])/[.H83]" office:value-type="float" office:value="210.884488436103" calcext:value-type="float">
            <text:p>210.884488436103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-98.9596965083426" calcext:value-type="float">
            <text:p>-98.9596965083426</text:p>
          </table:table-cell>
          <table:table-cell office:value-type="float" office:value="-99.3811042770374" calcext:value-type="float">
            <text:p>-99.3811042770374</text:p>
          </table:table-cell>
          <table:table-cell office:value-type="float" office:value="-79.3544504972914" calcext:value-type="float">
            <text:p>-79.3544504972914</text:p>
          </table:table-cell>
          <table:table-cell office:value-type="float" office:value="-80.8992850403791" calcext:value-type="float">
            <text:p>-80.8992850403791</text:p>
          </table:table-cell>
          <table:table-cell table:formula="of:=ABS(100*([.D84]-[.B84])/[.B84])" office:value-type="float" office:value="19.8113441156304" calcext:value-type="float">
            <text:p>19.8113441156304</text:p>
          </table:table-cell>
          <table:table-cell table:formula="of:=ABS(100*([.E84]-[.C84])/[.C84])" office:value-type="float" office:value="18.5969147466282" calcext:value-type="float">
            <text:p>18.5969147466282</text:p>
          </table:table-cell>
          <table:table-cell office:value-type="float" office:value="-10.5351942173677" calcext:value-type="float">
            <text:p>-10.5351942173677</text:p>
          </table:table-cell>
          <table:table-cell table:formula="of:=([.E84]-[.D84])/0.04" office:value-type="float" office:value="-38.6208635771926" calcext:value-type="float">
            <text:p>-38.6208635771926</text:p>
          </table:table-cell>
          <table:table-cell table:formula="of:=100*([.I84]-[.H84])/[.H84]" office:value-type="float" office:value="266.589004249437" calcext:value-type="float">
            <text:p>266.589004249437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-98.9926310919106" calcext:value-type="float">
            <text:p>-98.9926310919106</text:p>
          </table:table-cell>
          <table:table-cell office:value-type="float" office:value="-99.412946778125" calcext:value-type="float">
            <text:p>-99.412946778125</text:p>
          </table:table-cell>
          <table:table-cell office:value-type="float" office:value="-78.8391027257513" calcext:value-type="float">
            <text:p>-78.8391027257513</text:p>
          </table:table-cell>
          <table:table-cell office:value-type="float" office:value="-80.1583108909999" calcext:value-type="float">
            <text:p>-80.1583108909999</text:p>
          </table:table-cell>
          <table:table-cell table:formula="of:=ABS(100*([.D85]-[.B85])/[.B85])" office:value-type="float" office:value="20.3586147209761" calcext:value-type="float">
            <text:p>20.3586147209761</text:p>
          </table:table-cell>
          <table:table-cell table:formula="of:=ABS(100*([.E85]-[.C85])/[.C85])" office:value-type="float" office:value="19.3683383413818" calcext:value-type="float">
            <text:p>19.3683383413818</text:p>
          </table:table-cell>
          <table:table-cell office:value-type="float" office:value="-10.507892155362" calcext:value-type="float">
            <text:p>-10.507892155362</text:p>
          </table:table-cell>
          <table:table-cell table:formula="of:=([.E85]-[.D85])/0.04" office:value-type="float" office:value="-32.9802041312149" calcext:value-type="float">
            <text:p>-32.9802041312149</text:p>
          </table:table-cell>
          <table:table-cell table:formula="of:=100*([.I85]-[.H85])/[.H85]" office:value-type="float" office:value="213.861273446603" calcext:value-type="float">
            <text:p>213.861273446603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-98.9740836594672" calcext:value-type="float">
            <text:p>-98.9740836594672</text:p>
          </table:table-cell>
          <table:table-cell office:value-type="float" office:value="-99.3954380710174" calcext:value-type="float">
            <text:p>-99.3954380710174</text:p>
          </table:table-cell>
          <table:table-cell office:value-type="float" office:value="-78.5715451626322" calcext:value-type="float">
            <text:p>-78.5715451626322</text:p>
          </table:table-cell>
          <table:table-cell office:value-type="float" office:value="-79.8273655075222" calcext:value-type="float">
            <text:p>-79.8273655075222</text:p>
          </table:table-cell>
          <table:table-cell table:formula="of:=ABS(100*([.D86]-[.B86])/[.B86])" office:value-type="float" office:value="20.614021107821" calcext:value-type="float">
            <text:p>20.614021107821</text:p>
          </table:table-cell>
          <table:table-cell table:formula="of:=ABS(100*([.E86]-[.C86])/[.C86])" office:value-type="float" office:value="19.6870932341119" calcext:value-type="float">
            <text:p>19.6870932341119</text:p>
          </table:table-cell>
          <table:table-cell office:value-type="float" office:value="-10.5338602887546" calcext:value-type="float">
            <text:p>-10.5338602887546</text:p>
          </table:table-cell>
          <table:table-cell table:formula="of:=([.E86]-[.D86])/0.04" office:value-type="float" office:value="-31.3955086222499" calcext:value-type="float">
            <text:p>-31.3955086222499</text:p>
          </table:table-cell>
          <table:table-cell table:formula="of:=100*([.I86]-[.H86])/[.H86]" office:value-type="float" office:value="198.043715804415" calcext:value-type="float">
            <text:p>198.043715804415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-99.0148135866031" calcext:value-type="float">
            <text:p>-99.0148135866031</text:p>
          </table:table-cell>
          <table:table-cell office:value-type="float" office:value="-99.4367048752471" calcext:value-type="float">
            <text:p>-99.4367048752471</text:p>
          </table:table-cell>
          <table:table-cell office:value-type="float" office:value="-79.0691824417683" calcext:value-type="float">
            <text:p>-79.0691824417683</text:p>
          </table:table-cell>
          <table:table-cell office:value-type="float" office:value="-80.3941351636693" calcext:value-type="float">
            <text:p>-80.3941351636693</text:p>
          </table:table-cell>
          <table:table-cell table:formula="of:=ABS(100*([.D87]-[.B87])/[.B87])" office:value-type="float" office:value="20.1440879625445" calcext:value-type="float">
            <text:p>20.1440879625445</text:p>
          </table:table-cell>
          <table:table-cell table:formula="of:=ABS(100*([.E87]-[.C87])/[.C87])" office:value-type="float" office:value="19.1504432246307" calcext:value-type="float">
            <text:p>19.1504432246307</text:p>
          </table:table-cell>
          <table:table-cell office:value-type="float" office:value="-10.5472822161005" calcext:value-type="float">
            <text:p>-10.5472822161005</text:p>
          </table:table-cell>
          <table:table-cell table:formula="of:=([.E87]-[.D87])/0.04" office:value-type="float" office:value="-33.123818047525" calcext:value-type="float">
            <text:p>-33.123818047525</text:p>
          </table:table-cell>
          <table:table-cell table:formula="of:=100*([.I87]-[.H87])/[.H87]" office:value-type="float" office:value="214.050741877004" calcext:value-type="float">
            <text:p>214.050741877004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-98.963090381174" calcext:value-type="float">
            <text:p>-98.963090381174</text:p>
          </table:table-cell>
          <table:table-cell office:value-type="float" office:value="-99.3847883896137" calcext:value-type="float">
            <text:p>-99.3847883896137</text:p>
          </table:table-cell>
          <table:table-cell office:value-type="float" office:value="-78.8502905084298" calcext:value-type="float">
            <text:p>-78.8502905084298</text:p>
          </table:table-cell>
          <table:table-cell office:value-type="float" office:value="-80.2496894324284" calcext:value-type="float">
            <text:p>-80.2496894324284</text:p>
          </table:table-cell>
          <table:table-cell table:formula="of:=ABS(100*([.D88]-[.B88])/[.B88])" office:value-type="float" office:value="20.3235365784114" calcext:value-type="float">
            <text:p>20.3235365784114</text:p>
          </table:table-cell>
          <table:table-cell table:formula="of:=ABS(100*([.E88]-[.C88])/[.C88])" office:value-type="float" office:value="19.2535490262059" calcext:value-type="float">
            <text:p>19.2535490262059</text:p>
          </table:table-cell>
          <table:table-cell office:value-type="float" office:value="-10.5424502109912" calcext:value-type="float">
            <text:p>-10.5424502109912</text:p>
          </table:table-cell>
          <table:table-cell table:formula="of:=([.E88]-[.D88])/0.04" office:value-type="float" office:value="-34.9849730999651" calcext:value-type="float">
            <text:p>-34.9849730999651</text:p>
          </table:table-cell>
          <table:table-cell table:formula="of:=100*([.I88]-[.H88])/[.H88]" office:value-type="float" office:value="231.848596861202" calcext:value-type="float">
            <text:p>231.848596861202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-98.9995390445417" calcext:value-type="float">
            <text:p>-98.9995390445417</text:p>
          </table:table-cell>
          <table:table-cell office:value-type="float" office:value="-99.4211822238891" calcext:value-type="float">
            <text:p>-99.4211822238891</text:p>
          </table:table-cell>
          <table:table-cell office:value-type="float" office:value="-78.7972460147883" calcext:value-type="float">
            <text:p>-78.7972460147883</text:p>
          </table:table-cell>
          <table:table-cell office:value-type="float" office:value="-80.0895893040938" calcext:value-type="float">
            <text:p>-80.0895893040938</text:p>
          </table:table-cell>
          <table:table-cell table:formula="of:=ABS(100*([.D89]-[.B89])/[.B89])" office:value-type="float" office:value="20.4064516105111" calcext:value-type="float">
            <text:p>20.4064516105111</text:p>
          </table:table-cell>
          <table:table-cell table:formula="of:=ABS(100*([.E89]-[.C89])/[.C89])" office:value-type="float" office:value="19.4441390530461" calcext:value-type="float">
            <text:p>19.4441390530461</text:p>
          </table:table-cell>
          <table:table-cell office:value-type="float" office:value="-10.5410794836871" calcext:value-type="float">
            <text:p>-10.5410794836871</text:p>
          </table:table-cell>
          <table:table-cell table:formula="of:=([.E89]-[.D89])/0.04" office:value-type="float" office:value="-32.3085822326377" calcext:value-type="float">
            <text:p>-32.3085822326377</text:p>
          </table:table-cell>
          <table:table-cell table:formula="of:=100*([.I89]-[.H89])/[.H89]" office:value-type="float" office:value="206.50164703375" calcext:value-type="float">
            <text:p>206.50164703375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-98.9821454498652" calcext:value-type="float">
            <text:p>-98.9821454498652</text:p>
          </table:table-cell>
          <table:table-cell office:value-type="float" office:value="-99.403174674893" calcext:value-type="float">
            <text:p>-99.403174674893</text:p>
          </table:table-cell>
          <table:table-cell office:value-type="float" office:value="-78.8501159244639" calcext:value-type="float">
            <text:p>-78.8501159244639</text:p>
          </table:table-cell>
          <table:table-cell office:value-type="float" office:value="-80.2138903003739" calcext:value-type="float">
            <text:p>-80.2138903003739</text:p>
          </table:table-cell>
          <table:table-cell table:formula="of:=ABS(100*([.D90]-[.B90])/[.B90])" office:value-type="float" office:value="20.33905148641" calcext:value-type="float">
            <text:p>20.33905148641</text:p>
          </table:table-cell>
          <table:table-cell table:formula="of:=ABS(100*([.E90]-[.C90])/[.C90])" office:value-type="float" office:value="19.3044985105147" calcext:value-type="float">
            <text:p>19.3044985105147</text:p>
          </table:table-cell>
          <table:table-cell office:value-type="float" office:value="-10.5257306256952" calcext:value-type="float">
            <text:p>-10.5257306256952</text:p>
          </table:table-cell>
          <table:table-cell table:formula="of:=([.E90]-[.D90])/0.04" office:value-type="float" office:value="-34.0943593977499" calcext:value-type="float">
            <text:p>-34.0943593977499</text:p>
          </table:table-cell>
          <table:table-cell table:formula="of:=100*([.I90]-[.H90])/[.H90]" office:value-type="float" office:value="223.914420862334" calcext:value-type="float">
            <text:p>223.914420862334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-98.9869346791159" calcext:value-type="float">
            <text:p>-98.9869346791159</text:p>
          </table:table-cell>
          <table:table-cell office:value-type="float" office:value="-99.4078729957545" calcext:value-type="float">
            <text:p>-99.4078729957545</text:p>
          </table:table-cell>
          <table:table-cell office:value-type="float" office:value="-78.8239693178913" calcext:value-type="float">
            <text:p>-78.8239693178913</text:p>
          </table:table-cell>
          <table:table-cell office:value-type="float" office:value="-80.0640360651213" calcext:value-type="float">
            <text:p>-80.0640360651213</text:p>
          </table:table-cell>
          <table:table-cell table:formula="of:=ABS(100*([.D91]-[.B91])/[.B91])" office:value-type="float" office:value="20.3693198769984" calcext:value-type="float">
            <text:p>20.3693198769984</text:p>
          </table:table-cell>
          <table:table-cell table:formula="of:=ABS(100*([.E91]-[.C91])/[.C91])" office:value-type="float" office:value="19.4590592753748" calcext:value-type="float">
            <text:p>19.4590592753748</text:p>
          </table:table-cell>
          <table:table-cell office:value-type="float" office:value="-10.5234579159639" calcext:value-type="float">
            <text:p>-10.5234579159639</text:p>
          </table:table-cell>
          <table:table-cell table:formula="of:=([.E91]-[.D91])/0.04" office:value-type="float" office:value="-31.0016686807501" calcext:value-type="float">
            <text:p>-31.0016686807501</text:p>
          </table:table-cell>
          <table:table-cell table:formula="of:=100*([.I91]-[.H91])/[.H91]" office:value-type="float" office:value="194.595834642158" calcext:value-type="float">
            <text:p>194.59583464215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-98.947910928597" calcext:value-type="float">
            <text:p>-98.947910928597</text:p>
          </table:table-cell>
          <table:table-cell office:value-type="float" office:value="-99.3684376913384" calcext:value-type="float">
            <text:p>-99.3684376913384</text:p>
          </table:table-cell>
          <table:table-cell office:value-type="float" office:value="-78.5768343957895" calcext:value-type="float">
            <text:p>-78.5768343957895</text:p>
          </table:table-cell>
          <table:table-cell office:value-type="float" office:value="-79.9970729574573" calcext:value-type="float">
            <text:p>-79.9970729574573</text:p>
          </table:table-cell>
          <table:table-cell table:formula="of:=ABS(100*([.D92]-[.B92])/[.B92])" office:value-type="float" office:value="20.5876772350532" calcext:value-type="float">
            <text:p>20.5876772350532</text:p>
          </table:table-cell>
          <table:table-cell table:formula="of:=ABS(100*([.E92]-[.C92])/[.C92])" office:value-type="float" office:value="19.4944845505704" calcext:value-type="float">
            <text:p>19.4944845505704</text:p>
          </table:table-cell>
          <table:table-cell office:value-type="float" office:value="-10.513169068534" calcext:value-type="float">
            <text:p>-10.513169068534</text:p>
          </table:table-cell>
          <table:table-cell table:formula="of:=([.E92]-[.D92])/0.04" office:value-type="float" office:value="-35.505964041695" calcext:value-type="float">
            <text:p>-35.505964041695</text:p>
          </table:table-cell>
          <table:table-cell table:formula="of:=100*([.I92]-[.H92])/[.H92]" office:value-type="float" office:value="237.728460469305" calcext:value-type="float">
            <text:p>237.728460469305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-98.9777144105417" calcext:value-type="float">
            <text:p>-98.9777144105417</text:p>
          </table:table-cell>
          <table:table-cell office:value-type="float" office:value="-99.3968876150712" calcext:value-type="float">
            <text:p>-99.3968876150712</text:p>
          </table:table-cell>
          <table:table-cell office:value-type="float" office:value="-79.4282621816554" calcext:value-type="float">
            <text:p>-79.4282621816554</text:p>
          </table:table-cell>
          <table:table-cell office:value-type="float" office:value="-80.8868476303749" calcext:value-type="float">
            <text:p>-80.8868476303749</text:p>
          </table:table-cell>
          <table:table-cell table:formula="of:=ABS(100*([.D93]-[.B93])/[.B93])" office:value-type="float" office:value="19.7513676137223" calcext:value-type="float">
            <text:p>19.7513676137223</text:p>
          </table:table-cell>
          <table:table-cell table:formula="of:=ABS(100*([.E93]-[.C93])/[.C93])" office:value-type="float" office:value="18.622353706264" calcext:value-type="float">
            <text:p>18.622353706264</text:p>
          </table:table-cell>
          <table:table-cell office:value-type="float" office:value="-10.4793301132371" calcext:value-type="float">
            <text:p>-10.4793301132371</text:p>
          </table:table-cell>
          <table:table-cell table:formula="of:=([.E93]-[.D93])/0.04" office:value-type="float" office:value="-36.4646362179876" calcext:value-type="float">
            <text:p>-36.4646362179876</text:p>
          </table:table-cell>
          <table:table-cell table:formula="of:=100*([.I93]-[.H93])/[.H93]" office:value-type="float" office:value="247.967244317715" calcext:value-type="float">
            <text:p>247.967244317715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-98.9852709170718" calcext:value-type="float">
            <text:p>-98.9852709170718</text:p>
          </table:table-cell>
          <table:table-cell office:value-type="float" office:value="-99.4050590131716" calcext:value-type="float">
            <text:p>-99.4050590131716</text:p>
          </table:table-cell>
          <table:table-cell office:value-type="float" office:value="-78.8403011455888" calcext:value-type="float">
            <text:p>-78.8403011455888</text:p>
          </table:table-cell>
          <table:table-cell office:value-type="float" office:value="-80.2371731002616" calcext:value-type="float">
            <text:p>-80.2371731002616</text:p>
          </table:table-cell>
          <table:table-cell table:formula="of:=ABS(100*([.D94]-[.B94])/[.B94])" office:value-type="float" office:value="20.3514821799701" calcext:value-type="float">
            <text:p>20.3514821799701</text:p>
          </table:table-cell>
          <table:table-cell table:formula="of:=ABS(100*([.E94]-[.C94])/[.C94])" office:value-type="float" office:value="19.282606039568" calcext:value-type="float">
            <text:p>19.282606039568</text:p>
          </table:table-cell>
          <table:table-cell office:value-type="float" office:value="-10.4947024024934" calcext:value-type="float">
            <text:p>-10.4947024024934</text:p>
          </table:table-cell>
          <table:table-cell table:formula="of:=([.E94]-[.D94])/0.04" office:value-type="float" office:value="-34.9217988668201" calcext:value-type="float">
            <text:p>-34.9217988668201</text:p>
          </table:table-cell>
          <table:table-cell table:formula="of:=100*([.I94]-[.H94])/[.H94]" office:value-type="float" office:value="232.756447276896" calcext:value-type="float">
            <text:p>232.756447276896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-98.9887424843685" calcext:value-type="float">
            <text:p>-98.9887424843685</text:p>
          </table:table-cell>
          <table:table-cell office:value-type="float" office:value="-99.4102888512645" calcext:value-type="float">
            <text:p>-99.4102888512645</text:p>
          </table:table-cell>
          <table:table-cell office:value-type="float" office:value="-79.0164207657107" calcext:value-type="float">
            <text:p>-79.0164207657107</text:p>
          </table:table-cell>
          <table:table-cell office:value-type="float" office:value="-80.4059130035627" calcext:value-type="float">
            <text:p>-80.4059130035627</text:p>
          </table:table-cell>
          <table:table-cell table:formula="of:=ABS(100*([.D95]-[.B95])/[.B95])" office:value-type="float" office:value="20.1763566415763" calcext:value-type="float">
            <text:p>20.1763566415763</text:p>
          </table:table-cell>
          <table:table-cell table:formula="of:=ABS(100*([.E95]-[.C95])/[.C95])" office:value-type="float" office:value="19.1171115860409" calcext:value-type="float">
            <text:p>19.1171115860409</text:p>
          </table:table-cell>
          <table:table-cell office:value-type="float" office:value="-10.5386591723995" calcext:value-type="float">
            <text:p>-10.5386591723995</text:p>
          </table:table-cell>
          <table:table-cell table:formula="of:=([.E95]-[.D95])/0.04" office:value-type="float" office:value="-34.7373059462999" calcext:value-type="float">
            <text:p>-34.7373059462999</text:p>
          </table:table-cell>
          <table:table-cell table:formula="of:=100*([.I95]-[.H95])/[.H95]" office:value-type="float" office:value="229.617889506059" calcext:value-type="float">
            <text:p>229.617889506059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-99.0081839204676" calcext:value-type="float">
            <text:p>-99.0081839204676</text:p>
          </table:table-cell>
          <table:table-cell office:value-type="float" office:value="-99.4292522783715" calcext:value-type="float">
            <text:p>-99.4292522783715</text:p>
          </table:table-cell>
          <table:table-cell office:value-type="float" office:value="-79.0738017099389" calcext:value-type="float">
            <text:p>-79.0738017099389</text:p>
          </table:table-cell>
          <table:table-cell office:value-type="float" office:value="-80.4565830736262" calcext:value-type="float">
            <text:p>-80.4565830736262</text:p>
          </table:table-cell>
          <table:table-cell table:formula="of:=ABS(100*([.D96]-[.B96])/[.B96])" office:value-type="float" office:value="20.1340752058858" calcext:value-type="float">
            <text:p>20.1340752058858</text:p>
          </table:table-cell>
          <table:table-cell table:formula="of:=ABS(100*([.E96]-[.C96])/[.C96])" office:value-type="float" office:value="19.0815768699815" calcext:value-type="float">
            <text:p>19.0815768699815</text:p>
          </table:table-cell>
          <table:table-cell office:value-type="float" office:value="-10.5267089475973" calcext:value-type="float">
            <text:p>-10.5267089475973</text:p>
          </table:table-cell>
          <table:table-cell table:formula="of:=([.E96]-[.D96])/0.04" office:value-type="float" office:value="-34.5695340921825" calcext:value-type="float">
            <text:p>-34.5695340921825</text:p>
          </table:table-cell>
          <table:table-cell table:formula="of:=100*([.I96]-[.H96])/[.H96]" office:value-type="float" office:value="228.398308191782" calcext:value-type="float">
            <text:p>228.398308191782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-98.9548357769963" calcext:value-type="float">
            <text:p>-98.9548357769963</text:p>
          </table:table-cell>
          <table:table-cell office:value-type="float" office:value="-99.3755425181216" calcext:value-type="float">
            <text:p>-99.3755425181216</text:p>
          </table:table-cell>
          <table:table-cell office:value-type="float" office:value="-78.8570591935353" calcext:value-type="float">
            <text:p>-78.8570591935353</text:p>
          </table:table-cell>
          <table:table-cell office:value-type="float" office:value="-80.2856701876586" calcext:value-type="float">
            <text:p>-80.2856701876586</text:p>
          </table:table-cell>
          <table:table-cell table:formula="of:=ABS(100*([.D97]-[.B97])/[.B97])" office:value-type="float" office:value="20.3100499593099" calcext:value-type="float">
            <text:p>20.3100499593099</text:p>
          </table:table-cell>
          <table:table-cell table:formula="of:=ABS(100*([.E97]-[.C97])/[.C97])" office:value-type="float" office:value="19.2098295483337" calcext:value-type="float">
            <text:p>19.2098295483337</text:p>
          </table:table-cell>
          <table:table-cell office:value-type="float" office:value="-10.5176685281318" calcext:value-type="float">
            <text:p>-10.5176685281318</text:p>
          </table:table-cell>
          <table:table-cell table:formula="of:=([.E97]-[.D97])/0.04" office:value-type="float" office:value="-35.7152748530822" calcext:value-type="float">
            <text:p>-35.7152748530822</text:p>
          </table:table-cell>
          <table:table-cell table:formula="of:=100*([.I97]-[.H97])/[.H97]" office:value-type="float" office:value="239.574067746611" calcext:value-type="float">
            <text:p>239.574067746611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-99.0019854774876" calcext:value-type="float">
            <text:p>-99.0019854774876</text:p>
          </table:table-cell>
          <table:table-cell office:value-type="float" office:value="-99.422441411525" calcext:value-type="float">
            <text:p>-99.422441411525</text:p>
          </table:table-cell>
          <table:table-cell office:value-type="float" office:value="-78.8537771444849" calcext:value-type="float">
            <text:p>-78.8537771444849</text:p>
          </table:table-cell>
          <table:table-cell office:value-type="float" office:value="-80.138504180551" calcext:value-type="float">
            <text:p>-80.138504180551</text:p>
          </table:table-cell>
          <table:table-cell table:formula="of:=ABS(100*([.D98]-[.B98])/[.B98])" office:value-type="float" office:value="20.351317436542" calcext:value-type="float">
            <text:p>20.351317436542</text:p>
          </table:table-cell>
          <table:table-cell table:formula="of:=ABS(100*([.E98]-[.C98])/[.C98])" office:value-type="float" office:value="19.3959602653035" calcext:value-type="float">
            <text:p>19.3959602653035</text:p>
          </table:table-cell>
          <table:table-cell office:value-type="float" office:value="-10.5113983509352" calcext:value-type="float">
            <text:p>-10.5113983509352</text:p>
          </table:table-cell>
          <table:table-cell table:formula="of:=([.E98]-[.D98])/0.04" office:value-type="float" office:value="-32.1181759016525" calcext:value-type="float">
            <text:p>-32.1181759016525</text:p>
          </table:table-cell>
          <table:table-cell table:formula="of:=100*([.I98]-[.H98])/[.H98]" office:value-type="float" office:value="205.555691349048" calcext:value-type="float">
            <text:p>205.555691349048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-98.9579427949397" calcext:value-type="float">
            <text:p>-98.9579427949397</text:p>
          </table:table-cell>
          <table:table-cell office:value-type="float" office:value="-99.3809745733083" calcext:value-type="float">
            <text:p>-99.3809745733083</text:p>
          </table:table-cell>
          <table:table-cell office:value-type="float" office:value="-78.6454488272526" calcext:value-type="float">
            <text:p>-78.6454488272526</text:p>
          </table:table-cell>
          <table:table-cell office:value-type="float" office:value="-79.965297941375" calcext:value-type="float">
            <text:p>-79.965297941375</text:p>
          </table:table-cell>
          <table:table-cell table:formula="of:=ABS(100*([.D99]-[.B99])/[.B99])" office:value-type="float" office:value="20.5263907009249" calcext:value-type="float">
            <text:p>20.5263907009249</text:p>
          </table:table-cell>
          <table:table-cell table:formula="of:=ABS(100*([.E99]-[.C99])/[.C99])" office:value-type="float" office:value="19.5366132353747" calcext:value-type="float">
            <text:p>19.5366132353747</text:p>
          </table:table-cell>
          <table:table-cell office:value-type="float" office:value="-10.5757944592167" calcext:value-type="float">
            <text:p>-10.5757944592167</text:p>
          </table:table-cell>
          <table:table-cell table:formula="of:=([.E99]-[.D99])/0.04" office:value-type="float" office:value="-32.9962278530601" calcext:value-type="float">
            <text:p>-32.9962278530601</text:p>
          </table:table-cell>
          <table:table-cell table:formula="of:=100*([.I99]-[.H99])/[.H99]" office:value-type="float" office:value="211.997627982494" calcext:value-type="float">
            <text:p>211.997627982494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-99.0277905496817" calcext:value-type="float">
            <text:p>-99.0277905496817</text:p>
          </table:table-cell>
          <table:table-cell office:value-type="float" office:value="-99.4473765011881" calcext:value-type="float">
            <text:p>-99.4473765011881</text:p>
          </table:table-cell>
          <table:table-cell office:value-type="float" office:value="-79.0850163449113" calcext:value-type="float">
            <text:p>-79.0850163449113</text:p>
          </table:table-cell>
          <table:table-cell office:value-type="float" office:value="-80.4536711907408" calcext:value-type="float">
            <text:p>-80.4536711907408</text:p>
          </table:table-cell>
          <table:table-cell table:formula="of:=ABS(100*([.D100]-[.B100])/[.B100])" office:value-type="float" office:value="20.1385632195492" calcext:value-type="float">
            <text:p>20.1385632195492</text:p>
          </table:table-cell>
          <table:table-cell table:formula="of:=ABS(100*([.E100]-[.C100])/[.C100])" office:value-type="float" office:value="19.0992522665697" calcext:value-type="float">
            <text:p>19.0992522665697</text:p>
          </table:table-cell>
          <table:table-cell office:value-type="float" office:value="-10.4896487876601" calcext:value-type="float">
            <text:p>-10.4896487876601</text:p>
          </table:table-cell>
          <table:table-cell table:formula="of:=([.E100]-[.D100])/0.04" office:value-type="float" office:value="-34.2163711457378" calcext:value-type="float">
            <text:p>-34.2163711457378</text:p>
          </table:table-cell>
          <table:table-cell table:formula="of:=100*([.I100]-[.H100])/[.H100]" office:value-type="float" office:value="226.191770938885" calcext:value-type="float">
            <text:p>226.191770938885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-98.9655340907791" calcext:value-type="float">
            <text:p>-98.9655340907791</text:p>
          </table:table-cell>
          <table:table-cell office:value-type="float" office:value="-99.3900978082226" calcext:value-type="float">
            <text:p>-99.3900978082226</text:p>
          </table:table-cell>
          <table:table-cell office:value-type="float" office:value="-79.1559912305614" calcext:value-type="float">
            <text:p>-79.1559912305614</text:p>
          </table:table-cell>
          <table:table-cell office:value-type="float" office:value="-80.4465850486789" calcext:value-type="float">
            <text:p>-80.4465850486789</text:p>
          </table:table-cell>
          <table:table-cell table:formula="of:=ABS(100*([.D101]-[.B101])/[.B101])" office:value-type="float" office:value="20.016607844552" calcext:value-type="float">
            <text:p>20.016607844552</text:p>
          </table:table-cell>
          <table:table-cell table:formula="of:=ABS(100*([.E101]-[.C101])/[.C101])" office:value-type="float" office:value="19.0597586452687" calcext:value-type="float">
            <text:p>19.0597586452687</text:p>
          </table:table-cell>
          <table:table-cell office:value-type="float" office:value="-10.6140929360869" calcext:value-type="float">
            <text:p>-10.6140929360869</text:p>
          </table:table-cell>
          <table:table-cell table:formula="of:=([.E101]-[.D101])/0.04" office:value-type="float" office:value="-32.2648454529375" calcext:value-type="float">
            <text:p>-32.2648454529375</text:p>
          </table:table-cell>
          <table:table-cell table:formula="of:=100*([.I101]-[.H101])/[.H101]" office:value-type="float" office:value="203.981184706233" calcext:value-type="float">
            <text:p>203.98118470623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-98.9752082527879" calcext:value-type="float">
            <text:p>-98.9752082527879</text:p>
          </table:table-cell>
          <table:table-cell office:value-type="float" office:value="-99.3992490332885" calcext:value-type="float">
            <text:p>-99.3992490332885</text:p>
          </table:table-cell>
          <table:table-cell office:value-type="float" office:value="-79.1152529251217" calcext:value-type="float">
            <text:p>-79.1152529251217</text:p>
          </table:table-cell>
          <table:table-cell office:value-type="float" office:value="-80.528720581513" calcext:value-type="float">
            <text:p>-80.528720581513</text:p>
          </table:table-cell>
          <table:table-cell table:formula="of:=ABS(100*([.D102]-[.B102])/[.B102])" office:value-type="float" office:value="20.0655857949223" calcext:value-type="float">
            <text:p>20.0655857949223</text:p>
          </table:table-cell>
          <table:table-cell table:formula="of:=ABS(100*([.E102]-[.C102])/[.C102])" office:value-type="float" office:value="18.9845784905838" calcext:value-type="float">
            <text:p>18.9845784905838</text:p>
          </table:table-cell>
          <table:table-cell office:value-type="float" office:value="-10.6010195125151" calcext:value-type="float">
            <text:p>-10.6010195125151</text:p>
          </table:table-cell>
          <table:table-cell table:formula="of:=([.E102]-[.D102])/0.04" office:value-type="float" office:value="-35.3366914097826" calcext:value-type="float">
            <text:p>-35.3366914097826</text:p>
          </table:table-cell>
          <table:table-cell table:formula="of:=100*([.I102]-[.H102])/[.H102]" office:value-type="float" office:value="233.332953194414" calcext:value-type="float">
            <text:p>233.3329531944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7T14:02:47.874267700</dc:date>
    <meta:editing-duration>PT19M11S</meta:editing-duration>
    <meta:editing-cycles>4</meta:editing-cycles>
    <meta:generator>LibreOffice/7.3.7.2$Linux_X86_64 LibreOffice_project/30$Build-2</meta:generator>
    <meta:document-statistic meta:table-count="1" meta:cell-count="102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scatter" chart:style-name="ch1">
        <chart:legend chart:legend-position="end" svg:x="13.284cm" svg:y="3.705cm" style:legend-expansion="high" chart:style-name="ch2"/>
        <chart:plot-area chart:style-name="ch3" table:cell-range-address="'compute-TI-info'.A2:'compute-TI-info'.A102 'compute-TI-info'.F1:'compute-TI-info'.G102 'compute-TI-info'.J1:'compute-TI-info'.J1 'compute-TI-info'.J3:'compute-TI-info'.J102" chart:data-source-has-labels="row" svg:x="0.32cm" svg:y="0.18cm" svg:width="12.644cm" svg:height="8.645cm">
          <chart:coordinate-region svg:x="1.127cm" svg:y="0.38cm" svg:width="11.372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ompute-TI-info'.F2:'compute-TI-info'.F102" chart:label-cell-address="'compute-TI-info'.F1:'compute-TI-info'.F1" chart:class="chart:scatter">
            <chart:domain table:cell-range-address="'compute-TI-info'.A2:'compute-TI-info'.A102"/>
            <chart:data-point chart:repeated="101"/>
          </chart:series>
          <chart:series chart:style-name="ch8" chart:values-cell-range-address="'compute-TI-info'.G2:'compute-TI-info'.G102" chart:label-cell-address="'compute-TI-info'.G1:'compute-TI-info'.G1" chart:class="chart:scatter">
            <chart:data-point chart:repeated="101"/>
          </chart:series>
          <chart:series chart:style-name="ch9" chart:values-cell-range-address="'compute-TI-info'.J3:'compute-TI-info'.J102" chart:label-cell-address="'compute-TI-info'.J1:'compute-TI-info'.J1" chart:class="chart:scatter">
            <chart:domain table:cell-range-address="'compute-TI-info'.A3:'compute-TI-info'.A102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A-Error </text:p>
                <draw:g>
                  <svg:desc>'compute-TI-info'.F1:'compute-TI-info'.F1</svg:desc>
                </draw:g>
              </table:table-cell>
              <table:table-cell office:value-type="string">
                <text:p>uB-Error </text:p>
                <draw:g>
                  <svg:desc>'compute-TI-info'.G1:'compute-TI-info'.G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I-Error</text:p>
                <draw:g>
                  <svg:desc>'compute-TI-info'.J1:'compute-TI-info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mpute-TI-info'.A2:'compute-TI-info'.A102</svg:desc>
                </draw:g>
              </table:table-cell>
              <table:table-cell office:value-type="float" office:value="15.2313849400349">
                <text:p>15.2313849400349</text:p>
                <draw:g>
                  <svg:desc>'compute-TI-info'.F2:'compute-TI-info'.F102</svg:desc>
                </draw:g>
              </table:table-cell>
              <table:table-cell office:value-type="float" office:value="13.8922450672752">
                <text:p>13.8922450672752</text:p>
                <draw:g>
                  <svg:desc>'compute-TI-info'.G2:'compute-TI-info'.G102</svg:desc>
                </draw:g>
              </table:table-cell>
              <table:table-cell office:value-type="float" office:value="100">
                <text:p>100</text:p>
                <draw:g>
                  <svg:desc>'compute-TI-info'.A3:'compute-TI-info'.A102</svg:desc>
                </draw:g>
              </table:table-cell>
              <table:table-cell office:value-type="float" office:value="187.551055549302">
                <text:p>187.551055549302</text:p>
                <draw:g>
                  <svg:desc>'compute-TI-info'.J3:'compute-TI-info'.J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0.1486538656096">
                <text:p>20.1486538656096</text:p>
              </table:table-cell>
              <table:table-cell office:value-type="float" office:value="19.2677226478396">
                <text:p>19.2677226478396</text:p>
              </table:table-cell>
              <table:table-cell office:value-type="float" office:value="200">
                <text:p>200</text:p>
              </table:table-cell>
              <table:table-cell office:value-type="float" office:value="190.889723590797">
                <text:p>190.8897235907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20.7756643956747">
                <text:p>20.7756643956747</text:p>
              </table:table-cell>
              <table:table-cell office:value-type="float" office:value="19.8671264112811">
                <text:p>19.8671264112811</text:p>
              </table:table-cell>
              <table:table-cell office:value-type="float" office:value="300">
                <text:p>300</text:p>
              </table:table-cell>
              <table:table-cell office:value-type="float" office:value="159.676360198556">
                <text:p>159.676360198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20.4927105702294">
                <text:p>20.4927105702294</text:p>
              </table:table-cell>
              <table:table-cell office:value-type="float" office:value="19.7181101424025">
                <text:p>19.7181101424025</text:p>
              </table:table-cell>
              <table:table-cell office:value-type="float" office:value="400">
                <text:p>400</text:p>
              </table:table-cell>
              <table:table-cell office:value-type="float" office:value="212.475034574159">
                <text:p>212.475034574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9.7564200677126">
                <text:p>19.7564200677126</text:p>
              </table:table-cell>
              <table:table-cell office:value-type="float" office:value="18.7813112211383">
                <text:p>18.7813112211383</text:p>
              </table:table-cell>
              <table:table-cell office:value-type="float" office:value="500">
                <text:p>500</text:p>
              </table:table-cell>
              <table:table-cell office:value-type="float" office:value="212.027919831798">
                <text:p>212.0279198317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20.1082221752671">
                <text:p>20.1082221752671</text:p>
              </table:table-cell>
              <table:table-cell office:value-type="float" office:value="19.13817446819">
                <text:p>19.13817446819</text:p>
              </table:table-cell>
              <table:table-cell office:value-type="float" office:value="600">
                <text:p>600</text:p>
              </table:table-cell>
              <table:table-cell office:value-type="float" office:value="225.324164714848">
                <text:p>225.3241647148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20.5050849242213">
                <text:p>20.5050849242213</text:p>
              </table:table-cell>
              <table:table-cell office:value-type="float" office:value="19.4721102681715">
                <text:p>19.4721102681715</text:p>
              </table:table-cell>
              <table:table-cell office:value-type="float" office:value="700">
                <text:p>700</text:p>
              </table:table-cell>
              <table:table-cell office:value-type="float" office:value="231.150530970148">
                <text:p>231.1505309701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20.0937780223736">
                <text:p>20.0937780223736</text:p>
              </table:table-cell>
              <table:table-cell office:value-type="float" office:value="19.0420222583942">
                <text:p>19.0420222583942</text:p>
              </table:table-cell>
              <table:table-cell office:value-type="float" office:value="800">
                <text:p>800</text:p>
              </table:table-cell>
              <table:table-cell office:value-type="float" office:value="213.377551403714">
                <text:p>213.377551403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20.2792063797225">
                <text:p>20.2792063797225</text:p>
              </table:table-cell>
              <table:table-cell office:value-type="float" office:value="19.2898352003695">
                <text:p>19.2898352003695</text:p>
              </table:table-cell>
              <table:table-cell office:value-type="float" office:value="900">
                <text:p>900</text:p>
              </table:table-cell>
              <table:table-cell office:value-type="float" office:value="199.571409578169">
                <text:p>199.5714095781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20.3624511987738">
                <text:p>20.3624511987738</text:p>
              </table:table-cell>
              <table:table-cell office:value-type="float" office:value="19.4397835962759">
                <text:p>19.4397835962759</text:p>
              </table:table-cell>
              <table:table-cell office:value-type="float" office:value="1000">
                <text:p>1000</text:p>
              </table:table-cell>
              <table:table-cell office:value-type="float" office:value="173.209074317134">
                <text:p>173.2090743171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21.0445684487281">
                <text:p>21.0445684487281</text:p>
              </table:table-cell>
              <table:table-cell office:value-type="float" office:value="20.2231011152857">
                <text:p>20.2231011152857</text:p>
              </table:table-cell>
              <table:table-cell office:value-type="float" office:value="1100">
                <text:p>1100</text:p>
              </table:table-cell>
              <table:table-cell office:value-type="float" office:value="200.468649351219">
                <text:p>200.4686493512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">
                <text:p>1100</text:p>
              </table:table-cell>
              <table:table-cell office:value-type="float" office:value="20.6685073881002">
                <text:p>20.6685073881002</text:p>
              </table:table-cell>
              <table:table-cell office:value-type="float" office:value="19.7414290652476">
                <text:p>19.7414290652476</text:p>
              </table:table-cell>
              <table:table-cell office:value-type="float" office:value="1200">
                <text:p>1200</text:p>
              </table:table-cell>
              <table:table-cell office:value-type="float" office:value="209.322961763773">
                <text:p>209.3229617637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20.2507753545001">
                <text:p>20.2507753545001</text:p>
              </table:table-cell>
              <table:table-cell office:value-type="float" office:value="19.2804471006707">
                <text:p>19.2804471006707</text:p>
              </table:table-cell>
              <table:table-cell office:value-type="float" office:value="1300">
                <text:p>1300</text:p>
              </table:table-cell>
              <table:table-cell office:value-type="float" office:value="191.557557651414">
                <text:p>191.5575576514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">
                <text:p>1300</text:p>
              </table:table-cell>
              <table:table-cell office:value-type="float" office:value="20.6754316689625">
                <text:p>20.6754316689625</text:p>
              </table:table-cell>
              <table:table-cell office:value-type="float" office:value="19.7787532491823">
                <text:p>19.7787532491823</text:p>
              </table:table-cell>
              <table:table-cell office:value-type="float" office:value="1400">
                <text:p>1400</text:p>
              </table:table-cell>
              <table:table-cell office:value-type="float" office:value="180.410358519813">
                <text:p>180.4103585198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">
                <text:p>1400</text:p>
              </table:table-cell>
              <table:table-cell office:value-type="float" office:value="20.8515726034877">
                <text:p>20.8515726034877</text:p>
              </table:table-cell>
              <table:table-cell office:value-type="float" office:value="20.0044956720678">
                <text:p>20.0044956720678</text:p>
              </table:table-cell>
              <table:table-cell office:value-type="float" office:value="1500">
                <text:p>1500</text:p>
              </table:table-cell>
              <table:table-cell office:value-type="float" office:value="195.837126969951">
                <text:p>195.8371269699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20.2864392568826">
                <text:p>20.2864392568826</text:p>
              </table:table-cell>
              <table:table-cell office:value-type="float" office:value="19.3776920125425">
                <text:p>19.3776920125425</text:p>
              </table:table-cell>
              <table:table-cell office:value-type="float" office:value="1600">
                <text:p>1600</text:p>
              </table:table-cell>
              <table:table-cell office:value-type="float" office:value="197.736006680511">
                <text:p>197.7360066805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">
                <text:p>1600</text:p>
              </table:table-cell>
              <table:table-cell office:value-type="float" office:value="20.1380391446051">
                <text:p>20.1380391446051</text:p>
              </table:table-cell>
              <table:table-cell office:value-type="float" office:value="19.2209309540783">
                <text:p>19.2209309540783</text:p>
              </table:table-cell>
              <table:table-cell office:value-type="float" office:value="1700">
                <text:p>1700</text:p>
              </table:table-cell>
              <table:table-cell office:value-type="float" office:value="221.568219489466">
                <text:p>221.5682194894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">
                <text:p>1700</text:p>
              </table:table-cell>
              <table:table-cell office:value-type="float" office:value="20.214591437056">
                <text:p>20.214591437056</text:p>
              </table:table-cell>
              <table:table-cell office:value-type="float" office:value="19.1958099571914">
                <text:p>19.1958099571914</text:p>
              </table:table-cell>
              <table:table-cell office:value-type="float" office:value="1800">
                <text:p>1800</text:p>
              </table:table-cell>
              <table:table-cell office:value-type="float" office:value="186.423089132015">
                <text:p>186.423089132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">
                <text:p>1800</text:p>
              </table:table-cell>
              <table:table-cell office:value-type="float" office:value="20.4355830327818">
                <text:p>20.4355830327818</text:p>
              </table:table-cell>
              <table:table-cell office:value-type="float" office:value="19.5617926916772">
                <text:p>19.5617926916772</text:p>
              </table:table-cell>
              <table:table-cell office:value-type="float" office:value="1900">
                <text:p>1900</text:p>
              </table:table-cell>
              <table:table-cell office:value-type="float" office:value="210.289005972591">
                <text:p>210.2890059725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">
                <text:p>1900</text:p>
              </table:table-cell>
              <table:table-cell office:value-type="float" office:value="19.896887367078">
                <text:p>19.896887367078</text:p>
              </table:table-cell>
              <table:table-cell office:value-type="float" office:value="18.9264096652407">
                <text:p>18.9264096652407</text:p>
              </table:table-cell>
              <table:table-cell office:value-type="float" office:value="2000">
                <text:p>2000</text:p>
              </table:table-cell>
              <table:table-cell office:value-type="float" office:value="220.919834254795">
                <text:p>220.9198342547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20.2443000343049">
                <text:p>20.2443000343049</text:p>
              </table:table-cell>
              <table:table-cell office:value-type="float" office:value="19.223289351618">
                <text:p>19.223289351618</text:p>
              </table:table-cell>
              <table:table-cell office:value-type="float" office:value="2100">
                <text:p>2100</text:p>
              </table:table-cell>
              <table:table-cell office:value-type="float" office:value="194.417124487225">
                <text:p>194.4171244872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">
                <text:p>2100</text:p>
              </table:table-cell>
              <table:table-cell office:value-type="float" office:value="19.9980480850191">
                <text:p>19.9980480850191</text:p>
              </table:table-cell>
              <table:table-cell office:value-type="float" office:value="19.0938935985424">
                <text:p>19.0938935985424</text:p>
              </table:table-cell>
              <table:table-cell office:value-type="float" office:value="2200">
                <text:p>2200</text:p>
              </table:table-cell>
              <table:table-cell office:value-type="float" office:value="218.781194689332">
                <text:p>218.7811946893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">
                <text:p>2200</text:p>
              </table:table-cell>
              <table:table-cell office:value-type="float" office:value="19.5356835274653">
                <text:p>19.5356835274653</text:p>
              </table:table-cell>
              <table:table-cell office:value-type="float" office:value="18.5222017008735">
                <text:p>18.5222017008735</text:p>
              </table:table-cell>
              <table:table-cell office:value-type="float" office:value="2300">
                <text:p>2300</text:p>
              </table:table-cell>
              <table:table-cell office:value-type="float" office:value="192.664649326663">
                <text:p>192.6646493266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">
                <text:p>2300</text:p>
              </table:table-cell>
              <table:table-cell office:value-type="float" office:value="20.4771157275439">
                <text:p>20.4771157275439</text:p>
              </table:table-cell>
              <table:table-cell office:value-type="float" office:value="19.5741604777092">
                <text:p>19.5741604777092</text:p>
              </table:table-cell>
              <table:table-cell office:value-type="float" office:value="2400">
                <text:p>2400</text:p>
              </table:table-cell>
              <table:table-cell office:value-type="float" office:value="197.639048952856">
                <text:p>197.6390489528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">
                <text:p>2400</text:p>
              </table:table-cell>
              <table:table-cell office:value-type="float" office:value="20.1380025494376">
                <text:p>20.1380025494376</text:p>
              </table:table-cell>
              <table:table-cell office:value-type="float" office:value="19.2191334624355">
                <text:p>19.2191334624355</text:p>
              </table:table-cell>
              <table:table-cell office:value-type="float" office:value="2500">
                <text:p>2500</text:p>
              </table:table-cell>
              <table:table-cell office:value-type="float" office:value="205.62483846761">
                <text:p>205.624838467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">
                <text:p>2500</text:p>
              </table:table-cell>
              <table:table-cell office:value-type="float" office:value="19.826795787872">
                <text:p>19.826795787872</text:p>
              </table:table-cell>
              <table:table-cell office:value-type="float" office:value="18.869917404224">
                <text:p>18.869917404224</text:p>
              </table:table-cell>
              <table:table-cell office:value-type="float" office:value="2600">
                <text:p>2600</text:p>
              </table:table-cell>
              <table:table-cell office:value-type="float" office:value="214.395441162489">
                <text:p>214.3954411624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">
                <text:p>2600</text:p>
              </table:table-cell>
              <table:table-cell office:value-type="float" office:value="20.0946149853369">
                <text:p>20.0946149853369</text:p>
              </table:table-cell>
              <table:table-cell office:value-type="float" office:value="19.1043828102186">
                <text:p>19.1043828102186</text:p>
              </table:table-cell>
              <table:table-cell office:value-type="float" office:value="2700">
                <text:p>2700</text:p>
              </table:table-cell>
              <table:table-cell office:value-type="float" office:value="222.302866656249">
                <text:p>222.3028666562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">
                <text:p>2700</text:p>
              </table:table-cell>
              <table:table-cell office:value-type="float" office:value="20.3312267068396">
                <text:p>20.3312267068396</text:p>
              </table:table-cell>
              <table:table-cell office:value-type="float" office:value="19.3092344686721">
                <text:p>19.3092344686721</text:p>
              </table:table-cell>
              <table:table-cell office:value-type="float" office:value="2800">
                <text:p>2800</text:p>
              </table:table-cell>
              <table:table-cell office:value-type="float" office:value="229.617422447352">
                <text:p>229.6174224473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">
                <text:p>2800</text:p>
              </table:table-cell>
              <table:table-cell office:value-type="float" office:value="19.7574690635197">
                <text:p>19.7574690635197</text:p>
              </table:table-cell>
              <table:table-cell office:value-type="float" office:value="18.7068714605263">
                <text:p>18.7068714605263</text:p>
              </table:table-cell>
              <table:table-cell office:value-type="float" office:value="2900">
                <text:p>2900</text:p>
              </table:table-cell>
              <table:table-cell office:value-type="float" office:value="228.866258479673">
                <text:p>228.8662584796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">
                <text:p>2900</text:p>
              </table:table-cell>
              <table:table-cell office:value-type="float" office:value="20.0923092782335">
                <text:p>20.0923092782335</text:p>
              </table:table-cell>
              <table:table-cell office:value-type="float" office:value="19.0384865685906">
                <text:p>19.0384865685906</text:p>
              </table:table-cell>
              <table:table-cell office:value-type="float" office:value="3000">
                <text:p>3000</text:p>
              </table:table-cell>
              <table:table-cell office:value-type="float" office:value="206.044616816369">
                <text:p>206.0446168163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">
                <text:p>3000</text:p>
              </table:table-cell>
              <table:table-cell office:value-type="float" office:value="21.0729698074791">
                <text:p>21.0729698074791</text:p>
              </table:table-cell>
              <table:table-cell office:value-type="float" office:value="20.1133456860708">
                <text:p>20.1133456860708</text:p>
              </table:table-cell>
              <table:table-cell office:value-type="float" office:value="3100">
                <text:p>3100</text:p>
              </table:table-cell>
              <table:table-cell office:value-type="float" office:value="224.377791092749">
                <text:p>224.3777910927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">
                <text:p>3100</text:p>
              </table:table-cell>
              <table:table-cell office:value-type="float" office:value="20.4719446266991">
                <text:p>20.4719446266991</text:p>
              </table:table-cell>
              <table:table-cell office:value-type="float" office:value="19.4417048157628">
                <text:p>19.4417048157628</text:p>
              </table:table-cell>
              <table:table-cell office:value-type="float" office:value="3200">
                <text:p>3200</text:p>
              </table:table-cell>
              <table:table-cell office:value-type="float" office:value="206.31582328225">
                <text:p>206.315823282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">
                <text:p>3200</text:p>
              </table:table-cell>
              <table:table-cell office:value-type="float" office:value="20.457978086007">
                <text:p>20.457978086007</text:p>
              </table:table-cell>
              <table:table-cell office:value-type="float" office:value="19.5068121087209">
                <text:p>19.5068121087209</text:p>
              </table:table-cell>
              <table:table-cell office:value-type="float" office:value="3300">
                <text:p>3300</text:p>
              </table:table-cell>
              <table:table-cell office:value-type="float" office:value="228.688208764834">
                <text:p>228.6882087648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">
                <text:p>3300</text:p>
              </table:table-cell>
              <table:table-cell office:value-type="float" office:value="20.3745020727904">
                <text:p>20.3745020727904</text:p>
              </table:table-cell>
              <table:table-cell office:value-type="float" office:value="19.3162750267192">
                <text:p>19.3162750267192</text:p>
              </table:table-cell>
              <table:table-cell office:value-type="float" office:value="3400">
                <text:p>3400</text:p>
              </table:table-cell>
              <table:table-cell office:value-type="float" office:value="217.586171988371">
                <text:p>217.5861719883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">
                <text:p>3400</text:p>
              </table:table-cell>
              <table:table-cell office:value-type="float" office:value="20.5913331028088">
                <text:p>20.5913331028088</text:p>
              </table:table-cell>
              <table:table-cell office:value-type="float" office:value="19.5914928975543">
                <text:p>19.5914928975543</text:p>
              </table:table-cell>
              <table:table-cell office:value-type="float" office:value="3500">
                <text:p>3500</text:p>
              </table:table-cell>
              <table:table-cell office:value-type="float" office:value="193.730333876217">
                <text:p>193.7303338762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">
                <text:p>3500</text:p>
              </table:table-cell>
              <table:table-cell office:value-type="float" office:value="20.5044145546751">
                <text:p>20.5044145546751</text:p>
              </table:table-cell>
              <table:table-cell office:value-type="float" office:value="19.5976271665066">
                <text:p>19.5976271665066</text:p>
              </table:table-cell>
              <table:table-cell office:value-type="float" office:value="3600">
                <text:p>3600</text:p>
              </table:table-cell>
              <table:table-cell office:value-type="float" office:value="226.255364117498">
                <text:p>226.2553641174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">
                <text:p>3600</text:p>
              </table:table-cell>
              <table:table-cell office:value-type="float" office:value="20.8628585760072">
                <text:p>20.8628585760072</text:p>
              </table:table-cell>
              <table:table-cell office:value-type="float" office:value="19.8264770227186">
                <text:p>19.8264770227186</text:p>
              </table:table-cell>
              <table:table-cell office:value-type="float" office:value="3700">
                <text:p>3700</text:p>
              </table:table-cell>
              <table:table-cell office:value-type="float" office:value="212.331861796306">
                <text:p>212.3318617963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">
                <text:p>3700</text:p>
              </table:table-cell>
              <table:table-cell office:value-type="float" office:value="20.7904669627875">
                <text:p>20.7904669627875</text:p>
              </table:table-cell>
              <table:table-cell office:value-type="float" office:value="19.7942270072512">
                <text:p>19.7942270072512</text:p>
              </table:table-cell>
              <table:table-cell office:value-type="float" office:value="3800">
                <text:p>3800</text:p>
              </table:table-cell>
              <table:table-cell office:value-type="float" office:value="207.483472305259">
                <text:p>207.4834723052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">
                <text:p>3800</text:p>
              </table:table-cell>
              <table:table-cell office:value-type="float" office:value="20.3845106444251">
                <text:p>20.3845106444251</text:p>
              </table:table-cell>
              <table:table-cell office:value-type="float" office:value="19.4126605075664">
                <text:p>19.4126605075664</text:p>
              </table:table-cell>
              <table:table-cell office:value-type="float" office:value="3900">
                <text:p>3900</text:p>
              </table:table-cell>
              <table:table-cell office:value-type="float" office:value="202.071507767225">
                <text:p>202.0715077672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">
                <text:p>3900</text:p>
              </table:table-cell>
              <table:table-cell office:value-type="float" office:value="21.0500072116639">
                <text:p>21.0500072116639</text:p>
              </table:table-cell>
              <table:table-cell office:value-type="float" office:value="20.104050044354">
                <text:p>20.104050044354</text:p>
              </table:table-cell>
              <table:table-cell office:value-type="float" office:value="4000">
                <text:p>4000</text:p>
              </table:table-cell>
              <table:table-cell office:value-type="float" office:value="208.635645055547">
                <text:p>208.6356450555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">
                <text:p>4000</text:p>
              </table:table-cell>
              <table:table-cell office:value-type="float" office:value="20.8307819321209">
                <text:p>20.8307819321209</text:p>
              </table:table-cell>
              <table:table-cell office:value-type="float" office:value="19.8617340896822">
                <text:p>19.8617340896822</text:p>
              </table:table-cell>
              <table:table-cell office:value-type="float" office:value="4100">
                <text:p>4100</text:p>
              </table:table-cell>
              <table:table-cell office:value-type="float" office:value="218.191978116389">
                <text:p>218.1919781163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">
                <text:p>4100</text:p>
              </table:table-cell>
              <table:table-cell office:value-type="float" office:value="20.3334964513145">
                <text:p>20.3334964513145</text:p>
              </table:table-cell>
              <table:table-cell office:value-type="float" office:value="19.3331103411853">
                <text:p>19.3331103411853</text:p>
              </table:table-cell>
              <table:table-cell office:value-type="float" office:value="4200">
                <text:p>4200</text:p>
              </table:table-cell>
              <table:table-cell office:value-type="float" office:value="202.477953069663">
                <text:p>202.4779530696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">
                <text:p>4200</text:p>
              </table:table-cell>
              <table:table-cell office:value-type="float" office:value="20.463960769009">
                <text:p>20.463960769009</text:p>
              </table:table-cell>
              <table:table-cell office:value-type="float" office:value="19.5216339539373">
                <text:p>19.5216339539373</text:p>
              </table:table-cell>
              <table:table-cell office:value-type="float" office:value="4300">
                <text:p>4300</text:p>
              </table:table-cell>
              <table:table-cell office:value-type="float" office:value="206.305098073138">
                <text:p>206.3050980731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">
                <text:p>4300</text:p>
              </table:table-cell>
              <table:table-cell office:value-type="float" office:value="19.9332284969722">
                <text:p>19.9332284969722</text:p>
              </table:table-cell>
              <table:table-cell office:value-type="float" office:value="18.9845301717638">
                <text:p>18.9845301717638</text:p>
              </table:table-cell>
              <table:table-cell office:value-type="float" office:value="4400">
                <text:p>4400</text:p>
              </table:table-cell>
              <table:table-cell office:value-type="float" office:value="218.705134819914">
                <text:p>218.7051348199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">
                <text:p>4400</text:p>
              </table:table-cell>
              <table:table-cell office:value-type="float" office:value="20.4552130350246">
                <text:p>20.4552130350246</text:p>
              </table:table-cell>
              <table:table-cell office:value-type="float" office:value="19.4411064024958">
                <text:p>19.4411064024958</text:p>
              </table:table-cell>
              <table:table-cell office:value-type="float" office:value="4500">
                <text:p>4500</text:p>
              </table:table-cell>
              <table:table-cell office:value-type="float" office:value="229.967157672269">
                <text:p>229.9671576722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">
                <text:p>4500</text:p>
              </table:table-cell>
              <table:table-cell office:value-type="float" office:value="20.0771722750426">
                <text:p>20.0771722750426</text:p>
              </table:table-cell>
              <table:table-cell office:value-type="float" office:value="19.0182766410664">
                <text:p>19.0182766410664</text:p>
              </table:table-cell>
              <table:table-cell office:value-type="float" office:value="4600">
                <text:p>4600</text:p>
              </table:table-cell>
              <table:table-cell office:value-type="float" office:value="221.924700120815">
                <text:p>221.9247001208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">
                <text:p>4600</text:p>
              </table:table-cell>
              <table:table-cell office:value-type="float" office:value="20.3651143968444">
                <text:p>20.3651143968444</text:p>
              </table:table-cell>
              <table:table-cell office:value-type="float" office:value="19.3359540118626">
                <text:p>19.3359540118626</text:p>
              </table:table-cell>
              <table:table-cell office:value-type="float" office:value="4700">
                <text:p>4700</text:p>
              </table:table-cell>
              <table:table-cell office:value-type="float" office:value="223.22296157938">
                <text:p>223.222961579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">
                <text:p>4700</text:p>
              </table:table-cell>
              <table:table-cell office:value-type="float" office:value="20.3319574665024">
                <text:p>20.3319574665024</text:p>
              </table:table-cell>
              <table:table-cell office:value-type="float" office:value="19.3050468303028">
                <text:p>19.3050468303028</text:p>
              </table:table-cell>
              <table:table-cell office:value-type="float" office:value="4800">
                <text:p>4800</text:p>
              </table:table-cell>
              <table:table-cell office:value-type="float" office:value="216.97444885196">
                <text:p>216.974448851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">
                <text:p>4800</text:p>
              </table:table-cell>
              <table:table-cell office:value-type="float" office:value="20.1403412652865">
                <text:p>20.1403412652865</text:p>
              </table:table-cell>
              <table:table-cell office:value-type="float" office:value="19.1355686072493">
                <text:p>19.1355686072493</text:p>
              </table:table-cell>
              <table:table-cell office:value-type="float" office:value="4900">
                <text:p>4900</text:p>
              </table:table-cell>
              <table:table-cell office:value-type="float" office:value="217.238762882936">
                <text:p>217.2387628829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">
                <text:p>4900</text:p>
              </table:table-cell>
              <table:table-cell office:value-type="float" office:value="20.167984787017">
                <text:p>20.167984787017</text:p>
              </table:table-cell>
              <table:table-cell office:value-type="float" office:value="19.1601904251293">
                <text:p>19.1601904251293</text:p>
              </table:table-cell>
              <table:table-cell office:value-type="float" office:value="5000">
                <text:p>5000</text:p>
              </table:table-cell>
              <table:table-cell office:value-type="float" office:value="219.460314806167">
                <text:p>219.4603148061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">
                <text:p>5000</text:p>
              </table:table-cell>
              <table:table-cell office:value-type="float" office:value="19.9644914704521">
                <text:p>19.9644914704521</text:p>
              </table:table-cell>
              <table:table-cell office:value-type="float" office:value="18.9584678238581">
                <text:p>18.9584678238581</text:p>
              </table:table-cell>
              <table:table-cell office:value-type="float" office:value="5100">
                <text:p>5100</text:p>
              </table:table-cell>
              <table:table-cell office:value-type="float" office:value="224.227750356564">
                <text:p>224.2277503565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">
                <text:p>5100</text:p>
              </table:table-cell>
              <table:table-cell office:value-type="float" office:value="20.2312375410939">
                <text:p>20.2312375410939</text:p>
              </table:table-cell>
              <table:table-cell office:value-type="float" office:value="19.1974728711261">
                <text:p>19.1974728711261</text:p>
              </table:table-cell>
              <table:table-cell office:value-type="float" office:value="5200">
                <text:p>5200</text:p>
              </table:table-cell>
              <table:table-cell office:value-type="float" office:value="231.463668761101">
                <text:p>231.463668761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">
                <text:p>5200</text:p>
              </table:table-cell>
              <table:table-cell office:value-type="float" office:value="19.8612716225965">
                <text:p>19.8612716225965</text:p>
              </table:table-cell>
              <table:table-cell office:value-type="float" office:value="18.8025008197401">
                <text:p>18.8025008197401</text:p>
              </table:table-cell>
              <table:table-cell office:value-type="float" office:value="5300">
                <text:p>5300</text:p>
              </table:table-cell>
              <table:table-cell office:value-type="float" office:value="223.522218550788">
                <text:p>223.5222185507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">
                <text:p>5300</text:p>
              </table:table-cell>
              <table:table-cell office:value-type="float" office:value="20.6422401460613">
                <text:p>20.6422401460613</text:p>
              </table:table-cell>
              <table:table-cell office:value-type="float" office:value="19.6072865370966">
                <text:p>19.6072865370966</text:p>
              </table:table-cell>
              <table:table-cell office:value-type="float" office:value="5400">
                <text:p>5400</text:p>
              </table:table-cell>
              <table:table-cell office:value-type="float" office:value="206.212602058001">
                <text:p>206.2126020580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">
                <text:p>5400</text:p>
              </table:table-cell>
              <table:table-cell office:value-type="float" office:value="20.5280137556961">
                <text:p>20.5280137556961</text:p>
              </table:table-cell>
              <table:table-cell office:value-type="float" office:value="19.5658009812823">
                <text:p>19.5658009812823</text:p>
              </table:table-cell>
              <table:table-cell office:value-type="float" office:value="5500">
                <text:p>5500</text:p>
              </table:table-cell>
              <table:table-cell office:value-type="float" office:value="224.180819887064">
                <text:p>224.1808198870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">
                <text:p>5500</text:p>
              </table:table-cell>
              <table:table-cell office:value-type="float" office:value="20.4712501460323">
                <text:p>20.4712501460323</text:p>
              </table:table-cell>
              <table:table-cell office:value-type="float" office:value="19.4415797578553">
                <text:p>19.4415797578553</text:p>
              </table:table-cell>
              <table:table-cell office:value-type="float" office:value="5600">
                <text:p>5600</text:p>
              </table:table-cell>
              <table:table-cell office:value-type="float" office:value="223.216927086932">
                <text:p>223.2169270869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">
                <text:p>5600</text:p>
              </table:table-cell>
              <table:table-cell office:value-type="float" office:value="20.9861943091238">
                <text:p>20.9861943091238</text:p>
              </table:table-cell>
              <table:table-cell office:value-type="float" office:value="19.9483257816278">
                <text:p>19.9483257816278</text:p>
              </table:table-cell>
              <table:table-cell office:value-type="float" office:value="5700">
                <text:p>5700</text:p>
              </table:table-cell>
              <table:table-cell office:value-type="float" office:value="232.238371109156">
                <text:p>232.2383711091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">
                <text:p>5700</text:p>
              </table:table-cell>
              <table:table-cell office:value-type="float" office:value="20.7113895095373">
                <text:p>20.7113895095373</text:p>
              </table:table-cell>
              <table:table-cell office:value-type="float" office:value="19.6326124603629">
                <text:p>19.6326124603629</text:p>
              </table:table-cell>
              <table:table-cell office:value-type="float" office:value="5800">
                <text:p>5800</text:p>
              </table:table-cell>
              <table:table-cell office:value-type="float" office:value="244.257394437806">
                <text:p>244.2573944378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">
                <text:p>5800</text:p>
              </table:table-cell>
              <table:table-cell office:value-type="float" office:value="20.30499275484">
                <text:p>20.30499275484</text:p>
              </table:table-cell>
              <table:table-cell office:value-type="float" office:value="19.1882903791081">
                <text:p>19.1882903791081</text:p>
              </table:table-cell>
              <table:table-cell office:value-type="float" office:value="5900">
                <text:p>5900</text:p>
              </table:table-cell>
              <table:table-cell office:value-type="float" office:value="223.576467078669">
                <text:p>223.5764670786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">
                <text:p>5900</text:p>
              </table:table-cell>
              <table:table-cell office:value-type="float" office:value="20.4659652828367">
                <text:p>20.4659652828367</text:p>
              </table:table-cell>
              <table:table-cell office:value-type="float" office:value="19.4301090812185">
                <text:p>19.4301090812185</text:p>
              </table:table-cell>
              <table:table-cell office:value-type="float" office:value="6000">
                <text:p>6000</text:p>
              </table:table-cell>
              <table:table-cell office:value-type="float" office:value="223.378297206765">
                <text:p>223.3782972067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">
                <text:p>6000</text:p>
              </table:table-cell>
              <table:table-cell office:value-type="float" office:value="20.2842506729731">
                <text:p>20.2842506729731</text:p>
              </table:table-cell>
              <table:table-cell office:value-type="float" office:value="19.2585759003984">
                <text:p>19.2585759003984</text:p>
              </table:table-cell>
              <table:table-cell office:value-type="float" office:value="6100">
                <text:p>6100</text:p>
              </table:table-cell>
              <table:table-cell office:value-type="float" office:value="219.11792773473">
                <text:p>219.117927734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">
                <text:p>6100</text:p>
              </table:table-cell>
              <table:table-cell office:value-type="float" office:value="20.7423830692416">
                <text:p>20.7423830692416</text:p>
              </table:table-cell>
              <table:table-cell office:value-type="float" office:value="19.7329311540481">
                <text:p>19.7329311540481</text:p>
              </table:table-cell>
              <table:table-cell office:value-type="float" office:value="6200">
                <text:p>6200</text:p>
              </table:table-cell>
              <table:table-cell office:value-type="float" office:value="220.350745563188">
                <text:p>220.3507455631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">
                <text:p>6200</text:p>
              </table:table-cell>
              <table:table-cell office:value-type="float" office:value="20.414728644378">
                <text:p>20.414728644378</text:p>
              </table:table-cell>
              <table:table-cell office:value-type="float" office:value="19.4001331992591">
                <text:p>19.4001331992591</text:p>
              </table:table-cell>
              <table:table-cell office:value-type="float" office:value="6300">
                <text:p>6300</text:p>
              </table:table-cell>
              <table:table-cell office:value-type="float" office:value="211.173413454432">
                <text:p>211.1734134544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">
                <text:p>6300</text:p>
              </table:table-cell>
              <table:table-cell office:value-type="float" office:value="20.6019755321749">
                <text:p>20.6019755321749</text:p>
              </table:table-cell>
              <table:table-cell office:value-type="float" office:value="19.6220304475807">
                <text:p>19.6220304475807</text:p>
              </table:table-cell>
              <table:table-cell office:value-type="float" office:value="6400">
                <text:p>6400</text:p>
              </table:table-cell>
              <table:table-cell office:value-type="float" office:value="239.523381661568">
                <text:p>239.5233816615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">
                <text:p>6400</text:p>
              </table:table-cell>
              <table:table-cell office:value-type="float" office:value="20.2404016985822">
                <text:p>20.2404016985822</text:p>
              </table:table-cell>
              <table:table-cell office:value-type="float" office:value="19.1408094243642">
                <text:p>19.1408094243642</text:p>
              </table:table-cell>
              <table:table-cell office:value-type="float" office:value="6500">
                <text:p>6500</text:p>
              </table:table-cell>
              <table:table-cell office:value-type="float" office:value="223.172900833242">
                <text:p>223.1729008332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">
                <text:p>6500</text:p>
              </table:table-cell>
              <table:table-cell office:value-type="float" office:value="19.2418443961062">
                <text:p>19.2418443961062</text:p>
              </table:table-cell>
              <table:table-cell office:value-type="float" office:value="18.2157474996659">
                <text:p>18.2157474996659</text:p>
              </table:table-cell>
              <table:table-cell office:value-type="float" office:value="6600">
                <text:p>6600</text:p>
              </table:table-cell>
              <table:table-cell office:value-type="float" office:value="214.773660501073">
                <text:p>214.7736605010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">
                <text:p>6600</text:p>
              </table:table-cell>
              <table:table-cell office:value-type="float" office:value="20.103216915176">
                <text:p>20.103216915176</text:p>
              </table:table-cell>
              <table:table-cell office:value-type="float" office:value="19.102605181294">
                <text:p>19.102605181294</text:p>
              </table:table-cell>
              <table:table-cell office:value-type="float" office:value="6700">
                <text:p>6700</text:p>
              </table:table-cell>
              <table:table-cell office:value-type="float" office:value="197.995971500924">
                <text:p>197.9959715009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">
                <text:p>6700</text:p>
              </table:table-cell>
              <table:table-cell office:value-type="float" office:value="20.6395779379995">
                <text:p>20.6395779379995</text:p>
              </table:table-cell>
              <table:table-cell office:value-type="float" office:value="19.7140072969877">
                <text:p>19.7140072969877</text:p>
              </table:table-cell>
              <table:table-cell office:value-type="float" office:value="6800">
                <text:p>6800</text:p>
              </table:table-cell>
              <table:table-cell office:value-type="float" office:value="206.227417593823">
                <text:p>206.2274175938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">
                <text:p>6800</text:p>
              </table:table-cell>
              <table:table-cell office:value-type="float" office:value="20.8643246542195">
                <text:p>20.8643246542195</text:p>
              </table:table-cell>
              <table:table-cell office:value-type="float" office:value="19.9057843289737">
                <text:p>19.9057843289737</text:p>
              </table:table-cell>
              <table:table-cell office:value-type="float" office:value="6900">
                <text:p>6900</text:p>
              </table:table-cell>
              <table:table-cell office:value-type="float" office:value="222.659734827799">
                <text:p>222.6597348277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">
                <text:p>6900</text:p>
              </table:table-cell>
              <table:table-cell office:value-type="float" office:value="20.4042868891012">
                <text:p>20.4042868891012</text:p>
              </table:table-cell>
              <table:table-cell office:value-type="float" office:value="19.3779903197724">
                <text:p>19.3779903197724</text:p>
              </table:table-cell>
              <table:table-cell office:value-type="float" office:value="7000">
                <text:p>7000</text:p>
              </table:table-cell>
              <table:table-cell office:value-type="float" office:value="235.377654261565">
                <text:p>235.3776542615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">
                <text:p>7000</text:p>
              </table:table-cell>
              <table:table-cell office:value-type="float" office:value="20.2352425085822">
                <text:p>20.2352425085822</text:p>
              </table:table-cell>
              <table:table-cell office:value-type="float" office:value="19.1516891176272">
                <text:p>19.1516891176272</text:p>
              </table:table-cell>
              <table:table-cell office:value-type="float" office:value="7100">
                <text:p>7100</text:p>
              </table:table-cell>
              <table:table-cell office:value-type="float" office:value="183.538147861781">
                <text:p>183.5381478617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">
                <text:p>7100</text:p>
              </table:table-cell>
              <table:table-cell office:value-type="float" office:value="20.8260624634286">
                <text:p>20.8260624634286</text:p>
              </table:table-cell>
              <table:table-cell office:value-type="float" office:value="19.9590518561294">
                <text:p>19.9590518561294</text:p>
              </table:table-cell>
              <table:table-cell office:value-type="float" office:value="7200">
                <text:p>7200</text:p>
              </table:table-cell>
              <table:table-cell office:value-type="float" office:value="237.466408947232">
                <text:p>237.4664089472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">
                <text:p>7200</text:p>
              </table:table-cell>
              <table:table-cell office:value-type="float" office:value="20.4207360399817">
                <text:p>20.4207360399817</text:p>
              </table:table-cell>
              <table:table-cell office:value-type="float" office:value="19.3252027444312">
                <text:p>19.3252027444312</text:p>
              </table:table-cell>
              <table:table-cell office:value-type="float" office:value="7300">
                <text:p>7300</text:p>
              </table:table-cell>
              <table:table-cell office:value-type="float" office:value="222.883981950868">
                <text:p>222.8839819508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">
                <text:p>7300</text:p>
              </table:table-cell>
              <table:table-cell office:value-type="float" office:value="20.3390560234337">
                <text:p>20.3390560234337</text:p>
              </table:table-cell>
              <table:table-cell office:value-type="float" office:value="19.3078010160174">
                <text:p>19.3078010160174</text:p>
              </table:table-cell>
              <table:table-cell office:value-type="float" office:value="7400">
                <text:p>7400</text:p>
              </table:table-cell>
              <table:table-cell office:value-type="float" office:value="210.376859914354">
                <text:p>210.3768599143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">
                <text:p>7400</text:p>
              </table:table-cell>
              <table:table-cell office:value-type="float" office:value="20.6284106229132">
                <text:p>20.6284106229132</text:p>
              </table:table-cell>
              <table:table-cell office:value-type="float" office:value="19.6533959655312">
                <text:p>19.6533959655312</text:p>
              </table:table-cell>
              <table:table-cell office:value-type="float" office:value="7500">
                <text:p>7500</text:p>
              </table:table-cell>
              <table:table-cell office:value-type="float" office:value="221.896993015242">
                <text:p>221.8969930152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">
                <text:p>7500</text:p>
              </table:table-cell>
              <table:table-cell office:value-type="float" office:value="20.8567075480104">
                <text:p>20.8567075480104</text:p>
              </table:table-cell>
              <table:table-cell office:value-type="float" office:value="19.8246299494843">
                <text:p>19.8246299494843</text:p>
              </table:table-cell>
              <table:table-cell office:value-type="float" office:value="7600">
                <text:p>7600</text:p>
              </table:table-cell>
              <table:table-cell office:value-type="float" office:value="218.183828169563">
                <text:p>218.1838281695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">
                <text:p>7600</text:p>
              </table:table-cell>
              <table:table-cell office:value-type="float" office:value="20.9414800657648">
                <text:p>20.9414800657648</text:p>
              </table:table-cell>
              <table:table-cell office:value-type="float" office:value="19.9329945326934">
                <text:p>19.9329945326934</text:p>
              </table:table-cell>
              <table:table-cell office:value-type="float" office:value="7700">
                <text:p>7700</text:p>
              </table:table-cell>
              <table:table-cell office:value-type="float" office:value="229.387508919704">
                <text:p>229.3875089197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">
                <text:p>7700</text:p>
              </table:table-cell>
              <table:table-cell office:value-type="float" office:value="20.020301265868">
                <text:p>20.020301265868</text:p>
              </table:table-cell>
              <table:table-cell office:value-type="float" office:value="18.9576399862395">
                <text:p>18.9576399862395</text:p>
              </table:table-cell>
              <table:table-cell office:value-type="float" office:value="7800">
                <text:p>7800</text:p>
              </table:table-cell>
              <table:table-cell office:value-type="float" office:value="210.141241633263">
                <text:p>210.1412416332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">
                <text:p>7800</text:p>
              </table:table-cell>
              <table:table-cell office:value-type="float" office:value="20.2344291402335">
                <text:p>20.2344291402335</text:p>
              </table:table-cell>
              <table:table-cell office:value-type="float" office:value="19.2595943726443">
                <text:p>19.2595943726443</text:p>
              </table:table-cell>
              <table:table-cell office:value-type="float" office:value="7900">
                <text:p>7900</text:p>
              </table:table-cell>
              <table:table-cell office:value-type="float" office:value="228.324018301347">
                <text:p>228.3240183013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">
                <text:p>7900</text:p>
              </table:table-cell>
              <table:table-cell office:value-type="float" office:value="20.1198500895737">
                <text:p>20.1198500895737</text:p>
              </table:table-cell>
              <table:table-cell office:value-type="float" office:value="19.0670015911849">
                <text:p>19.0670015911849</text:p>
              </table:table-cell>
              <table:table-cell office:value-type="float" office:value="8000">
                <text:p>8000</text:p>
              </table:table-cell>
              <table:table-cell office:value-type="float" office:value="216.202231540753">
                <text:p>216.2022315407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">
                <text:p>8000</text:p>
              </table:table-cell>
              <table:table-cell office:value-type="float" office:value="20.4165208924177">
                <text:p>20.4165208924177</text:p>
              </table:table-cell>
              <table:table-cell office:value-type="float" office:value="19.4117801168016">
                <text:p>19.4117801168016</text:p>
              </table:table-cell>
              <table:table-cell office:value-type="float" office:value="8100">
                <text:p>8100</text:p>
              </table:table-cell>
              <table:table-cell office:value-type="float" office:value="210.884488436103">
                <text:p>210.8844884361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">
                <text:p>8100</text:p>
              </table:table-cell>
              <table:table-cell office:value-type="float" office:value="20.3787084103865">
                <text:p>20.3787084103865</text:p>
              </table:table-cell>
              <table:table-cell office:value-type="float" office:value="19.3984130561214">
                <text:p>19.3984130561214</text:p>
              </table:table-cell>
              <table:table-cell office:value-type="float" office:value="8200">
                <text:p>8200</text:p>
              </table:table-cell>
              <table:table-cell office:value-type="float" office:value="266.589004249437">
                <text:p>266.5890042494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">
                <text:p>8200</text:p>
              </table:table-cell>
              <table:table-cell office:value-type="float" office:value="19.8113441156304">
                <text:p>19.8113441156304</text:p>
              </table:table-cell>
              <table:table-cell office:value-type="float" office:value="18.5969147466282">
                <text:p>18.5969147466282</text:p>
              </table:table-cell>
              <table:table-cell office:value-type="float" office:value="8300">
                <text:p>8300</text:p>
              </table:table-cell>
              <table:table-cell office:value-type="float" office:value="213.861273446603">
                <text:p>213.8612734466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">
                <text:p>8300</text:p>
              </table:table-cell>
              <table:table-cell office:value-type="float" office:value="20.3586147209761">
                <text:p>20.3586147209761</text:p>
              </table:table-cell>
              <table:table-cell office:value-type="float" office:value="19.3683383413818">
                <text:p>19.3683383413818</text:p>
              </table:table-cell>
              <table:table-cell office:value-type="float" office:value="8400">
                <text:p>8400</text:p>
              </table:table-cell>
              <table:table-cell office:value-type="float" office:value="198.043715804415">
                <text:p>198.0437158044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">
                <text:p>8400</text:p>
              </table:table-cell>
              <table:table-cell office:value-type="float" office:value="20.614021107821">
                <text:p>20.614021107821</text:p>
              </table:table-cell>
              <table:table-cell office:value-type="float" office:value="19.6870932341119">
                <text:p>19.6870932341119</text:p>
              </table:table-cell>
              <table:table-cell office:value-type="float" office:value="8500">
                <text:p>8500</text:p>
              </table:table-cell>
              <table:table-cell office:value-type="float" office:value="214.050741877004">
                <text:p>214.0507418770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">
                <text:p>8500</text:p>
              </table:table-cell>
              <table:table-cell office:value-type="float" office:value="20.1440879625445">
                <text:p>20.1440879625445</text:p>
              </table:table-cell>
              <table:table-cell office:value-type="float" office:value="19.1504432246307">
                <text:p>19.1504432246307</text:p>
              </table:table-cell>
              <table:table-cell office:value-type="float" office:value="8600">
                <text:p>8600</text:p>
              </table:table-cell>
              <table:table-cell office:value-type="float" office:value="231.848596861202">
                <text:p>231.8485968612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">
                <text:p>8600</text:p>
              </table:table-cell>
              <table:table-cell office:value-type="float" office:value="20.3235365784114">
                <text:p>20.3235365784114</text:p>
              </table:table-cell>
              <table:table-cell office:value-type="float" office:value="19.2535490262059">
                <text:p>19.2535490262059</text:p>
              </table:table-cell>
              <table:table-cell office:value-type="float" office:value="8700">
                <text:p>8700</text:p>
              </table:table-cell>
              <table:table-cell office:value-type="float" office:value="206.50164703375">
                <text:p>206.501647033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">
                <text:p>8700</text:p>
              </table:table-cell>
              <table:table-cell office:value-type="float" office:value="20.4064516105111">
                <text:p>20.4064516105111</text:p>
              </table:table-cell>
              <table:table-cell office:value-type="float" office:value="19.4441390530461">
                <text:p>19.4441390530461</text:p>
              </table:table-cell>
              <table:table-cell office:value-type="float" office:value="8800">
                <text:p>8800</text:p>
              </table:table-cell>
              <table:table-cell office:value-type="float" office:value="223.914420862334">
                <text:p>223.9144208623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">
                <text:p>8800</text:p>
              </table:table-cell>
              <table:table-cell office:value-type="float" office:value="20.33905148641">
                <text:p>20.33905148641</text:p>
              </table:table-cell>
              <table:table-cell office:value-type="float" office:value="19.3044985105147">
                <text:p>19.3044985105147</text:p>
              </table:table-cell>
              <table:table-cell office:value-type="float" office:value="8900">
                <text:p>8900</text:p>
              </table:table-cell>
              <table:table-cell office:value-type="float" office:value="194.595834642158">
                <text:p>194.5958346421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">
                <text:p>8900</text:p>
              </table:table-cell>
              <table:table-cell office:value-type="float" office:value="20.3693198769984">
                <text:p>20.3693198769984</text:p>
              </table:table-cell>
              <table:table-cell office:value-type="float" office:value="19.4590592753748">
                <text:p>19.4590592753748</text:p>
              </table:table-cell>
              <table:table-cell office:value-type="float" office:value="9000">
                <text:p>9000</text:p>
              </table:table-cell>
              <table:table-cell office:value-type="float" office:value="237.728460469305">
                <text:p>237.7284604693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">
                <text:p>9000</text:p>
              </table:table-cell>
              <table:table-cell office:value-type="float" office:value="20.5876772350532">
                <text:p>20.5876772350532</text:p>
              </table:table-cell>
              <table:table-cell office:value-type="float" office:value="19.4944845505704">
                <text:p>19.4944845505704</text:p>
              </table:table-cell>
              <table:table-cell office:value-type="float" office:value="9100">
                <text:p>9100</text:p>
              </table:table-cell>
              <table:table-cell office:value-type="float" office:value="247.967244317715">
                <text:p>247.9672443177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">
                <text:p>9100</text:p>
              </table:table-cell>
              <table:table-cell office:value-type="float" office:value="19.7513676137223">
                <text:p>19.7513676137223</text:p>
              </table:table-cell>
              <table:table-cell office:value-type="float" office:value="18.622353706264">
                <text:p>18.622353706264</text:p>
              </table:table-cell>
              <table:table-cell office:value-type="float" office:value="9200">
                <text:p>9200</text:p>
              </table:table-cell>
              <table:table-cell office:value-type="float" office:value="232.756447276896">
                <text:p>232.7564472768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">
                <text:p>9200</text:p>
              </table:table-cell>
              <table:table-cell office:value-type="float" office:value="20.3514821799701">
                <text:p>20.3514821799701</text:p>
              </table:table-cell>
              <table:table-cell office:value-type="float" office:value="19.282606039568">
                <text:p>19.282606039568</text:p>
              </table:table-cell>
              <table:table-cell office:value-type="float" office:value="9300">
                <text:p>9300</text:p>
              </table:table-cell>
              <table:table-cell office:value-type="float" office:value="229.617889506059">
                <text:p>229.6178895060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">
                <text:p>9300</text:p>
              </table:table-cell>
              <table:table-cell office:value-type="float" office:value="20.1763566415763">
                <text:p>20.1763566415763</text:p>
              </table:table-cell>
              <table:table-cell office:value-type="float" office:value="19.1171115860409">
                <text:p>19.1171115860409</text:p>
              </table:table-cell>
              <table:table-cell office:value-type="float" office:value="9400">
                <text:p>9400</text:p>
              </table:table-cell>
              <table:table-cell office:value-type="float" office:value="228.398308191782">
                <text:p>228.3983081917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">
                <text:p>9400</text:p>
              </table:table-cell>
              <table:table-cell office:value-type="float" office:value="20.1340752058858">
                <text:p>20.1340752058858</text:p>
              </table:table-cell>
              <table:table-cell office:value-type="float" office:value="19.0815768699815">
                <text:p>19.0815768699815</text:p>
              </table:table-cell>
              <table:table-cell office:value-type="float" office:value="9500">
                <text:p>9500</text:p>
              </table:table-cell>
              <table:table-cell office:value-type="float" office:value="239.574067746611">
                <text:p>239.5740677466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">
                <text:p>9500</text:p>
              </table:table-cell>
              <table:table-cell office:value-type="float" office:value="20.3100499593099">
                <text:p>20.3100499593099</text:p>
              </table:table-cell>
              <table:table-cell office:value-type="float" office:value="19.2098295483337">
                <text:p>19.2098295483337</text:p>
              </table:table-cell>
              <table:table-cell office:value-type="float" office:value="9600">
                <text:p>9600</text:p>
              </table:table-cell>
              <table:table-cell office:value-type="float" office:value="205.555691349048">
                <text:p>205.5556913490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">
                <text:p>9600</text:p>
              </table:table-cell>
              <table:table-cell office:value-type="float" office:value="20.351317436542">
                <text:p>20.351317436542</text:p>
              </table:table-cell>
              <table:table-cell office:value-type="float" office:value="19.3959602653035">
                <text:p>19.3959602653035</text:p>
              </table:table-cell>
              <table:table-cell office:value-type="float" office:value="9700">
                <text:p>9700</text:p>
              </table:table-cell>
              <table:table-cell office:value-type="float" office:value="211.997627982494">
                <text:p>211.9976279824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">
                <text:p>9700</text:p>
              </table:table-cell>
              <table:table-cell office:value-type="float" office:value="20.5263907009249">
                <text:p>20.5263907009249</text:p>
              </table:table-cell>
              <table:table-cell office:value-type="float" office:value="19.5366132353747">
                <text:p>19.5366132353747</text:p>
              </table:table-cell>
              <table:table-cell office:value-type="float" office:value="9800">
                <text:p>9800</text:p>
              </table:table-cell>
              <table:table-cell office:value-type="float" office:value="226.191770938885">
                <text:p>226.1917709388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">
                <text:p>9800</text:p>
              </table:table-cell>
              <table:table-cell office:value-type="float" office:value="20.1385632195492">
                <text:p>20.1385632195492</text:p>
              </table:table-cell>
              <table:table-cell office:value-type="float" office:value="19.0992522665697">
                <text:p>19.0992522665697</text:p>
              </table:table-cell>
              <table:table-cell office:value-type="float" office:value="9900">
                <text:p>9900</text:p>
              </table:table-cell>
              <table:table-cell office:value-type="float" office:value="203.981184706233">
                <text:p>203.9811847062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">
                <text:p>9900</text:p>
              </table:table-cell>
              <table:table-cell office:value-type="float" office:value="20.016607844552">
                <text:p>20.016607844552</text:p>
              </table:table-cell>
              <table:table-cell office:value-type="float" office:value="19.0597586452687">
                <text:p>19.0597586452687</text:p>
              </table:table-cell>
              <table:table-cell office:value-type="float" office:value="10000">
                <text:p>10000</text:p>
              </table:table-cell>
              <table:table-cell office:value-type="float" office:value="233.332953194414">
                <text:p>233.3329531944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">
                <text:p>10000</text:p>
              </table:table-cell>
              <table:table-cell office:value-type="float" office:value="20.0655857949223">
                <text:p>20.0655857949223</text:p>
              </table:table-cell>
              <table:table-cell office:value-type="float" office:value="18.9845784905838">
                <text:p>18.9845784905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scatter" chart:style-name="ch1">
        <chart:legend chart:legend-position="end" svg:x="4.383cm" svg:y="3.293cm" style:legend-expansion="custom" svg:width="4.918cm" svg:height="1.096cm" style:legend-expansion-aspect-ratio="4.48722627737226" chart:style-name="ch2"/>
        <chart:plot-area chart:style-name="ch3" table:cell-range-address="'compute-TI-info'.A1:'compute-TI-info'.A102 'compute-TI-info'.H1:'compute-TI-info'.I102" chart:data-source-has-labels="row" svg:x="0.32cm" svg:y="0.179cm" svg:width="15.02cm" svg:height="8.645cm">
          <chart:coordinate-region svg:x="1.047cm" svg:y="0.378cm" svg:width="13.828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ompute-TI-info'.H2:'compute-TI-info'.H102" chart:label-cell-address="'compute-TI-info'.H1:'compute-TI-info'.H1" chart:class="chart:scatter">
            <chart:domain table:cell-range-address="'compute-TI-info'.A2:'compute-TI-info'.A102"/>
            <chart:data-point chart:repeated="101"/>
          </chart:series>
          <chart:series chart:style-name="ch8" chart:values-cell-range-address="'compute-TI-info'.I2:'compute-TI-info'.I102" chart:label-cell-address="'compute-TI-info'.I1:'compute-TI-info'.I1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udlambda</text:p>
                <draw:g>
                  <svg:desc>'compute-TI-info'.H1:'compute-TI-info'.H1</svg:desc>
                </draw:g>
              </table:table-cell>
              <table:table-cell office:value-type="string">
                <text:p>uA-uB-(0.52-0.48) / 0.04 </text:p>
                <draw:g>
                  <svg:desc>'compute-TI-info'.I1:'compute-TI-info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mpute-TI-info'.A2:'compute-TI-info'.A102</svg:desc>
                </draw:g>
              </table:table-cell>
              <table:table-cell office:value-type="float" office:value="-8.3586951558754">
                <text:p>-8.3586951558754</text:p>
                <draw:g>
                  <svg:desc>'compute-TI-info'.H2:'compute-TI-info'.H102</svg:desc>
                </draw:g>
              </table:table-cell>
              <table:table-cell office:value-type="float" office:value="-39.7195245522578">
                <text:p>-39.7195245522578</text:p>
                <draw:g>
                  <svg:desc>'compute-TI-info'.I2:'compute-TI-info'.I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10.4579308407395">
                <text:p>-10.4579308407395</text:p>
              </table:table-cell>
              <table:table-cell office:value-type="float" office:value="-30.0718905211625">
                <text:p>-30.0718905211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-10.6271192277092">
                <text:p>-10.6271192277092</text:p>
              </table:table-cell>
              <table:table-cell office:value-type="float" office:value="-30.9131977471477">
                <text:p>-30.91319774714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-10.6432918610274">
                <text:p>-10.6432918610274</text:p>
              </table:table-cell>
              <table:table-cell office:value-type="float" office:value="-27.6381129100251">
                <text:p>-27.6381129100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-10.3998034175095">
                <text:p>-10.3998034175095</text:p>
              </table:table-cell>
              <table:table-cell office:value-type="float" office:value="-32.4967893245073">
                <text:p>-32.49678932450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-10.348308417376">
                <text:p>-10.348308417376</text:p>
              </table:table-cell>
              <table:table-cell office:value-type="float" office:value="-32.2896114925172">
                <text:p>-32.28961149251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-10.4076353509722">
                <text:p>-10.4076353509722</text:p>
              </table:table-cell>
              <table:table-cell office:value-type="float" office:value="-33.8585527721175">
                <text:p>-33.85855277211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-10.3752110898395">
                <text:p>-10.3752110898395</text:p>
              </table:table-cell>
              <table:table-cell office:value-type="float" office:value="-34.3575666132772">
                <text:p>-34.35756661327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-10.4961893471959">
                <text:p>-10.4961893471959</text:p>
              </table:table-cell>
              <table:table-cell office:value-type="float" office:value="-32.89270116694">
                <text:p>-32.892701166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-10.4045621329551">
                <text:p>-10.4045621329551</text:p>
              </table:table-cell>
              <table:table-cell office:value-type="float" office:value="-31.16909344213">
                <text:p>-31.169093442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-10.4857516420314">
                <text:p>-10.4857516420314</text:p>
              </table:table-cell>
              <table:table-cell office:value-type="float" office:value="-28.6480249963876">
                <text:p>-28.64802499638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">
                <text:p>1100</text:p>
              </table:table-cell>
              <table:table-cell office:value-type="float" office:value="-10.3973853163371">
                <text:p>-10.3973853163371</text:p>
              </table:table-cell>
              <table:table-cell office:value-type="float" office:value="-31.24088322784">
                <text:p>-31.240883227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-10.4845735952985">
                <text:p>-10.4845735952985</text:p>
              </table:table-cell>
              <table:table-cell office:value-type="float" office:value="-32.4311935732798">
                <text:p>-32.43119357327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">
                <text:p>1300</text:p>
              </table:table-cell>
              <table:table-cell office:value-type="float" office:value="-10.4824809941647">
                <text:p>-10.4824809941647</text:p>
              </table:table-cell>
              <table:table-cell office:value-type="float" office:value="-30.5624655678603">
                <text:p>-30.56246556786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">
                <text:p>1400</text:p>
              </table:table-cell>
              <table:table-cell office:value-type="float" office:value="-10.4426885302708">
                <text:p>-10.4426885302708</text:p>
              </table:table-cell>
              <table:table-cell office:value-type="float" office:value="-29.2823803468398">
                <text:p>-29.28238034683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-10.4353567809039">
                <text:p>-10.4353567809039</text:p>
              </table:table-cell>
              <table:table-cell office:value-type="float" office:value="-30.87165968969">
                <text:p>-30.871659689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">
                <text:p>1600</text:p>
              </table:table-cell>
              <table:table-cell office:value-type="float" office:value="-10.4450580648265">
                <text:p>-10.4450580648265</text:p>
              </table:table-cell>
              <table:table-cell office:value-type="float" office:value="-31.0986987776751">
                <text:p>-31.09869877767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">
                <text:p>1700</text:p>
              </table:table-cell>
              <table:table-cell office:value-type="float" office:value="-10.4590257823027">
                <text:p>-10.4590257823027</text:p>
              </table:table-cell>
              <table:table-cell office:value-type="float" office:value="-33.632902984095">
                <text:p>-33.6329029840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">
                <text:p>1800</text:p>
              </table:table-cell>
              <table:table-cell office:value-type="float" office:value="-10.4840034684955">
                <text:p>-10.4840034684955</text:p>
              </table:table-cell>
              <table:table-cell office:value-type="float" office:value="-30.0286065991724">
                <text:p>-30.02860659917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">
                <text:p>1900</text:p>
              </table:table-cell>
              <table:table-cell office:value-type="float" office:value="-10.4684167640851">
                <text:p>-10.4684167640851</text:p>
              </table:table-cell>
              <table:table-cell office:value-type="float" office:value="-32.4823463183478">
                <text:p>-32.48234631834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-10.510641096138">
                <text:p>-10.510641096138</text:p>
              </table:table-cell>
              <table:table-cell office:value-type="float" office:value="-33.7307319848424">
                <text:p>-33.73073198484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">
                <text:p>2100</text:p>
              </table:table-cell>
              <table:table-cell office:value-type="float" office:value="-10.4686737069628">
                <text:p>-10.4686737069628</text:p>
              </table:table-cell>
              <table:table-cell office:value-type="float" office:value="-30.8215680999901">
                <text:p>-30.82156809999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">
                <text:p>2200</text:p>
              </table:table-cell>
              <table:table-cell office:value-type="float" office:value="-10.5604758495119">
                <text:p>-10.5604758495119</text:p>
              </table:table-cell>
              <table:table-cell office:value-type="float" office:value="-33.6648110779524">
                <text:p>-33.66481107795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">
                <text:p>2300</text:p>
              </table:table-cell>
              <table:table-cell office:value-type="float" office:value="-10.5225842468879">
                <text:p>-10.5225842468879</text:p>
              </table:table-cell>
              <table:table-cell office:value-type="float" office:value="-30.7958842862572">
                <text:p>-30.79588428625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">
                <text:p>2400</text:p>
              </table:table-cell>
              <table:table-cell office:value-type="float" office:value="-10.4766036739434">
                <text:p>-10.4766036739434</text:p>
              </table:table-cell>
              <table:table-cell office:value-type="float" office:value="-31.1824635376851">
                <text:p>-31.18246353768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">
                <text:p>2500</text:p>
              </table:table-cell>
              <table:table-cell office:value-type="float" office:value="-10.5370222336667">
                <text:p>-10.5370222336667</text:p>
              </table:table-cell>
              <table:table-cell office:value-type="float" office:value="-32.20375718094">
                <text:p>-32.203757180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">
                <text:p>2600</text:p>
              </table:table-cell>
              <table:table-cell office:value-type="float" office:value="-10.4864794176972">
                <text:p>-10.4864794176972</text:p>
              </table:table-cell>
              <table:table-cell office:value-type="float" office:value="-32.9690132276827">
                <text:p>-32.96901322768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">
                <text:p>2700</text:p>
              </table:table-cell>
              <table:table-cell office:value-type="float" office:value="-10.4585400476399">
                <text:p>-10.4585400476399</text:p>
              </table:table-cell>
              <table:table-cell office:value-type="float" office:value="-33.7081743839352">
                <text:p>-33.70817438393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">
                <text:p>2800</text:p>
              </table:table-cell>
              <table:table-cell office:value-type="float" office:value="-10.4598500082105">
                <text:p>-10.4598500082105</text:p>
              </table:table-cell>
              <table:table-cell office:value-type="float" office:value="-34.4774879889226">
                <text:p>-34.47748798892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">
                <text:p>2900</text:p>
              </table:table-cell>
              <table:table-cell office:value-type="float" office:value="-10.5132061742964">
                <text:p>-10.5132061742964</text:p>
              </table:table-cell>
              <table:table-cell office:value-type="float" office:value="-34.5743877916625">
                <text:p>-34.5743877916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">
                <text:p>3000</text:p>
              </table:table-cell>
              <table:table-cell office:value-type="float" office:value="-10.4904518607736">
                <text:p>-10.4904518607736</text:p>
              </table:table-cell>
              <table:table-cell office:value-type="float" office:value="-32.1054631996102">
                <text:p>-32.10546319961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">
                <text:p>3100</text:p>
              </table:table-cell>
              <table:table-cell office:value-type="float" office:value="-10.4479512966648">
                <text:p>-10.4479512966648</text:p>
              </table:table-cell>
              <table:table-cell office:value-type="float" office:value="-33.8908336305675">
                <text:p>-33.89083363056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">
                <text:p>3200</text:p>
              </table:table-cell>
              <table:table-cell office:value-type="float" office:value="-10.4177721706122">
                <text:p>-10.4177721706122</text:p>
              </table:table-cell>
              <table:table-cell office:value-type="float" office:value="-31.9112845920799">
                <text:p>-31.91128459207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">
                <text:p>3300</text:p>
              </table:table-cell>
              <table:table-cell office:value-type="float" office:value="-10.5527597668537">
                <text:p>-10.5527597668537</text:p>
              </table:table-cell>
              <table:table-cell office:value-type="float" office:value="-34.6856770529275">
                <text:p>-34.68567705292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">
                <text:p>3400</text:p>
              </table:table-cell>
              <table:table-cell office:value-type="float" office:value="-10.4232578299268">
                <text:p>-10.4232578299268</text:p>
              </table:table-cell>
              <table:table-cell office:value-type="float" office:value="-33.1028255385426">
                <text:p>-33.10282553854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">
                <text:p>3500</text:p>
              </table:table-cell>
              <table:table-cell office:value-type="float" office:value="-10.5085688342825">
                <text:p>-10.5085688342825</text:p>
              </table:table-cell>
              <table:table-cell office:value-type="float" office:value="-30.8668543225501">
                <text:p>-30.86685432255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">
                <text:p>3600</text:p>
              </table:table-cell>
              <table:table-cell office:value-type="float" office:value="-10.4202108019759">
                <text:p>-10.4202108019759</text:p>
              </table:table-cell>
              <table:table-cell office:value-type="float" office:value="-33.9964966937973">
                <text:p>-33.99649669379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">
                <text:p>3700</text:p>
              </table:table-cell>
              <table:table-cell office:value-type="float" office:value="-10.6135125735488">
                <text:p>-10.6135125735488</text:p>
              </table:table-cell>
              <table:table-cell office:value-type="float" office:value="-33.14938142295">
                <text:p>-33.149381422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">
                <text:p>3800</text:p>
              </table:table-cell>
              <table:table-cell office:value-type="float" office:value="-10.5927242518209">
                <text:p>-10.5927242518209</text:p>
              </table:table-cell>
              <table:table-cell office:value-type="float" office:value="-32.5708763412202">
                <text:p>-32.57087634122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">
                <text:p>3900</text:p>
              </table:table-cell>
              <table:table-cell office:value-type="float" office:value="-10.5309421502287">
                <text:p>-10.5309421502287</text:p>
              </table:table-cell>
              <table:table-cell office:value-type="float" office:value="-31.81097573529">
                <text:p>-31.810975735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">
                <text:p>4000</text:p>
              </table:table-cell>
              <table:table-cell office:value-type="float" office:value="-10.4892568527166">
                <text:p>-10.4892568527166</text:p>
              </table:table-cell>
              <table:table-cell office:value-type="float" office:value="-32.3735855489151">
                <text:p>-32.37358554891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">
                <text:p>4100</text:p>
              </table:table-cell>
              <table:table-cell office:value-type="float" office:value="-10.4197326915774">
                <text:p>-10.4197326915774</text:p>
              </table:table-cell>
              <table:table-cell office:value-type="float" office:value="-33.1547535657702">
                <text:p>-33.15475356577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">
                <text:p>4200</text:p>
              </table:table-cell>
              <table:table-cell office:value-type="float" office:value="-10.4998406375945">
                <text:p>-10.4998406375945</text:p>
              </table:table-cell>
              <table:table-cell office:value-type="float" office:value="-31.7597030361725">
                <text:p>-31.75970303617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">
                <text:p>4300</text:p>
              </table:table-cell>
              <table:table-cell office:value-type="float" office:value="-10.4172728162343">
                <text:p>-10.4172728162343</text:p>
              </table:table-cell>
              <table:table-cell office:value-type="float" office:value="-31.9086377163128">
                <text:p>-31.90863771631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">
                <text:p>4400</text:p>
              </table:table-cell>
              <table:table-cell office:value-type="float" office:value="-10.532389528268">
                <text:p>-10.532389528268</text:p>
              </table:table-cell>
              <table:table-cell office:value-type="float" office:value="-33.5672662458251">
                <text:p>-33.56726624582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">
                <text:p>4500</text:p>
              </table:table-cell>
              <table:table-cell office:value-type="float" office:value="-10.5198456482036">
                <text:p>-10.5198456482036</text:p>
              </table:table-cell>
              <table:table-cell office:value-type="float" office:value="-34.7120356768873">
                <text:p>-34.71203567688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">
                <text:p>4600</text:p>
              </table:table-cell>
              <table:table-cell office:value-type="float" office:value="-10.54924960135">
                <text:p>-10.54924960135</text:p>
              </table:table-cell>
              <table:table-cell office:value-type="float" office:value="-33.9606401441422">
                <text:p>-33.96064014414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">
                <text:p>4700</text:p>
              </table:table-cell>
              <table:table-cell office:value-type="float" office:value="-10.4740735617234">
                <text:p>-10.4740735617234</text:p>
              </table:table-cell>
              <table:table-cell office:value-type="float" office:value="-33.8546107642053">
                <text:p>-33.85461076420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">
                <text:p>4800</text:p>
              </table:table-cell>
              <table:table-cell office:value-type="float" office:value="-10.5243452415309">
                <text:p>-10.5243452415309</text:p>
              </table:table-cell>
              <table:table-cell office:value-type="float" office:value="-33.3594853246201">
                <text:p>-33.35948532462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">
                <text:p>4900</text:p>
              </table:table-cell>
              <table:table-cell office:value-type="float" office:value="-10.5438287747873">
                <text:p>-10.5438287747873</text:p>
              </table:table-cell>
              <table:table-cell office:value-type="float" office:value="-33.4491119656303">
                <text:p>-33.44911196563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">
                <text:p>5000</text:p>
              </table:table-cell>
              <table:table-cell office:value-type="float" office:value="-10.4367684973429">
                <text:p>-10.4367684973429</text:p>
              </table:table-cell>
              <table:table-cell office:value-type="float" office:value="-33.3413334972025">
                <text:p>-33.34133349720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">
                <text:p>5100</text:p>
              </table:table-cell>
              <table:table-cell office:value-type="float" office:value="-10.5048198234631">
                <text:p>-10.5048198234631</text:p>
              </table:table-cell>
              <table:table-cell office:value-type="float" office:value="-34.0595409926248">
                <text:p>-34.05954099262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">
                <text:p>5200</text:p>
              </table:table-cell>
              <table:table-cell office:value-type="float" office:value="-10.4635463099072">
                <text:p>-10.4635463099072</text:p>
              </table:table-cell>
              <table:table-cell office:value-type="float" office:value="-34.6828544813352">
                <text:p>-34.68285448133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">
                <text:p>5300</text:p>
              </table:table-cell>
              <table:table-cell office:value-type="float" office:value="-10.5252113423894">
                <text:p>-10.5252113423894</text:p>
              </table:table-cell>
              <table:table-cell office:value-type="float" office:value="-34.0513972420574">
                <text:p>-34.05139724205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">
                <text:p>5400</text:p>
              </table:table-cell>
              <table:table-cell office:value-type="float" office:value="-10.5422559664373">
                <text:p>-10.5422559664373</text:p>
              </table:table-cell>
              <table:table-cell office:value-type="float" office:value="-32.2817163104425">
                <text:p>-32.28171631044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">
                <text:p>5500</text:p>
              </table:table-cell>
              <table:table-cell office:value-type="float" office:value="-10.4547057128464">
                <text:p>-10.4547057128464</text:p>
              </table:table-cell>
              <table:table-cell office:value-type="float" office:value="-33.8921506966852">
                <text:p>-33.89215069668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">
                <text:p>5600</text:p>
              </table:table-cell>
              <table:table-cell office:value-type="float" office:value="-10.5534095841826">
                <text:p>-10.5534095841826</text:p>
              </table:table-cell>
              <table:table-cell office:value-type="float" office:value="-34.1104061608927">
                <text:p>-34.11040616089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">
                <text:p>5700</text:p>
              </table:table-cell>
              <table:table-cell office:value-type="float" office:value="-10.5906562454656">
                <text:p>-10.5906562454656</text:p>
              </table:table-cell>
              <table:table-cell office:value-type="float" office:value="-35.186223799705">
                <text:p>-35.1862237997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">
                <text:p>5800</text:p>
              </table:table-cell>
              <table:table-cell office:value-type="float" office:value="-10.4868982177134">
                <text:p>-10.4868982177134</text:p>
              </table:table-cell>
              <table:table-cell office:value-type="float" office:value="-36.1019225616449">
                <text:p>-36.10192256164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">
                <text:p>5900</text:p>
              </table:table-cell>
              <table:table-cell office:value-type="float" office:value="-10.5462275325714">
                <text:p>-10.5462275325714</text:p>
              </table:table-cell>
              <table:table-cell office:value-type="float" office:value="-34.1251104599724">
                <text:p>-34.12511045997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">
                <text:p>6000</text:p>
              </table:table-cell>
              <table:table-cell office:value-type="float" office:value="-10.4577568588166">
                <text:p>-10.4577568588166</text:p>
              </table:table-cell>
              <table:table-cell office:value-type="float" office:value="-33.8181160560648">
                <text:p>-33.81811605606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">
                <text:p>6100</text:p>
              </table:table-cell>
              <table:table-cell office:value-type="float" office:value="-10.4502066039835">
                <text:p>-10.4502066039835</text:p>
              </table:table-cell>
              <table:table-cell office:value-type="float" office:value="-33.34848275863">
                <text:p>-33.348482758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">
                <text:p>6200</text:p>
              </table:table-cell>
              <table:table-cell office:value-type="float" office:value="-10.4698964046072">
                <text:p>-10.4698964046072</text:p>
              </table:table-cell>
              <table:table-cell office:value-type="float" office:value="-33.5403911918526">
                <text:p>-33.54039119185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">
                <text:p>6300</text:p>
              </table:table-cell>
              <table:table-cell office:value-type="float" office:value="-10.504061303002">
                <text:p>-10.504061303002</text:p>
              </table:table-cell>
              <table:table-cell office:value-type="float" office:value="-32.6858461078974">
                <text:p>-32.68584610789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">
                <text:p>6400</text:p>
              </table:table-cell>
              <table:table-cell office:value-type="float" office:value="-10.5163399708037">
                <text:p>-10.5163399708037</text:p>
              </table:table-cell>
              <table:table-cell office:value-type="float" office:value="-35.7054330958999">
                <text:p>-35.7054330958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">
                <text:p>6500</text:p>
              </table:table-cell>
              <table:table-cell office:value-type="float" office:value="-10.5172954028379">
                <text:p>-10.5172954028379</text:p>
              </table:table-cell>
              <table:table-cell office:value-type="float" office:value="-33.9890486425524">
                <text:p>-33.98904864255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">
                <text:p>6600</text:p>
              </table:table-cell>
              <table:table-cell office:value-type="float" office:value="-10.5828544754228">
                <text:p>-10.5828544754228</text:p>
              </table:table-cell>
              <table:table-cell office:value-type="float" office:value="-33.3120384177899">
                <text:p>-33.31203841778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">
                <text:p>6700</text:p>
              </table:table-cell>
              <table:table-cell office:value-type="float" office:value="-10.5189708121316">
                <text:p>-10.5189708121316</text:p>
              </table:table-cell>
              <table:table-cell office:value-type="float" office:value="-31.3461092635102">
                <text:p>-31.34610926351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">
                <text:p>6800</text:p>
              </table:table-cell>
              <table:table-cell office:value-type="float" office:value="-10.4840060880967">
                <text:p>-10.4840060880967</text:p>
              </table:table-cell>
              <table:table-cell office:value-type="float" office:value="-32.1049011039577">
                <text:p>-32.10490110395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">
                <text:p>6900</text:p>
              </table:table-cell>
              <table:table-cell office:value-type="float" office:value="-10.491886924666">
                <text:p>-10.491886924666</text:p>
              </table:table-cell>
              <table:table-cell office:value-type="float" office:value="-33.8530945295599">
                <text:p>-33.85309452955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">
                <text:p>7000</text:p>
              </table:table-cell>
              <table:table-cell office:value-type="float" office:value="-10.5314019263769">
                <text:p>-10.5314019263769</text:p>
              </table:table-cell>
              <table:table-cell office:value-type="float" office:value="-35.3199687415401">
                <text:p>-35.31996874154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">
                <text:p>7100</text:p>
              </table:table-cell>
              <table:table-cell office:value-type="float" office:value="-10.5439406900668">
                <text:p>-10.5439406900668</text:p>
              </table:table-cell>
              <table:table-cell office:value-type="float" office:value="-29.8960941442601">
                <text:p>-29.89609414426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">
                <text:p>7200</text:p>
              </table:table-cell>
              <table:table-cell office:value-type="float" office:value="-10.5512114581366">
                <text:p>-10.5512114581366</text:p>
              </table:table-cell>
              <table:table-cell office:value-type="float" office:value="-35.6067944082024">
                <text:p>-35.60679440820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">
                <text:p>7300</text:p>
              </table:table-cell>
              <table:table-cell office:value-type="float" office:value="-10.5315473801351">
                <text:p>-10.5315473801351</text:p>
              </table:table-cell>
              <table:table-cell office:value-type="float" office:value="-34.0046795420225">
                <text:p>-34.00467954202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">
                <text:p>7400</text:p>
              </table:table-cell>
              <table:table-cell office:value-type="float" office:value="-10.4891880395332">
                <text:p>-10.4891880395332</text:p>
              </table:table-cell>
              <table:table-cell office:value-type="float" office:value="-32.5560124676151">
                <text:p>-32.55601246761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">
                <text:p>7500</text:p>
              </table:table-cell>
              <table:table-cell office:value-type="float" office:value="-10.5630254228874">
                <text:p>-10.5630254228874</text:p>
              </table:table-cell>
              <table:table-cell office:value-type="float" office:value="-34.0020612077101">
                <text:p>-34.00206120771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">
                <text:p>7600</text:p>
              </table:table-cell>
              <table:table-cell office:value-type="float" office:value="-10.4787978967561">
                <text:p>-10.4787978967561</text:p>
              </table:table-cell>
              <table:table-cell office:value-type="float" office:value="-33.3418402940502">
                <text:p>-33.34184029405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">
                <text:p>7700</text:p>
              </table:table-cell>
              <table:table-cell office:value-type="float" office:value="-10.5873202777982">
                <text:p>-10.5873202777982</text:p>
              </table:table-cell>
              <table:table-cell office:value-type="float" office:value="-34.8733105243902">
                <text:p>-34.87331052439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">
                <text:p>7800</text:p>
              </table:table-cell>
              <table:table-cell office:value-type="float" office:value="-10.5136238321208">
                <text:p>-10.5136238321208</text:p>
              </table:table-cell>
              <table:table-cell office:value-type="float" office:value="-32.6070834935901">
                <text:p>-32.60708349359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">
                <text:p>7900</text:p>
              </table:table-cell>
              <table:table-cell office:value-type="float" office:value="-10.5323079066565">
                <text:p>-10.5323079066565</text:p>
              </table:table-cell>
              <table:table-cell office:value-type="float" office:value="-34.5800965390051">
                <text:p>-34.58009653900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">
                <text:p>8000</text:p>
              </table:table-cell>
              <table:table-cell office:value-type="float" office:value="-10.5496350754219">
                <text:p>-10.5496350754219</text:p>
              </table:table-cell>
              <table:table-cell office:value-type="float" office:value="-33.3581815278901">
                <text:p>-33.35818152789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">
                <text:p>8100</text:p>
              </table:table-cell>
              <table:table-cell office:value-type="float" office:value="-10.5396259204895">
                <text:p>-10.5396259204895</text:p>
              </table:table-cell>
              <table:table-cell office:value-type="float" office:value="-32.7660621259927">
                <text:p>-32.76606212599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">
                <text:p>8200</text:p>
              </table:table-cell>
              <table:table-cell office:value-type="float" office:value="-10.5351942173677">
                <text:p>-10.5351942173677</text:p>
              </table:table-cell>
              <table:table-cell office:value-type="float" office:value="-38.6208635771926">
                <text:p>-38.62086357719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">
                <text:p>8300</text:p>
              </table:table-cell>
              <table:table-cell office:value-type="float" office:value="-10.507892155362">
                <text:p>-10.507892155362</text:p>
              </table:table-cell>
              <table:table-cell office:value-type="float" office:value="-32.9802041312149">
                <text:p>-32.98020413121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">
                <text:p>8400</text:p>
              </table:table-cell>
              <table:table-cell office:value-type="float" office:value="-10.5338602887546">
                <text:p>-10.5338602887546</text:p>
              </table:table-cell>
              <table:table-cell office:value-type="float" office:value="-31.3955086222499">
                <text:p>-31.39550862224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">
                <text:p>8500</text:p>
              </table:table-cell>
              <table:table-cell office:value-type="float" office:value="-10.5472822161005">
                <text:p>-10.5472822161005</text:p>
              </table:table-cell>
              <table:table-cell office:value-type="float" office:value="-33.123818047525">
                <text:p>-33.1238180475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">
                <text:p>8600</text:p>
              </table:table-cell>
              <table:table-cell office:value-type="float" office:value="-10.5424502109912">
                <text:p>-10.5424502109912</text:p>
              </table:table-cell>
              <table:table-cell office:value-type="float" office:value="-34.9849730999651">
                <text:p>-34.98497309996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">
                <text:p>8700</text:p>
              </table:table-cell>
              <table:table-cell office:value-type="float" office:value="-10.5410794836871">
                <text:p>-10.5410794836871</text:p>
              </table:table-cell>
              <table:table-cell office:value-type="float" office:value="-32.3085822326377">
                <text:p>-32.30858223263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">
                <text:p>8800</text:p>
              </table:table-cell>
              <table:table-cell office:value-type="float" office:value="-10.5257306256952">
                <text:p>-10.5257306256952</text:p>
              </table:table-cell>
              <table:table-cell office:value-type="float" office:value="-34.0943593977499">
                <text:p>-34.09435939774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">
                <text:p>8900</text:p>
              </table:table-cell>
              <table:table-cell office:value-type="float" office:value="-10.5234579159639">
                <text:p>-10.5234579159639</text:p>
              </table:table-cell>
              <table:table-cell office:value-type="float" office:value="-31.0016686807501">
                <text:p>-31.00166868075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">
                <text:p>9000</text:p>
              </table:table-cell>
              <table:table-cell office:value-type="float" office:value="-10.513169068534">
                <text:p>-10.513169068534</text:p>
              </table:table-cell>
              <table:table-cell office:value-type="float" office:value="-35.505964041695">
                <text:p>-35.5059640416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">
                <text:p>9100</text:p>
              </table:table-cell>
              <table:table-cell office:value-type="float" office:value="-10.4793301132371">
                <text:p>-10.4793301132371</text:p>
              </table:table-cell>
              <table:table-cell office:value-type="float" office:value="-36.4646362179876">
                <text:p>-36.46463621798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">
                <text:p>9200</text:p>
              </table:table-cell>
              <table:table-cell office:value-type="float" office:value="-10.4947024024934">
                <text:p>-10.4947024024934</text:p>
              </table:table-cell>
              <table:table-cell office:value-type="float" office:value="-34.9217988668201">
                <text:p>-34.92179886682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">
                <text:p>9300</text:p>
              </table:table-cell>
              <table:table-cell office:value-type="float" office:value="-10.5386591723995">
                <text:p>-10.5386591723995</text:p>
              </table:table-cell>
              <table:table-cell office:value-type="float" office:value="-34.7373059462999">
                <text:p>-34.7373059462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">
                <text:p>9400</text:p>
              </table:table-cell>
              <table:table-cell office:value-type="float" office:value="-10.5267089475973">
                <text:p>-10.5267089475973</text:p>
              </table:table-cell>
              <table:table-cell office:value-type="float" office:value="-34.5695340921825">
                <text:p>-34.56953409218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">
                <text:p>9500</text:p>
              </table:table-cell>
              <table:table-cell office:value-type="float" office:value="-10.5176685281318">
                <text:p>-10.5176685281318</text:p>
              </table:table-cell>
              <table:table-cell office:value-type="float" office:value="-35.7152748530822">
                <text:p>-35.71527485308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">
                <text:p>9600</text:p>
              </table:table-cell>
              <table:table-cell office:value-type="float" office:value="-10.5113983509352">
                <text:p>-10.5113983509352</text:p>
              </table:table-cell>
              <table:table-cell office:value-type="float" office:value="-32.1181759016525">
                <text:p>-32.11817590165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">
                <text:p>9700</text:p>
              </table:table-cell>
              <table:table-cell office:value-type="float" office:value="-10.5757944592167">
                <text:p>-10.5757944592167</text:p>
              </table:table-cell>
              <table:table-cell office:value-type="float" office:value="-32.9962278530601">
                <text:p>-32.99622785306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">
                <text:p>9800</text:p>
              </table:table-cell>
              <table:table-cell office:value-type="float" office:value="-10.4896487876601">
                <text:p>-10.4896487876601</text:p>
              </table:table-cell>
              <table:table-cell office:value-type="float" office:value="-34.2163711457378">
                <text:p>-34.21637114573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">
                <text:p>9900</text:p>
              </table:table-cell>
              <table:table-cell office:value-type="float" office:value="-10.6140929360869">
                <text:p>-10.6140929360869</text:p>
              </table:table-cell>
              <table:table-cell office:value-type="float" office:value="-32.2648454529375">
                <text:p>-32.26484545293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">
                <text:p>10000</text:p>
              </table:table-cell>
              <table:table-cell office:value-type="float" office:value="-10.6010195125151">
                <text:p>-10.6010195125151</text:p>
              </table:table-cell>
              <table:table-cell office:value-type="float" office:value="-35.3366914097826">
                <text:p>-35.33669140978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